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47.9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3.54mm"/>
    </style:style>
    <style:style style:name="co7" style:family="table-column">
      <style:table-column-properties fo:break-before="auto" style:column-width="61.77mm"/>
    </style:style>
    <style:style style:name="co8" style:family="table-column">
      <style:table-column-properties fo:break-before="auto" style:column-width="4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ound</text:p>
          </table:table-cell>
        </table:table-row>
        <table:table-row table:style-name="ro2">
          <table:table-cell office:value-type="float" office:value="1409899201950" calcext:value-type="float">
            <text:p>1409899201950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ricky11 <text:span text:style-name="T2">R1_Tricky4 R1_Tricky6</text:span></text:p>
          </table:table-cell>
          <table:table-cell office:value-type="string" calcext:value-type="string">
            <text:p>[sound:barrie_after.mp3]</text:p>
          </table:table-cell>
        </table:table-row>
        <table:table-row table:style-name="ro2">
          <table:table-cell office:value-type="float" office:value="1392931594508" calcext:value-type="float">
            <text:p>139293159450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1_List6 Tricky Tricky2 <text:span text:style-name="T2">R1_Tricky1</text:span></text:p>
          </table:table-cell>
          <table:table-cell office:value-type="string" calcext:value-type="string">
            <text:p>[sound:barrie_all.mp3]</text:p>
          </table:table-cell>
        </table:table-row>
        <table:table-row table:style-name="ro1">
          <table:table-cell office:value-type="float" office:value="1450582065261" calcext:value-type="float">
            <text:p>1450582065261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9899108008" calcext:value-type="float">
            <text:p>1409899108008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Tricky10 <text:span text:style-name="T2">R1_Tricky6</text:span></text:p>
          </table:table-cell>
          <table:table-cell office:value-type="string" calcext:value-type="string">
            <text:p>[sound:barrie_also.mp3]</text:p>
          </table:table-cell>
        </table:table-row>
        <table:table-row table:style-name="ro2">
          <table:table-cell office:value-type="float" office:value="1409899105606" calcext:value-type="float">
            <text:p>1409899105606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icky10 <text:span text:style-name="T2">R1_Tricky6 Tricky19</text:span></text:p>
          </table:table-cell>
          <table:table-cell office:value-type="string" calcext:value-type="string">
            <text:p>[sound:barrie_always.mp3]</text:p>
          </table:table-cell>
        </table:table-row>
        <table:table-row table:style-name="ro1">
          <table:table-cell office:value-type="float" office:value="1395348442803" calcext:value-type="float">
            <text:p>13953484428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1_List1 Week6</text:p>
          </table:table-cell>
          <table:table-cell office:value-type="string" calcext:value-type="string">
            <text:p>[sound:barrie_am.mp3]</text:p>
          </table:table-cell>
        </table:table-row>
        <table:table-row table:style-name="ro1">
          <table:table-cell office:value-type="float" office:value="1376645397536" calcext:value-type="float">
            <text:p>1376645397536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Group2 Group4 Tricky Week6</text:p>
          </table:table-cell>
          <table:table-cell office:value-type="string" calcext:value-type="string">
            <text:p>[sound:barrie_an.mp3]</text:p>
          </table:table-cell>
        </table:table-row>
        <table:table-row table:style-name="ro1">
          <table:table-cell office:value-type="float" office:value="1450581915671" calcext:value-type="float">
            <text:p>1450581915671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2">
          <table:table-cell office:value-type="float" office:value="1401579350281" calcext:value-type="float">
            <text:p>140157935028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ricky7 <text:span text:style-name="T2">R1_Tricky4</text:span></text:p>
          </table:table-cell>
          <table:table-cell office:value-type="string" calcext:value-type="string">
            <text:p>[sound:barrie_any.mp3]</text:p>
          </table:table-cell>
        </table:table-row>
        <table:table-row table:style-name="ro1">
          <table:table-cell office:value-type="float" office:value="1454494390966" calcext:value-type="float">
            <text:p>1454494390966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92930486681" calcext:value-type="float">
            <text:p>139293048668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R1_List6 Tricky Tricky2 <text:span text:style-name="T2">R1_Tricky1</text:span></text:p>
          </table:table-cell>
          <table:table-cell office:value-type="string" calcext:value-type="string">
            <text:p>[sound:barrie_are.mp3]</text:p>
          </table:table-cell>
        </table:table-row>
        <table:table-row table:style-name="ro1">
          <table:table-cell office:value-type="float" office:value="1422357508797" calcext:value-type="float">
            <text:p>142235750879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41907" calcext:value-type="float">
            <text:p>1450581841907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1">
          <table:table-cell office:value-type="float" office:value="1376099429800" calcext:value-type="float">
            <text:p>137609942980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roup1 Group3 R1_List6 Tricky</text:p>
          </table:table-cell>
          <table:table-cell office:value-type="string" calcext:value-type="string">
            <text:p>[sound:barrie_at.mp3]</text:p>
          </table:table-cell>
        </table:table-row>
        <table:table-row table:style-name="ro1">
          <table:table-cell office:value-type="float" office:value="1450582237964" calcext:value-type="float">
            <text:p>1450582237964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4494390970" calcext:value-type="float">
            <text:p>1454494390970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8" calcext:value-type="float">
            <text:p>1454494390958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69364" calcext:value-type="float">
            <text:p>145058186936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95348421476" calcext:value-type="float">
            <text:p>1395348421476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ag.mp3]</text:p>
          </table:table-cell>
        </table:table-row>
        <table:table-row table:style-name="ro1">
          <table:table-cell office:value-type="float" office:value="1400203872748" calcext:value-type="float">
            <text:p>1400203872748</text:p>
          </table:table-cell>
          <table:table-cell office:value-type="string" calcext:value-type="string">
            <text:p>bake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bake.mp3]</text:p>
          </table:table-cell>
        </table:table-row>
        <table:table-row table:style-name="ro1">
          <table:table-cell office:value-type="float" office:value="1395348376461" calcext:value-type="float">
            <text:p>139534837646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at.mp3]</text:p>
          </table:table-cell>
        </table:table-row>
        <table:table-row table:style-name="ro2">
          <table:table-cell office:value-type="float" office:value="1382832941839" calcext:value-type="float">
            <text:p>138283294183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1_List4 Tricky Tricky1 <text:span text:style-name="T2">R1_Tricky1</text:span></text:p>
          </table:table-cell>
          <table:table-cell office:value-type="string" calcext:value-type="string">
            <text:p>[sound:barrie_be.mp3]</text:p>
          </table:table-cell>
        </table:table-row>
        <table:table-row table:style-name="ro1">
          <table:table-cell office:value-type="float" office:value="1450581827045" calcext:value-type="float">
            <text:p>1450581827045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2">
          <table:table-cell office:value-type="float" office:value="1401579386278" calcext:value-type="float">
            <text:p>1401579386278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Tricky8 <text:span text:style-name="T2">R1_Tricky4</text:span></text:p>
          </table:table-cell>
          <table:table-cell office:value-type="string" calcext:value-type="string">
            <text:p>[sound:barrie_because.mp3]</text:p>
          </table:table-cell>
        </table:table-row>
        <table:table-row table:style-name="ro1">
          <table:table-cell office:value-type="float" office:value="1395348335328" calcext:value-type="float">
            <text:p>1395348335328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ed.mp3]</text:p>
          </table:table-cell>
        </table:table-row>
        <table:table-row table:style-name="ro2">
          <table:table-cell office:value-type="float" office:value="1401579367716" calcext:value-type="float">
            <text:p>1401579367716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Tricky7 <text:span text:style-name="T2">R1_Tricky4</text:span></text:p>
          </table:table-cell>
          <table:table-cell office:value-type="string" calcext:value-type="string">
            <text:p>[sound:barrie_before.mp3]</text:p>
          </table:table-cell>
        </table:table-row>
        <table:table-row table:style-name="ro1">
          <table:table-cell office:value-type="float" office:value="1422357577304" calcext:value-type="float">
            <text:p>1422357577304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6352773286" calcext:value-type="float">
            <text:p>1396352773286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bench.mp3]</text:p>
          </table:table-cell>
        </table:table-row>
        <table:table-row table:style-name="ro1">
          <table:table-cell office:value-type="float" office:value="1409899978569" calcext:value-type="float">
            <text:p>1409899978569</text:p>
          </table:table-cell>
          <table:table-cell office:value-type="string" calcext:value-type="string">
            <text:p>ben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bendy.mp3]</text:p>
          </table:table-cell>
        </table:table-row>
        <table:table-row table:style-name="ro1">
          <table:table-cell office:value-type="float" office:value="1450582121771" calcext:value-type="float">
            <text:p>145058212177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395348399736" calcext:value-type="float">
            <text:p>1395348399736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ig.mp3]</text:p>
          </table:table-cell>
        </table:table-row>
        <table:table-row table:style-name="ro1">
          <table:table-cell office:value-type="float" office:value="1409899973844" calcext:value-type="float">
            <text:p>1409899973844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bin.mp3]</text:p>
          </table:table-cell>
        </table:table-row>
        <table:table-row table:style-name="ro1">
          <table:table-cell office:value-type="float" office:value="1409899987177" calcext:value-type="float">
            <text:p>1409899987177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ird.mp3]</text:p>
          </table:table-cell>
        </table:table-row>
        <table:table-row table:style-name="ro1">
          <table:table-cell office:value-type="float" office:value="1395348352251" calcext:value-type="float">
            <text:p>1395348352251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bit.mp3]</text:p>
          </table:table-cell>
        </table:table-row>
        <table:table-row table:style-name="ro1">
          <table:table-cell office:value-type="float" office:value="1409900339437" calcext:value-type="float">
            <text:p>1409900339437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bite.mp3]</text:p>
          </table:table-cell>
        </table:table-row>
        <table:table-row table:style-name="ro1">
          <table:table-cell office:value-type="float" office:value="1450581985303" calcext:value-type="float">
            <text:p>145058198530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22357395246" calcext:value-type="float">
            <text:p>1422357395246</text:p>
          </table:table-cell>
          <table:table-cell office:value-type="string" calcext:value-type="string">
            <text:p>blot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0581946794" calcext:value-type="float">
            <text:p>1450581946794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09899947580" calcext:value-type="float">
            <text:p>1409899947580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boil.mp3]</text:p>
          </table:table-cell>
        </table:table-row>
        <table:table-row table:style-name="ro2">
          <table:table-cell office:value-type="float" office:value="1379822379103" calcext:value-type="float">
            <text:p>137982237910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roup6 Tricky Week15 <text:span text:style-name="T2">Tricky15</text:span></text:p>
          </table:table-cell>
          <table:table-cell office:value-type="string" calcext:value-type="string">
            <text:p>[sound:barrie_book.mp3]</text:p>
          </table:table-cell>
        </table:table-row>
        <table:table-row table:style-name="ro1">
          <table:table-cell office:value-type="float" office:value="1379822381497" calcext:value-type="float">
            <text:p>1379822381497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boot.mp3]</text:p>
          </table:table-cell>
        </table:table-row>
        <table:table-row table:style-name="ro1">
          <table:table-cell office:value-type="float" office:value="1379822368522" calcext:value-type="float">
            <text:p>1379822368522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box.mp3]</text:p>
          </table:table-cell>
        </table:table-row>
        <table:table-row table:style-name="ro1">
          <table:table-cell office:value-type="float" office:value="1409899264323" calcext:value-type="float">
            <text:p>1409899264323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ricky13 Week16</text:p>
          </table:table-cell>
          <table:table-cell office:value-type="string" calcext:value-type="string">
            <text:p>[sound:barrie_boy.mp3]</text:p>
          </table:table-cell>
        </table:table-row>
        <table:table-row table:style-name="ro1">
          <table:table-cell office:value-type="float" office:value="1398768839899" calcext:value-type="float">
            <text:p>1398768839899</text:p>
          </table:table-cell>
          <table:table-cell office:value-type="string" calcext:value-type="string">
            <text:p>bran</text:p>
          </table:table-cell>
          <table:table-cell office:value-type="string" calcext:value-type="string">
            <text:p>R1_List7 Week11</text:p>
          </table:table-cell>
          <table:table-cell office:value-type="string" calcext:value-type="string">
            <text:p>[sound:barrie_bran.mp3]</text:p>
          </table:table-cell>
        </table:table-row>
        <table:table-row table:style-name="ro1">
          <table:table-cell office:value-type="float" office:value="1409900350825" calcext:value-type="float">
            <text:p>1409900350825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bright.mp3]</text:p>
          </table:table-cell>
        </table:table-row>
        <table:table-row table:style-name="ro1">
          <table:table-cell office:value-type="float" office:value="1409899811732" calcext:value-type="float">
            <text:p>1409899811732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broom.mp3]</text:p>
          </table:table-cell>
        </table:table-row>
        <table:table-row table:style-name="ro1">
          <table:table-cell office:value-type="float" office:value="1454494390955" calcext:value-type="float">
            <text:p>1454494390955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68010" calcext:value-type="float">
            <text:p>14099003680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brown.mp3]</text:p>
          </table:table-cell>
        </table:table-row>
        <table:table-row table:style-name="ro1">
          <table:table-cell office:value-type="float" office:value="1395348466637" calcext:value-type="float">
            <text:p>1395348466637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bud.mp3]</text:p>
          </table:table-cell>
        </table:table-row>
        <table:table-row table:style-name="ro1">
          <table:table-cell office:value-type="float" office:value="1392930260669" calcext:value-type="float">
            <text:p>1392930260669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bun.mp3]</text:p>
          </table:table-cell>
        </table:table-row>
        <table:table-row table:style-name="ro1">
          <table:table-cell office:value-type="float" office:value="1396352781165" calcext:value-type="float">
            <text:p>1396352781165</text:p>
          </table:table-cell>
          <table:table-cell office:value-type="string" calcext:value-type="string">
            <text:p>bunc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bunch.mp3]</text:p>
          </table:table-cell>
        </table:table-row>
        <table:table-row table:style-name="ro1">
          <table:table-cell office:value-type="float" office:value="1409900310559" calcext:value-type="float">
            <text:p>1409900310559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urnt.mp3]</text:p>
          </table:table-cell>
        </table:table-row>
        <table:table-row table:style-name="ro1">
          <table:table-cell office:value-type="float" office:value="1409900009299" calcext:value-type="float">
            <text:p>1409900009299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burst.mp3]</text:p>
          </table:table-cell>
        </table:table-row>
        <table:table-row table:style-name="ro1">
          <table:table-cell office:value-type="float" office:value="1395348630828" calcext:value-type="float">
            <text:p>1395348630828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bus.mp3]</text:p>
          </table:table-cell>
        </table:table-row>
        <table:table-row table:style-name="ro1">
          <table:table-cell office:value-type="float" office:value="1422357475976" calcext:value-type="float">
            <text:p>1422357475976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603015" calcext:value-type="float">
            <text:p>1422357603015</text:p>
          </table:table-cell>
          <table:table-cell office:value-type="string" calcext:value-type="string">
            <text:p>buzz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2">
          <table:table-cell office:value-type="float" office:value="1395349372059" calcext:value-type="float">
            <text:p>1395349372059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cky3 <text:span text:style-name="T2">R1_Tricky3</text:span></text:p>
          </table:table-cell>
          <table:table-cell office:value-type="string" calcext:value-type="string">
            <text:p>[sound:barrie_by.mp3]</text:p>
          </table:table-cell>
        </table:table-row>
        <table:table-row table:style-name="ro1">
          <table:table-cell office:value-type="float" office:value="1450582196415" calcext:value-type="float">
            <text:p>1450582196415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409899238528" calcext:value-type="float">
            <text:p>1409899238528</text:p>
          </table:table-cell>
          <table:table-cell office:value-type="string" calcext:value-type="string">
            <text:p>called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called.mp3]</text:p>
          </table:table-cell>
        </table:table-row>
        <table:table-row table:style-name="ro1">
          <table:table-cell office:value-type="float" office:value="1400203833269" calcext:value-type="float">
            <text:p>140020383326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amp.mp3]</text:p>
          </table:table-cell>
        </table:table-row>
        <table:table-row table:style-name="ro1">
          <table:table-cell office:value-type="float" office:value="1392325602491" calcext:value-type="float">
            <text:p>139232560249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cap.mp3]</text:p>
          </table:table-cell>
        </table:table-row>
        <table:table-row table:style-name="ro1">
          <table:table-cell office:value-type="float" office:value="1422357514221" calcext:value-type="float">
            <text:p>1422357514221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80018724088" calcext:value-type="float">
            <text:p>1380018724088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cat.mp3]</text:p>
          </table:table-cell>
        </table:table-row>
        <table:table-row table:style-name="ro1">
          <table:table-cell office:value-type="float" office:value="1450582111410" calcext:value-type="float">
            <text:p>1450582111410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4494390999" calcext:value-type="float">
            <text:p>1454494390999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119095" calcext:value-type="float">
            <text:p>1450582119095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2115642" calcext:value-type="float">
            <text:p>1450582115642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22357404191" calcext:value-type="float">
            <text:p>1422357404191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00203868229" calcext:value-type="float">
            <text:p>1400203868229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hick.mp3]</text:p>
          </table:table-cell>
        </table:table-row>
        <table:table-row table:style-name="ro1">
          <table:table-cell office:value-type="float" office:value="1422357411336" calcext:value-type="float">
            <text:p>142235741133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4494391011" calcext:value-type="float">
            <text:p>145449439101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2" calcext:value-type="float">
            <text:p>1454494391012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599305" calcext:value-type="float">
            <text:p>1396352599305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chin.mp3]</text:p>
          </table:table-cell>
        </table:table-row>
        <table:table-row table:style-name="ro1">
          <table:table-cell office:value-type="float" office:value="1398768842222" calcext:value-type="float">
            <text:p>1398768842222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chip.mp3]</text:p>
          </table:table-cell>
        </table:table-row>
        <table:table-row table:style-name="ro1">
          <table:table-cell office:value-type="float" office:value="1422357397728" calcext:value-type="float">
            <text:p>1422357397728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50582002594" calcext:value-type="float">
            <text:p>1450582002594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0582079131" calcext:value-type="float">
            <text:p>145058207913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2107844" calcext:value-type="float">
            <text:p>1450582107844</text:p>
          </table:table-cell>
          <table:table-cell office:value-type="string" calcext:value-type="string">
            <text:p>circus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22357349693" calcext:value-type="float">
            <text:p>1422357349693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09900317919" calcext:value-type="float">
            <text:p>1409900317919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clever.mp3]</text:p>
          </table:table-cell>
        </table:table-row>
        <table:table-row table:style-name="ro1">
          <table:table-cell office:value-type="float" office:value="1422357559355" calcext:value-type="float">
            <text:p>1422357559355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981083" calcext:value-type="float">
            <text:p>1409899981083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clip.mp3]</text:p>
          </table:table-cell>
        </table:table-row>
        <table:table-row table:style-name="ro1">
          <table:table-cell office:value-type="float" office:value="1395348459914" calcext:value-type="float">
            <text:p>1395348459914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cod.mp3]</text:p>
          </table:table-cell>
        </table:table-row>
        <table:table-row table:style-name="ro1">
          <table:table-cell office:value-type="float" office:value="1409899935774" calcext:value-type="float">
            <text:p>1409899935774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coin.mp3]</text:p>
          </table:table-cell>
        </table:table-row>
        <table:table-row table:style-name="ro2">
          <table:table-cell office:value-type="float" office:value="1392931603565" calcext:value-type="float">
            <text:p>1392931603565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R1_List8 Tricky Tricky13 Tricky2 <text:span text:style-name="T2">R1_Tricky2</text:span></text:p>
          </table:table-cell>
          <table:table-cell office:value-type="string" calcext:value-type="string">
            <text:p>[sound:barrie_come.mp3]</text:p>
          </table:table-cell>
        </table:table-row>
        <table:table-row table:style-name="ro1">
          <table:table-cell office:value-type="float" office:value="1450581926715" calcext:value-type="float">
            <text:p>1450581926715</text:p>
          </table:table-cell>
          <table:table-cell office:value-type="string" calcext:value-type="string">
            <text:p>coming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50581884318" calcext:value-type="float">
            <text:p>145058188431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20" calcext:value-type="float">
            <text:p>1454494391020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314145" calcext:value-type="float">
            <text:p>1395348314145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cot.mp3]</text:p>
          </table:table-cell>
        </table:table-row>
        <table:table-row table:style-name="ro2">
          <table:table-cell office:value-type="float" office:value="1402570019293" calcext:value-type="float">
            <text:p>1402570019293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could.mp3]</text:p>
          </table:table-cell>
        </table:table-row>
        <table:table-row table:style-name="ro1">
          <table:table-cell office:value-type="float" office:value="1409900373310" calcext:value-type="float">
            <text:p>1409900373310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count.mp3]</text:p>
          </table:table-cell>
        </table:table-row>
        <table:table-row table:style-name="ro1">
          <table:table-cell office:value-type="float" office:value="1454494390961" calcext:value-type="float">
            <text:p>1454494390961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198976" calcext:value-type="float">
            <text:p>1409899198976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Tricky11 <text:span text:style-name="T2">R1_Tricky6</text:span></text:p>
          </table:table-cell>
          <table:table-cell office:value-type="string" calcext:value-type="string">
            <text:p>[sound:barrie_cover.mp3]</text:p>
          </table:table-cell>
        </table:table-row>
        <table:table-row table:style-name="ro1">
          <table:table-cell office:value-type="float" office:value="1422357555003" calcext:value-type="float">
            <text:p>1422357555003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825502" calcext:value-type="float">
            <text:p>1409899825502</text:p>
          </table:table-cell>
          <table:table-cell office:value-type="string" calcext:value-type="string">
            <text:p>cr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crook.mp3]</text:p>
          </table:table-cell>
        </table:table-row>
        <table:table-row table:style-name="ro1">
          <table:table-cell office:value-type="float" office:value="1422357605320" calcext:value-type="float">
            <text:p>142235760532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422357616418" calcext:value-type="float">
            <text:p>1422357616418</text:p>
          </table:table-cell>
          <table:table-cell office:value-type="string" calcext:value-type="string">
            <text:p>crossroad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409900369391" calcext:value-type="float">
            <text:p>1409900369391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crowd.mp3]</text:p>
          </table:table-cell>
        </table:table-row>
        <table:table-row table:style-name="ro1">
          <table:table-cell office:value-type="float" office:value="1400203867037" calcext:value-type="float">
            <text:p>1400203867037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rush.mp3]</text:p>
          </table:table-cell>
        </table:table-row>
        <table:table-row table:style-name="ro1">
          <table:table-cell office:value-type="float" office:value="1400203854119" calcext:value-type="float">
            <text:p>1400203854119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crust.mp3]</text:p>
          </table:table-cell>
        </table:table-row>
        <table:table-row table:style-name="ro2">
          <table:table-cell office:value-type="float" office:value="1409899789915" calcext:value-type="float">
            <text:p>1409899789915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cry.mp3]</text:p>
          </table:table-cell>
        </table:table-row>
        <table:table-row table:style-name="ro1">
          <table:table-cell office:value-type="float" office:value="1422357562406" calcext:value-type="float">
            <text:p>1422357562406</text:p>
          </table:table-cell>
          <table:table-cell office:value-type="string" calcext:value-type="string">
            <text:p>cu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50582005589" calcext:value-type="float">
            <text:p>1450582005589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80018736196" calcext:value-type="float">
            <text:p>1380018736196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Dad.mp3]</text:p>
          </table:table-cell>
        </table:table-row>
        <table:table-row table:style-name="ro1">
          <table:table-cell office:value-type="float" office:value="1450582158798" calcext:value-type="float">
            <text:p>14505821587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01579040824" calcext:value-type="float">
            <text:p>14015790408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date.mp3]</text:p>
          </table:table-cell>
        </table:table-row>
        <table:table-row table:style-name="ro1">
          <table:table-cell office:value-type="float" office:value="1401579052254" calcext:value-type="float">
            <text:p>140157905225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day.mp3]</text:p>
          </table:table-cell>
        </table:table-row>
        <table:table-row table:style-name="ro1">
          <table:table-cell office:value-type="float" office:value="1454494390974" calcext:value-type="float">
            <text:p>1454494390974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59548" calcext:value-type="float">
            <text:p>1400203859548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deck.mp3]</text:p>
          </table:table-cell>
        </table:table-row>
        <table:table-row table:style-name="ro1">
          <table:table-cell office:value-type="float" office:value="1377514320691" calcext:value-type="float">
            <text:p>1377514320691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Group3 Group5 Tricky Week2</text:p>
          </table:table-cell>
          <table:table-cell office:value-type="string" calcext:value-type="string">
            <text:p>[sound:barrie_did.mp3]</text:p>
          </table:table-cell>
        </table:table-row>
        <table:table-row table:style-name="ro1">
          <table:table-cell office:value-type="float" office:value="1409900344201" calcext:value-type="float">
            <text:p>140990034420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die.mp3]</text:p>
          </table:table-cell>
        </table:table-row>
        <table:table-row table:style-name="ro1">
          <table:table-cell office:value-type="float" office:value="1395348825677" calcext:value-type="float">
            <text:p>1395348825677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dig.mp3]</text:p>
          </table:table-cell>
        </table:table-row>
        <table:table-row table:style-name="ro1">
          <table:table-cell office:value-type="float" office:value="1395348571290" calcext:value-type="float">
            <text:p>1395348571290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din.mp3]</text:p>
          </table:table-cell>
        </table:table-row>
        <table:table-row table:style-name="ro1">
          <table:table-cell office:value-type="float" office:value="1450581990917" calcext:value-type="float">
            <text:p>1450581990917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09899782461" calcext:value-type="float">
            <text:p>1409899782461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Week14 Week22</text:p>
          </table:table-cell>
          <table:table-cell office:value-type="string" calcext:value-type="string">
            <text:p>[sound:barrie_dive.mp3]</text:p>
          </table:table-cell>
        </table:table-row>
        <table:table-row table:style-name="ro1">
          <table:table-cell office:value-type="float" office:value="1450581997504" calcext:value-type="float">
            <text:p>1450581997504</text:p>
          </table:table-cell>
          <table:table-cell office:value-type="string" calcext:value-type="string">
            <text:p>div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82832950749" calcext:value-type="float">
            <text:p>1382832950749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R1_List5 R1_Tricky1 Tricky Tricky1</text:p>
          </table:table-cell>
          <table:table-cell office:value-type="string" calcext:value-type="string">
            <text:p>[sound:barrie_do.mp3]</text:p>
          </table:table-cell>
        </table:table-row>
        <table:table-row table:style-name="ro2">
          <table:table-cell office:value-type="float" office:value="1402570007635" calcext:value-type="float">
            <text:p>1402570007635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does.mp3]</text:p>
          </table:table-cell>
        </table:table-row>
        <table:table-row table:style-name="ro1">
          <table:table-cell office:value-type="float" office:value="1380018730882" calcext:value-type="float">
            <text:p>1380018730882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1_List7 Tricky Week1</text:p>
          </table:table-cell>
          <table:table-cell office:value-type="string" calcext:value-type="string">
            <text:p>[sound:barrie_dog.mp3]</text:p>
          </table:table-cell>
        </table:table-row>
        <table:table-row table:style-name="ro1">
          <table:table-cell office:value-type="float" office:value="1422357579185" calcext:value-type="float">
            <text:p>1422357579185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50582063367" calcext:value-type="float">
            <text:p>1450582063367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2325647251" calcext:value-type="float">
            <text:p>1392325647251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dot.mp3]</text:p>
          </table:table-cell>
        </table:table-row>
        <table:table-row table:style-name="ro2">
          <table:table-cell office:value-type="float" office:value="1395349548466" calcext:value-type="float">
            <text:p>139534954846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ricky4 <text:span text:style-name="T2">R1_Tricky3</text:span></text:p>
          </table:table-cell>
          <table:table-cell office:value-type="string" calcext:value-type="string">
            <text:p>[sound:barrie_down.mp3]</text:p>
          </table:table-cell>
        </table:table-row>
        <table:table-row table:style-name="ro1">
          <table:table-cell office:value-type="float" office:value="1396352774430" calcext:value-type="float">
            <text:p>139635277443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drop.mp3]</text:p>
          </table:table-cell>
        </table:table-row>
        <table:table-row table:style-name="ro1">
          <table:table-cell office:value-type="float" office:value="1422357574954" calcext:value-type="float">
            <text:p>1422357574954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5348533088" calcext:value-type="float">
            <text:p>1395348533088</text:p>
          </table:table-cell>
          <table:table-cell office:value-type="string" calcext:value-type="string">
            <text:p>dug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dug.mp3]</text:p>
          </table:table-cell>
        </table:table-row>
        <table:table-row table:style-name="ro1">
          <table:table-cell office:value-type="float" office:value="1409899279370" calcext:value-type="float">
            <text:p>1409899279370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eat.mp3]</text:p>
          </table:table-cell>
        </table:table-row>
        <table:table-row table:style-name="ro2">
          <table:table-cell office:value-type="float" office:value="1409899111003" calcext:value-type="float">
            <text:p>1409899111003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Tricky11 <text:span text:style-name="T2">R1_Tricky6</text:span></text:p>
          </table:table-cell>
          <table:table-cell office:value-type="string" calcext:value-type="string">
            <text:p>[sound:barrie_eight.mp3]</text:p>
          </table:table-cell>
        </table:table-row>
        <table:table-row table:style-name="ro1">
          <table:table-cell office:value-type="float" office:value="1454494390984" calcext:value-type="float">
            <text:p>1454494390984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2" calcext:value-type="float">
            <text:p>1454494390992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071908" calcext:value-type="float">
            <text:p>1450582071908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54494390977" calcext:value-type="float">
            <text:p>1454494390977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144198" calcext:value-type="float">
            <text:p>1450582144198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4494391018" calcext:value-type="float">
            <text:p>1454494391018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8" calcext:value-type="float">
            <text:p>145449439099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0" calcext:value-type="float">
            <text:p>1454494391010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207152" calcext:value-type="float">
            <text:p>1409899207152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Tricky11 <text:span text:style-name="T2">R1_Tricky6 Tricky16</text:span></text:p>
          </table:table-cell>
          <table:table-cell office:value-type="string" calcext:value-type="string">
            <text:p>[sound:barrie_every.mp3]</text:p>
          </table:table-cell>
        </table:table-row>
        <table:table-row table:style-name="ro1">
          <table:table-cell office:value-type="float" office:value="1422357518101" calcext:value-type="float">
            <text:p>1422357518101</text:p>
          </table:table-cell>
          <table:table-cell office:value-type="string" calcext:value-type="string">
            <text:p>farmy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78813713570" calcext:value-type="float">
            <text:p>1378813713570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fat.mp3]</text:p>
          </table:table-cell>
        </table:table-row>
        <table:table-row table:style-name="ro1">
          <table:table-cell office:value-type="float" office:value="1409899229316" calcext:value-type="float">
            <text:p>1409899229316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father.mp3]</text:p>
          </table:table-cell>
        </table:table-row>
        <table:table-row table:style-name="ro1">
          <table:table-cell office:value-type="float" office:value="1454494390964" calcext:value-type="float">
            <text:p>145449439096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566185" calcext:value-type="float">
            <text:p>1395348566185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fed.mp3]</text:p>
          </table:table-cell>
        </table:table-row>
        <table:table-row table:style-name="ro1">
          <table:table-cell office:value-type="float" office:value="1378813868788" calcext:value-type="float">
            <text:p>1378813868788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eet.mp3]</text:p>
          </table:table-cell>
        </table:table-row>
        <table:table-row table:style-name="ro1">
          <table:table-cell office:value-type="float" office:value="1450582101840" calcext:value-type="float">
            <text:p>1450582101840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4494390981" calcext:value-type="float">
            <text:p>1454494390981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9" calcext:value-type="float">
            <text:p>1454494390989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42351" calcext:value-type="float">
            <text:p>1409900342351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fight.mp3]</text:p>
          </table:table-cell>
        </table:table-row>
        <table:table-row table:style-name="ro1">
          <table:table-cell office:value-type="float" office:value="1450581831771" calcext:value-type="float">
            <text:p>1450581831771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1">
          <table:table-cell office:value-type="float" office:value="1378813879568" calcext:value-type="float">
            <text:p>137881387956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ire.mp3]</text:p>
          </table:table-cell>
        </table:table-row>
        <table:table-row table:style-name="ro1">
          <table:table-cell office:value-type="float" office:value="1450581953897" calcext:value-type="float">
            <text:p>1450581953897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98768829424" calcext:value-type="float">
            <text:p>1398768829424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1_List1 Week11</text:p>
          </table:table-cell>
          <table:table-cell office:value-type="string" calcext:value-type="string">
            <text:p>[sound:barrie_fish.mp3]</text:p>
          </table:table-cell>
        </table:table-row>
        <table:table-row table:style-name="ro1">
          <table:table-cell office:value-type="float" office:value="1378813715892" calcext:value-type="float">
            <text:p>1378813715892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fit.mp3]</text:p>
          </table:table-cell>
        </table:table-row>
        <table:table-row table:style-name="ro2">
          <table:table-cell office:value-type="float" office:value="1409899300057" calcext:value-type="float">
            <text:p>1409899300057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Tricky14 Week14 <text:span text:style-name="T2">Tricky18 Week22</text:span></text:p>
          </table:table-cell>
          <table:table-cell office:value-type="string" calcext:value-type="string">
            <text:p>[sound:barrie_five.mp3]</text:p>
          </table:table-cell>
        </table:table-row>
        <table:table-row table:style-name="ro1">
          <table:table-cell office:value-type="float" office:value="1395348651462" calcext:value-type="float">
            <text:p>139534865146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fix.mp3]</text:p>
          </table:table-cell>
        </table:table-row>
        <table:table-row table:style-name="ro1">
          <table:table-cell office:value-type="float" office:value="1422357425889" calcext:value-type="float">
            <text:p>1422357425889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378813875174" calcext:value-type="float">
            <text:p>137881387517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float.mp3]</text:p>
          </table:table-cell>
        </table:table-row>
        <table:table-row table:style-name="ro2">
          <table:table-cell office:value-type="float" office:value="1409900346601" calcext:value-type="float">
            <text:p>140990034660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Week19 <text:span text:style-name="T2">Week28</text:span></text:p>
          </table:table-cell>
          <table:table-cell office:value-type="string" calcext:value-type="string">
            <text:p>[sound:barrie_fly.mp3]</text:p>
          </table:table-cell>
        </table:table-row>
        <table:table-row table:style-name="ro1">
          <table:table-cell office:value-type="float" office:value="1392325712658" calcext:value-type="float">
            <text:p>1392325712658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fog.mp3]</text:p>
          </table:table-cell>
        </table:table-row>
        <table:table-row table:style-name="ro1">
          <table:table-cell office:value-type="float" office:value="1454494390988" calcext:value-type="float">
            <text:p>1454494390988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2569962749" calcext:value-type="float">
            <text:p>140256996274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four.mp3]</text:p>
          </table:table-cell>
        </table:table-row>
        <table:table-row table:style-name="ro1">
          <table:table-cell office:value-type="float" office:value="1454494390980" calcext:value-type="float">
            <text:p>1454494390980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9822365945" calcext:value-type="float">
            <text:p>1379822365945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fox.mp3]</text:p>
          </table:table-cell>
        </table:table-row>
        <table:table-row table:style-name="ro1">
          <table:table-cell office:value-type="float" office:value="1454494391009" calcext:value-type="float">
            <text:p>1454494391009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48452" calcext:value-type="float">
            <text:p>1396352748452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fresh.mp3]</text:p>
          </table:table-cell>
        </table:table-row>
        <table:table-row table:style-name="ro1">
          <table:table-cell office:value-type="float" office:value="1422357537518" calcext:value-type="float">
            <text:p>142235753751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4494390962" calcext:value-type="float">
            <text:p>1454494390962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77835" calcext:value-type="float">
            <text:p>1396352777835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1_List10 Week10</text:p>
          </table:table-cell>
          <table:table-cell office:value-type="string" calcext:value-type="string">
            <text:p>[sound:barrie_from.mp3]</text:p>
          </table:table-cell>
        </table:table-row>
        <table:table-row table:style-name="ro1">
          <table:table-cell office:value-type="float" office:value="1409900377187" calcext:value-type="float">
            <text:p>1409900377187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frown.mp3]</text:p>
          </table:table-cell>
        </table:table-row>
        <table:table-row table:style-name="ro2">
          <table:table-cell office:value-type="float" office:value="1409899778873" calcext:value-type="float">
            <text:p>1409899778873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fry.mp3]</text:p>
          </table:table-cell>
        </table:table-row>
        <table:table-row table:style-name="ro1">
          <table:table-cell office:value-type="float" office:value="1392930267347" calcext:value-type="float">
            <text:p>1392930267347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fun.mp3]</text:p>
          </table:table-cell>
        </table:table-row>
        <table:table-row table:style-name="ro2">
          <table:table-cell office:value-type="float" office:value="1409899983226" calcext:value-type="float">
            <text:p>1409899983226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Week17 <text:span text:style-name="T2">Tricky15</text:span></text:p>
          </table:table-cell>
          <table:table-cell office:value-type="string" calcext:value-type="string">
            <text:p>[sound:barrie_funny.mp3]</text:p>
          </table:table-cell>
        </table:table-row>
        <table:table-row table:style-name="ro1">
          <table:table-cell office:value-type="float" office:value="1401579018016" calcext:value-type="float">
            <text:p>140157901801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game.mp3]</text:p>
          </table:table-cell>
        </table:table-row>
        <table:table-row table:style-name="ro1">
          <table:table-cell office:value-type="float" office:value="1395348476224" calcext:value-type="float">
            <text:p>1395348476224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gap.mp3]</text:p>
          </table:table-cell>
        </table:table-row>
        <table:table-row table:style-name="ro1">
          <table:table-cell office:value-type="float" office:value="1395348636743" calcext:value-type="float">
            <text:p>1395348636743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gas.mp3]</text:p>
          </table:table-cell>
        </table:table-row>
        <table:table-row table:style-name="ro1">
          <table:table-cell office:value-type="float" office:value="1450582131825" calcext:value-type="float">
            <text:p>1450582131825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22357342614" calcext:value-type="float">
            <text:p>142235734261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50582154632" calcext:value-type="float">
            <text:p>1450582154632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160347" calcext:value-type="float">
            <text:p>1450582160347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09900308742" calcext:value-type="float">
            <text:p>1409900308742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girl.mp3]</text:p>
          </table:table-cell>
        </table:table-row>
        <table:table-row table:style-name="ro2">
          <table:table-cell office:value-type="float" office:value="1395349377137" calcext:value-type="float">
            <text:p>1395349377137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Tricky3 <text:span text:style-name="T2">R1_Tricky3</text:span></text:p>
          </table:table-cell>
          <table:table-cell office:value-type="string" calcext:value-type="string">
            <text:p>[sound:barrie_give.mp3]</text:p>
          </table:table-cell>
        </table:table-row>
        <table:table-row table:style-name="ro1">
          <table:table-cell office:value-type="float" office:value="1422357452220" calcext:value-type="float">
            <text:p>1422357452220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2">
          <table:table-cell office:value-type="float" office:value="1395349345138" calcext:value-type="float">
            <text:p>1395349345138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Tricky3 Tricky5 <text:span text:style-name="T2">R1_Tricky2</text:span></text:p>
          </table:table-cell>
          <table:table-cell office:value-type="string" calcext:value-type="string">
            <text:p>[sound:barrie_go.mp3]</text:p>
          </table:table-cell>
        </table:table-row>
        <table:table-row table:style-name="ro2">
          <table:table-cell office:value-type="float" office:value="1402570003772" calcext:value-type="float">
            <text:p>140257000377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goes.mp3]</text:p>
          </table:table-cell>
        </table:table-row>
        <table:table-row table:style-name="ro1">
          <table:table-cell office:value-type="float" office:value="1396352779639" calcext:value-type="float">
            <text:p>1396352779639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golf.mp3]</text:p>
          </table:table-cell>
        </table:table-row>
        <table:table-row table:style-name="ro1">
          <table:table-cell office:value-type="float" office:value="1409899277892" calcext:value-type="float">
            <text:p>140989927789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ricky13 Week14</text:p>
          </table:table-cell>
          <table:table-cell office:value-type="string" calcext:value-type="string">
            <text:p>[sound:barrie_good.mp3]</text:p>
          </table:table-cell>
        </table:table-row>
        <table:table-row table:style-name="ro1">
          <table:table-cell office:value-type="float" office:value="1395348814836" calcext:value-type="float">
            <text:p>1395348814836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got.mp3]</text:p>
          </table:table-cell>
        </table:table-row>
        <table:table-row table:style-name="ro1">
          <table:table-cell office:value-type="float" office:value="1454494391001" calcext:value-type="float">
            <text:p>1454494391001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6" calcext:value-type="float">
            <text:p>1454494390956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57" calcext:value-type="float">
            <text:p>1454494390957</text:p>
          </table:table-cell>
          <table:table-cell office:value-type="string" calcext:value-type="string">
            <text:p>grandpa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2057636" calcext:value-type="float">
            <text:p>145058205763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2325695389" calcext:value-type="float">
            <text:p>1392325695389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gun.mp3]</text:p>
          </table:table-cell>
        </table:table-row>
        <table:table-row table:style-name="ro1">
          <table:table-cell office:value-type="float" office:value="1450582138622" calcext:value-type="float">
            <text:p>1450582138622</text:p>
          </table:table-cell>
          <table:table-cell office:value-type="string" calcext:value-type="string">
            <text:p>gyn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392325670939" calcext:value-type="float">
            <text:p>1392325670939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had.mp3]</text:p>
          </table:table-cell>
        </table:table-row>
        <table:table-row table:style-name="ro1">
          <table:table-cell office:value-type="float" office:value="1454494390975" calcext:value-type="float">
            <text:p>1454494390975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2325684441" calcext:value-type="float">
            <text:p>1392325684441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ham.mp3]</text:p>
          </table:table-cell>
        </table:table-row>
        <table:table-row table:style-name="ro1">
          <table:table-cell office:value-type="float" office:value="1422357511374" calcext:value-type="float">
            <text:p>142235751137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80018744525" calcext:value-type="float">
            <text:p>1380018744525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hat.mp3]</text:p>
          </table:table-cell>
        </table:table-row>
        <table:table-row table:style-name="ro2">
          <table:table-cell office:value-type="float" office:value="1395349374965" calcext:value-type="float">
            <text:p>139534937496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ricky3 <text:span text:style-name="T2">R1_Tricky3</text:span></text:p>
          </table:table-cell>
          <table:table-cell office:value-type="string" calcext:value-type="string">
            <text:p>[sound:barrie_have.mp3]</text:p>
          </table:table-cell>
        </table:table-row>
        <table:table-row table:style-name="ro1">
          <table:table-cell office:value-type="float" office:value="1450582204486" calcext:value-type="float">
            <text:p>1450582204486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2">
          <table:table-cell office:value-type="float" office:value="1379926092920" calcext:value-type="float">
            <text:p>137992609292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1_List2 Tricky Tricky1 <text:span text:style-name="T2">R1_Tricky1</text:span></text:p>
          </table:table-cell>
          <table:table-cell office:value-type="string" calcext:value-type="string">
            <text:p>[sound:barrie_he.mp3]</text:p>
          </table:table-cell>
        </table:table-row>
        <table:table-row table:style-name="ro1">
          <table:table-cell office:value-type="float" office:value="1450581887546" calcext:value-type="float">
            <text:p>1450581887546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76645369051" calcext:value-type="float">
            <text:p>1376645369051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Group2 Group4 Tricky</text:p>
          </table:table-cell>
          <table:table-cell office:value-type="string" calcext:value-type="string">
            <text:p>[sound:barrie_hen.mp3]</text:p>
          </table:table-cell>
        </table:table-row>
        <table:table-row table:style-name="ro2">
          <table:table-cell office:value-type="float" office:value="1392931609499" calcext:value-type="float">
            <text:p>1392931609499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R1_List9 Tricky Tricky14 Tricky2 Tricky4 <text:span text:style-name="T2">R1_Tricky2</text:span></text:p>
          </table:table-cell>
          <table:table-cell office:value-type="string" calcext:value-type="string">
            <text:p>[sound:barrie_here.mp3]</text:p>
          </table:table-cell>
        </table:table-row>
        <table:table-row table:style-name="ro1">
          <table:table-cell office:value-type="float" office:value="1392325687600" calcext:value-type="float">
            <text:p>1392325687600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hid.mp3]</text:p>
          </table:table-cell>
        </table:table-row>
        <table:table-row table:style-name="ro2">
          <table:table-cell office:value-type="float" office:value="1409899781039" calcext:value-type="float">
            <text:p>14098997810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high.mp3]</text:p>
          </table:table-cell>
        </table:table-row>
        <table:table-row table:style-name="ro1">
          <table:table-cell office:value-type="float" office:value="1380018742329" calcext:value-type="float">
            <text:p>1380018742329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him.mp3]</text:p>
          </table:table-cell>
        </table:table-row>
        <table:table-row table:style-name="ro1">
          <table:table-cell office:value-type="float" office:value="1409899235978" calcext:value-type="float">
            <text:p>1409899235978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his.mp3]</text:p>
          </table:table-cell>
        </table:table-row>
        <table:table-row table:style-name="ro1">
          <table:table-cell office:value-type="float" office:value="1409899801844" calcext:value-type="float">
            <text:p>1409899801844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hook.mp3]</text:p>
          </table:table-cell>
        </table:table-row>
        <table:table-row table:style-name="ro1">
          <table:table-cell office:value-type="float" office:value="1395348304533" calcext:value-type="float">
            <text:p>1395348304533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hop.mp3]</text:p>
          </table:table-cell>
        </table:table-row>
        <table:table-row table:style-name="ro1">
          <table:table-cell office:value-type="float" office:value="1378813872844" calcext:value-type="float">
            <text:p>1378813872844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horse.mp3]</text:p>
          </table:table-cell>
        </table:table-row>
        <table:table-row table:style-name="ro1">
          <table:table-cell office:value-type="float" office:value="1380018747794" calcext:value-type="float">
            <text:p>1380018747794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R1_List2 Tricky Week1</text:p>
          </table:table-cell>
          <table:table-cell office:value-type="string" calcext:value-type="string">
            <text:p>[sound:barrie_hot.mp3]</text:p>
          </table:table-cell>
        </table:table-row>
        <table:table-row table:style-name="ro1">
          <table:table-cell office:value-type="float" office:value="1409899232982" calcext:value-type="float">
            <text:p>140989923298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house.mp3]</text:p>
          </table:table-cell>
        </table:table-row>
        <table:table-row table:style-name="ro1">
          <table:table-cell office:value-type="float" office:value="1395348806621" calcext:value-type="float">
            <text:p>1395348806621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hug.mp3]</text:p>
          </table:table-cell>
        </table:table-row>
        <table:table-row table:style-name="ro1">
          <table:table-cell office:value-type="float" office:value="1392325692479" calcext:value-type="float">
            <text:p>139232569247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hum.mp3]</text:p>
          </table:table-cell>
        </table:table-row>
        <table:table-row table:style-name="ro1">
          <table:table-cell office:value-type="float" office:value="1454494390994" calcext:value-type="float">
            <text:p>1454494390994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6352745074" calcext:value-type="float">
            <text:p>1396352745074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hush.mp3]</text:p>
          </table:table-cell>
        </table:table-row>
        <table:table-row table:style-name="ro2">
          <table:table-cell office:value-type="float" office:value="1379926058711" calcext:value-type="float">
            <text:p>13799260587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1_List1 Tricky Tricky1 <text:span text:style-name="T2">R1_Tricky1</text:span></text:p>
          </table:table-cell>
          <table:table-cell office:value-type="string" calcext:value-type="string">
            <text:p>[sound:barrie_I.mp3]</text:p>
          </table:table-cell>
        </table:table-row>
        <table:table-row table:style-name="ro1">
          <table:table-cell office:value-type="float" office:value="1395348457845" calcext:value-type="float">
            <text:p>13953484578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R1_List2 Week6</text:p>
          </table:table-cell>
          <table:table-cell office:value-type="string" calcext:value-type="string">
            <text:p>[sound:barrie_if.mp3]</text:p>
          </table:table-cell>
        </table:table-row>
        <table:table-row table:style-name="ro1">
          <table:table-cell office:value-type="float" office:value="1409899982371" calcext:value-type="float">
            <text:p>1409899982371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ill.mp3]</text:p>
          </table:table-cell>
        </table:table-row>
        <table:table-row table:style-name="ro1">
          <table:table-cell office:value-type="float" office:value="1392930249179" calcext:value-type="float">
            <text:p>13929302491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1_List4 Tricky Week4</text:p>
          </table:table-cell>
          <table:table-cell office:value-type="string" calcext:value-type="string">
            <text:p>[sound:barrie_in.mp3]</text:p>
          </table:table-cell>
        </table:table-row>
        <table:table-row table:style-name="ro1">
          <table:table-cell office:value-type="float" office:value="1409899298190" calcext:value-type="float">
            <text:p>1409899298190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inside.mp3]</text:p>
          </table:table-cell>
        </table:table-row>
        <table:table-row table:style-name="ro1">
          <table:table-cell office:value-type="float" office:value="1376099431944" calcext:value-type="float">
            <text:p>137609943194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it.mp3]</text:p>
          </table:table-cell>
        </table:table-row>
        <table:table-row table:style-name="ro1">
          <table:table-cell office:value-type="float" office:value="1450581952301" calcext:value-type="float">
            <text:p>1450581952301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395348704118" calcext:value-type="float">
            <text:p>1395348704118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jam.mp3]</text:p>
          </table:table-cell>
        </table:table-row>
        <table:table-row table:style-name="ro1">
          <table:table-cell office:value-type="float" office:value="1454494390963" calcext:value-type="float">
            <text:p>145449439096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2930073924" calcext:value-type="float">
            <text:p>1392930073924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job.mp3]</text:p>
          </table:table-cell>
        </table:table-row>
        <table:table-row table:style-name="ro1">
          <table:table-cell office:value-type="float" office:value="1409899945312" calcext:value-type="float">
            <text:p>1409899945312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joy.mp3]</text:p>
          </table:table-cell>
        </table:table-row>
        <table:table-row table:style-name="ro1">
          <table:table-cell office:value-type="float" office:value="1392930245310" calcext:value-type="float">
            <text:p>1392930245310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jug.mp3]</text:p>
          </table:table-cell>
        </table:table-row>
        <table:table-row table:style-name="ro1">
          <table:table-cell office:value-type="float" office:value="1454494390969" calcext:value-type="float">
            <text:p>1454494390969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68" calcext:value-type="float">
            <text:p>145449439096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71661" calcext:value-type="float">
            <text:p>1400203871661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kick.mp3]</text:p>
          </table:table-cell>
        </table:table-row>
        <table:table-row table:style-name="ro1">
          <table:table-cell office:value-type="float" office:value="1454494391002" calcext:value-type="float">
            <text:p>1454494391002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9822310238" calcext:value-type="float">
            <text:p>1379822310238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king.mp3]</text:p>
          </table:table-cell>
        </table:table-row>
        <table:table-row table:style-name="ro1">
          <table:table-cell office:value-type="float" office:value="1378813877446" calcext:value-type="float">
            <text:p>1378813877446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kite.mp3]</text:p>
          </table:table-cell>
        </table:table-row>
        <table:table-row table:style-name="ro1">
          <table:table-cell office:value-type="float" office:value="1450582106139" calcext:value-type="float">
            <text:p>1450582106139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01579048388" calcext:value-type="float">
            <text:p>1401579048388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lane.mp3]</text:p>
          </table:table-cell>
        </table:table-row>
        <table:table-row table:style-name="ro1">
          <table:table-cell office:value-type="float" office:value="1454494391019" calcext:value-type="float">
            <text:p>145449439101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8813719152" calcext:value-type="float">
            <text:p>1378813719152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Group4 Tricky</text:p>
          </table:table-cell>
          <table:table-cell office:value-type="string" calcext:value-type="string">
            <text:p>[sound:barrie_lap.mp3]</text:p>
          </table:table-cell>
        </table:table-row>
        <table:table-row table:style-name="ro1">
          <table:table-cell office:value-type="float" office:value="1450582008190" calcext:value-type="float">
            <text:p>1450582008190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392930262342" calcext:value-type="float">
            <text:p>1392930262342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R1_List4 Tricky Week4</text:p>
          </table:table-cell>
          <table:table-cell office:value-type="string" calcext:value-type="string">
            <text:p>[sound:barrie_leg.mp3]</text:p>
          </table:table-cell>
        </table:table-row>
        <table:table-row table:style-name="ro1">
          <table:table-cell office:value-type="float" office:value="1422357467684" calcext:value-type="float">
            <text:p>1422357467684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422357606671" calcext:value-type="float">
            <text:p>1422357606671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95348283658" calcext:value-type="float">
            <text:p>139534828365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let.mp3]</text:p>
          </table:table-cell>
        </table:table-row>
        <table:table-row table:style-name="ro1">
          <table:table-cell office:value-type="float" office:value="1454494391017" calcext:value-type="float">
            <text:p>1454494391017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5348345082" calcext:value-type="float">
            <text:p>1395348345082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lid.mp3]</text:p>
          </table:table-cell>
        </table:table-row>
        <table:table-row table:style-name="ro1">
          <table:table-cell office:value-type="float" office:value="1450582268628" calcext:value-type="float">
            <text:p>1450582268628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409899776879" calcext:value-type="float">
            <text:p>1409899776879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life.mp3]</text:p>
          </table:table-cell>
        </table:table-row>
        <table:table-row table:style-name="ro2">
          <table:table-cell office:value-type="float" office:value="1409900322816" calcext:value-type="float">
            <text:p>1409900322816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eek19 <text:span text:style-name="T2">Week28</text:span></text:p>
          </table:table-cell>
          <table:table-cell office:value-type="string" calcext:value-type="string">
            <text:p>[sound:barrie_light.mp3]</text:p>
          </table:table-cell>
        </table:table-row>
        <table:table-row table:style-name="ro2">
          <table:table-cell office:value-type="float" office:value="1395349373812" calcext:value-type="float">
            <text:p>139534937381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Tricky3 <text:span text:style-name="T2">R1_Tricky3 Week28</text:span></text:p>
          </table:table-cell>
          <table:table-cell office:value-type="string" calcext:value-type="string">
            <text:p>[sound:barrie_like.mp3]</text:p>
          </table:table-cell>
        </table:table-row>
        <table:table-row table:style-name="ro1">
          <table:table-cell office:value-type="float" office:value="1378813710621" calcext:value-type="float">
            <text:p>1378813710621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Group4 Tricky Week8</text:p>
          </table:table-cell>
          <table:table-cell office:value-type="string" calcext:value-type="string">
            <text:p>[sound:barrie_lip.mp3]</text:p>
          </table:table-cell>
        </table:table-row>
        <table:table-row table:style-name="ro1">
          <table:table-cell office:value-type="float" office:value="1454494391004" calcext:value-type="float">
            <text:p>1454494391004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95349546233" calcext:value-type="float">
            <text:p>1395349546233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Tricky4 <text:span text:style-name="T2">R1_Tricky3</text:span></text:p>
          </table:table-cell>
          <table:table-cell office:value-type="string" calcext:value-type="string">
            <text:p>[sound:barrie_little.mp3]</text:p>
          </table:table-cell>
        </table:table-row>
        <table:table-row table:style-name="ro2">
          <table:table-cell office:value-type="float" office:value="1395349375925" calcext:value-type="float">
            <text:p>1395349375925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Tricky3 <text:span text:style-name="T2">R1_Tricky3</text:span></text:p>
          </table:table-cell>
          <table:table-cell office:value-type="string" calcext:value-type="string">
            <text:p>[sound:barrie_live.mp3]</text:p>
          </table:table-cell>
        </table:table-row>
        <table:table-row table:style-name="ro1">
          <table:table-cell office:value-type="float" office:value="1395348670382" calcext:value-type="float">
            <text:p>1395348670382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log.mp3]</text:p>
          </table:table-cell>
        </table:table-row>
        <table:table-row table:style-name="ro1">
          <table:table-cell office:value-type="float" office:value="1379822363250" calcext:value-type="float">
            <text:p>137982236325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roup6 Tricky Week9</text:p>
          </table:table-cell>
          <table:table-cell office:value-type="string" calcext:value-type="string">
            <text:p>[sound:barrie_long.mp3]</text:p>
          </table:table-cell>
        </table:table-row>
        <table:table-row table:style-name="ro1">
          <table:table-cell office:value-type="float" office:value="1409899827403" calcext:value-type="float">
            <text:p>1409899827403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look.mp3]</text:p>
          </table:table-cell>
        </table:table-row>
        <table:table-row table:style-name="ro1">
          <table:table-cell office:value-type="float" office:value="1396352743414" calcext:value-type="float">
            <text:p>1396352743414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lost.mp3]</text:p>
          </table:table-cell>
        </table:table-row>
        <table:table-row table:style-name="ro2">
          <table:table-cell office:value-type="float" office:value="1395348837169" calcext:value-type="float">
            <text:p>1395348837169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Week8 <text:span text:style-name="T2">Tricky15</text:span></text:p>
          </table:table-cell>
          <table:table-cell office:value-type="string" calcext:value-type="string">
            <text:p>[sound:barrie_lot.mp3]</text:p>
          </table:table-cell>
        </table:table-row>
        <table:table-row table:style-name="ro1">
          <table:table-cell office:value-type="float" office:value="1409900376219" calcext:value-type="float">
            <text:p>1409900376219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loud.mp3]</text:p>
          </table:table-cell>
        </table:table-row>
        <table:table-row table:style-name="ro1">
          <table:table-cell office:value-type="float" office:value="1409899975434" calcext:value-type="float">
            <text:p>1409899975434</text:p>
          </table:table-cell>
          <table:table-cell office:value-type="string" calcext:value-type="string">
            <text:p>loudl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loudly.mp3]</text:p>
          </table:table-cell>
        </table:table-row>
        <table:table-row table:style-name="ro1">
          <table:table-cell office:value-type="float" office:value="1450582141482" calcext:value-type="float">
            <text:p>1450582141482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2">
          <table:table-cell office:value-type="float" office:value="1409899194294" calcext:value-type="float">
            <text:p>1409899194294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ricky11 <text:span text:style-name="T2">R1_Tricky6</text:span></text:p>
          </table:table-cell>
          <table:table-cell office:value-type="string" calcext:value-type="string">
            <text:p>[sound:barrie_love.mp3]</text:p>
          </table:table-cell>
        </table:table-row>
        <table:table-row table:style-name="ro1">
          <table:table-cell office:value-type="float" office:value="1422357401970" calcext:value-type="float">
            <text:p>1422357401970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422357459740" calcext:value-type="float">
            <text:p>1422357459740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2">
          <table:table-cell office:value-type="float" office:value="1402570009938" calcext:value-type="float">
            <text:p>1402570009938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made.mp3]</text:p>
          </table:table-cell>
        </table:table-row>
        <table:table-row table:style-name="ro1">
          <table:table-cell office:value-type="float" office:value="1450582148099" calcext:value-type="float">
            <text:p>145058214809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126905" calcext:value-type="float">
            <text:p>1450582126905</text:p>
          </table:table-cell>
          <table:table-cell office:value-type="string" calcext:value-type="string">
            <text:p>magnificent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450581918238" calcext:value-type="float">
            <text:p>1450581918238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9899244955" calcext:value-type="float">
            <text:p>140989924495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1_List8 Tricky13</text:p>
          </table:table-cell>
          <table:table-cell office:value-type="string" calcext:value-type="string">
            <text:p>[sound:barrie_man.mp3]</text:p>
          </table:table-cell>
        </table:table-row>
        <table:table-row table:style-name="ro2">
          <table:table-cell office:value-type="float" office:value="1401579363057" calcext:value-type="float">
            <text:p>140157936305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ricky7 <text:span text:style-name="T2">R1_Tricky4</text:span></text:p>
          </table:table-cell>
          <table:table-cell office:value-type="string" calcext:value-type="string">
            <text:p>[sound:barrie_many.mp3]</text:p>
          </table:table-cell>
        </table:table-row>
        <table:table-row table:style-name="ro1">
          <table:table-cell office:value-type="float" office:value="1454494390965" calcext:value-type="float">
            <text:p>1454494390965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7514303118" calcext:value-type="float">
            <text:p>1377514303118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Group3 Tricky Week2</text:p>
          </table:table-cell>
          <table:table-cell office:value-type="string" calcext:value-type="string">
            <text:p>[sound:barrie_mat.mp3]</text:p>
          </table:table-cell>
        </table:table-row>
        <table:table-row table:style-name="ro1">
          <table:table-cell office:value-type="float" office:value="1454494390967" calcext:value-type="float">
            <text:p>145449439096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379926097678" calcext:value-type="float">
            <text:p>13799260976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R1_List3 Tricky Tricky1 <text:span text:style-name="T2">R1_Tricky1</text:span></text:p>
          </table:table-cell>
          <table:table-cell office:value-type="string" calcext:value-type="string">
            <text:p>[sound:barrie_me.mp3]</text:p>
          </table:table-cell>
        </table:table-row>
        <table:table-row table:style-name="ro1">
          <table:table-cell office:value-type="float" office:value="1392930258315" calcext:value-type="float">
            <text:p>1392930258315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men.mp3]</text:p>
          </table:table-cell>
        </table:table-row>
        <table:table-row table:style-name="ro1">
          <table:table-cell office:value-type="float" office:value="1454494391000" calcext:value-type="float">
            <text:p>1454494391000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6" calcext:value-type="float">
            <text:p>1454494391016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03" calcext:value-type="float">
            <text:p>1454494391003</text:p>
          </table:table-cell>
          <table:table-cell office:value-type="string" calcext:value-type="string">
            <text:p>millilitr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6" calcext:value-type="float">
            <text:p>1454494390996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07" calcext:value-type="float">
            <text:p>1454494391007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607983" calcext:value-type="float">
            <text:p>1422357607983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95348559926" calcext:value-type="float">
            <text:p>1395348559926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mix.mp3]</text:p>
          </table:table-cell>
        </table:table-row>
        <table:table-row table:style-name="ro1">
          <table:table-cell office:value-type="float" office:value="1409899946397" calcext:value-type="float">
            <text:p>1409899946397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moist.mp3]</text:p>
          </table:table-cell>
        </table:table-row>
        <table:table-row table:style-name="ro1">
          <table:table-cell office:value-type="float" office:value="1422357526834" calcext:value-type="float">
            <text:p>142235752683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2">
          <table:table-cell office:value-type="float" office:value="1401579365912" calcext:value-type="float">
            <text:p>140157936591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ricky7 <text:span text:style-name="T2">R1_Tricky4</text:span></text:p>
          </table:table-cell>
          <table:table-cell office:value-type="string" calcext:value-type="string">
            <text:p>[sound:barrie_more.mp3]</text:p>
          </table:table-cell>
        </table:table-row>
        <table:table-row table:style-name="ro1">
          <table:table-cell office:value-type="float" office:value="1409899261228" calcext:value-type="float">
            <text:p>1409899261228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Tricky13</text:p>
          </table:table-cell>
          <table:table-cell office:value-type="string" calcext:value-type="string">
            <text:p>[sound:barrie_morning.mp3]</text:p>
          </table:table-cell>
        </table:table-row>
        <table:table-row table:style-name="ro1">
          <table:table-cell office:value-type="float" office:value="1409899209718" calcext:value-type="float">
            <text:p>1409899209718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mother.mp3]</text:p>
          </table:table-cell>
        </table:table-row>
        <table:table-row table:style-name="ro1">
          <table:table-cell office:value-type="float" office:value="1454494391015" calcext:value-type="float">
            <text:p>145449439101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52390" calcext:value-type="float">
            <text:p>1409900352390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mouth.mp3]</text:p>
          </table:table-cell>
        </table:table-row>
        <table:table-row table:style-name="ro1">
          <table:table-cell office:value-type="float" office:value="1422357406944" calcext:value-type="float">
            <text:p>1422357406944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R1_List2</text:p>
          </table:table-cell>
          <table:table-cell/>
        </table:table-row>
        <table:table-row table:style-name="ro1">
          <table:table-cell office:value-type="float" office:value="1395348326124" calcext:value-type="float">
            <text:p>1395348326124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mud.mp3]</text:p>
          </table:table-cell>
        </table:table-row>
        <table:table-row table:style-name="ro1">
          <table:table-cell office:value-type="float" office:value="1395348482167" calcext:value-type="float">
            <text:p>1395348482167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Week6</text:p>
          </table:table-cell>
          <table:table-cell office:value-type="string" calcext:value-type="string">
            <text:p>[sound:barrie_mug.mp3]</text:p>
          </table:table-cell>
        </table:table-row>
        <table:table-row table:style-name="ro2">
          <table:table-cell office:value-type="float" office:value="1395349368969" calcext:value-type="float">
            <text:p>1395349368969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Tricky3 Tricky5 <text:span text:style-name="T2">R1_Tricky2 Week28</text:span></text:p>
          </table:table-cell>
          <table:table-cell office:value-type="string" calcext:value-type="string">
            <text:p>[sound:barrie_my.mp3]</text:p>
          </table:table-cell>
        </table:table-row>
        <table:table-row table:style-name="ro1">
          <table:table-cell office:value-type="float" office:value="1450582194109" calcext:value-type="float">
            <text:p>14505821941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76645395886" calcext:value-type="float">
            <text:p>1376645395886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nap.mp3]</text:p>
          </table:table-cell>
        </table:table-row>
        <table:table-row table:style-name="ro1">
          <table:table-cell office:value-type="float" office:value="1450582073974" calcext:value-type="float">
            <text:p>1450582073974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6645391749" calcext:value-type="float">
            <text:p>1376645391749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Group2 Tricky Week8</text:p>
          </table:table-cell>
          <table:table-cell office:value-type="string" calcext:value-type="string">
            <text:p>[sound:barrie_net.mp3]</text:p>
          </table:table-cell>
        </table:table-row>
        <table:table-row table:style-name="ro1">
          <table:table-cell office:value-type="float" office:value="1454494390960" calcext:value-type="float">
            <text:p>1454494390960</text:p>
          </table:table-cell>
          <table:table-cell office:value-type="string" calcext:value-type="string">
            <text:p>niec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779793" calcext:value-type="float">
            <text:p>1409899779793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ek14 <text:span text:style-name="T2">Week22 Week28</text:span></text:p>
          </table:table-cell>
          <table:table-cell office:value-type="string" calcext:value-type="string">
            <text:p>[sound:barrie_night.mp3]</text:p>
          </table:table-cell>
        </table:table-row>
        <table:table-row table:style-name="ro1">
          <table:table-cell office:value-type="float" office:value="1454494390985" calcext:value-type="float">
            <text:p>145449439098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3" calcext:value-type="float">
            <text:p>1454494390993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6645379259" calcext:value-type="float">
            <text:p>1376645379259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nip.mp3]</text:p>
          </table:table-cell>
        </table:table-row>
        <table:table-row table:style-name="ro2">
          <table:table-cell office:value-type="float" office:value="1395349713320" calcext:value-type="float">
            <text:p>1395349713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cky3 Tricky5 <text:span text:style-name="T2">R1_Tricky2</text:span></text:p>
          </table:table-cell>
          <table:table-cell office:value-type="string" calcext:value-type="string">
            <text:p>[sound:barrie_no.mp3]</text:p>
          </table:table-cell>
        </table:table-row>
        <table:table-row table:style-name="ro1">
          <table:table-cell office:value-type="float" office:value="1392325703622" calcext:value-type="float">
            <text:p>1392325703622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not.mp3]</text:p>
          </table:table-cell>
        </table:table-row>
        <table:table-row table:style-name="ro1">
          <table:table-cell office:value-type="float" office:value="1454494390973" calcext:value-type="float">
            <text:p>145449439097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900374484" calcext:value-type="float">
            <text:p>1409900374484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now.mp3]</text:p>
          </table:table-cell>
        </table:table-row>
        <table:table-row table:style-name="ro1">
          <table:table-cell office:value-type="float" office:value="1395348668455" calcext:value-type="float">
            <text:p>1395348668455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nut.mp3]</text:p>
          </table:table-cell>
        </table:table-row>
        <table:table-row table:style-name="ro1">
          <table:table-cell office:value-type="float" office:value="1454494390972" calcext:value-type="float">
            <text:p>145449439097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9899109929" calcext:value-type="float">
            <text:p>1409899109929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icky10 <text:span text:style-name="T2">R1_Tricky6</text:span></text:p>
          </table:table-cell>
          <table:table-cell office:value-type="string" calcext:value-type="string">
            <text:p>[sound:barrie_of.mp3]</text:p>
          </table:table-cell>
        </table:table-row>
        <table:table-row table:style-name="ro1">
          <table:table-cell office:value-type="float" office:value="1422357557082" calcext:value-type="float">
            <text:p>142235755708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9899933551" calcext:value-type="float">
            <text:p>1409899933551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oil.mp3]</text:p>
          </table:table-cell>
        </table:table-row>
        <table:table-row table:style-name="ro1">
          <table:table-cell office:value-type="float" office:value="1450581858228" calcext:value-type="float">
            <text:p>145058185822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2">
          <table:table-cell office:value-type="float" office:value="1395349544267" calcext:value-type="float">
            <text:p>1395349544267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ricky4 <text:span text:style-name="T2">R1_Tricky3</text:span></text:p>
          </table:table-cell>
          <table:table-cell office:value-type="string" calcext:value-type="string">
            <text:p>[sound:barrie_old.mp3]</text:p>
          </table:table-cell>
        </table:table-row>
        <table:table-row table:style-name="ro1">
          <table:table-cell office:value-type="float" office:value="1392930252210" calcext:value-type="float">
            <text:p>139293025221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1_List5 Tricky Week4</text:p>
          </table:table-cell>
          <table:table-cell office:value-type="string" calcext:value-type="string">
            <text:p>[sound:barrie_on.mp3]</text:p>
          </table:table-cell>
        </table:table-row>
        <table:table-row table:style-name="ro2">
          <table:table-cell office:value-type="float" office:value="1409898982886" calcext:value-type="float">
            <text:p>1409898982886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Tricky10 <text:span text:style-name="T2">R1_Tricky6</text:span></text:p>
          </table:table-cell>
          <table:table-cell office:value-type="string" calcext:value-type="string">
            <text:p>[sound:barrie_once.mp3]</text:p>
          </table:table-cell>
        </table:table-row>
        <table:table-row table:style-name="ro2">
          <table:table-cell office:value-type="float" office:value="1395349371003" calcext:value-type="float">
            <text:p>139534937100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icky3 <text:span text:style-name="T2">R1_Tricky3</text:span></text:p>
          </table:table-cell>
          <table:table-cell office:value-type="string" calcext:value-type="string">
            <text:p>[sound:barrie_one.mp3]</text:p>
          </table:table-cell>
        </table:table-row>
        <table:table-row table:style-name="ro2">
          <table:table-cell office:value-type="float" office:value="1395349378951" calcext:value-type="float">
            <text:p>1395349378951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Tricky4 <text:span text:style-name="T2">R1_Tricky3</text:span></text:p>
          </table:table-cell>
          <table:table-cell office:value-type="string" calcext:value-type="string">
            <text:p>[sound:barrie_only.mp3]</text:p>
          </table:table-cell>
        </table:table-row>
        <table:table-row table:style-name="ro1">
          <table:table-cell office:value-type="float" office:value="1450582149986" calcext:value-type="float">
            <text:p>145058214998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50582067356" calcext:value-type="float">
            <text:p>1450582067356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1579371695" calcext:value-type="float">
            <text:p>140157937169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icky7 <text:span text:style-name="T2">R1_Tricky4</text:span></text:p>
          </table:table-cell>
          <table:table-cell office:value-type="string" calcext:value-type="string">
            <text:p>[sound:barrie_other.mp3]</text:p>
          </table:table-cell>
        </table:table-row>
        <table:table-row table:style-name="ro1">
          <table:table-cell office:value-type="float" office:value="1409900375438" calcext:value-type="float">
            <text:p>1409900375438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owl.mp3]</text:p>
          </table:table-cell>
        </table:table-row>
        <table:table-row table:style-name="ro1">
          <table:table-cell office:value-type="float" office:value="1395348432251" calcext:value-type="float">
            <text:p>1395348432251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R1_List10 Week6</text:p>
          </table:table-cell>
          <table:table-cell office:value-type="string" calcext:value-type="string">
            <text:p>[sound:barrie_ox.mp3]</text:p>
          </table:table-cell>
        </table:table-row>
        <table:table-row table:style-name="ro1">
          <table:table-cell office:value-type="float" office:value="1377514309904" calcext:value-type="float">
            <text:p>1377514309904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Group3 Tricky</text:p>
          </table:table-cell>
          <table:table-cell office:value-type="string" calcext:value-type="string">
            <text:p>[sound:barrie_pad.mp3]</text:p>
          </table:table-cell>
        </table:table-row>
        <table:table-row table:style-name="ro1">
          <table:table-cell office:value-type="float" office:value="1401579046958" calcext:value-type="float">
            <text:p>1401579046958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paid.mp3]</text:p>
          </table:table-cell>
        </table:table-row>
        <table:table-row table:style-name="ro1">
          <table:table-cell office:value-type="float" office:value="1401579041989" calcext:value-type="float">
            <text:p>1401579041989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Group4 Tricky Week13</text:p>
          </table:table-cell>
          <table:table-cell office:value-type="string" calcext:value-type="string">
            <text:p>[sound:barrie_pain.mp3]</text:p>
          </table:table-cell>
        </table:table-row>
        <table:table-row table:style-name="ro2">
          <table:table-cell office:value-type="float" office:value="1378813726702" calcext:value-type="float">
            <text:p>137881372670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Group4 Group6 Tricky <text:span text:style-name="T2">Week26</text:span></text:p>
          </table:table-cell>
          <table:table-cell office:value-type="string" calcext:value-type="string">
            <text:p>[sound:barrie_paint.mp3]</text:p>
          </table:table-cell>
        </table:table-row>
        <table:table-row table:style-name="ro1">
          <table:table-cell office:value-type="float" office:value="1376645403725" calcext:value-type="float">
            <text:p>1376645403725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pant.mp3]</text:p>
          </table:table-cell>
        </table:table-row>
        <table:table-row table:style-name="ro1">
          <table:table-cell office:value-type="float" office:value="1376099408362" calcext:value-type="float">
            <text:p>1376099408362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at.mp3]</text:p>
          </table:table-cell>
        </table:table-row>
        <table:table-row table:style-name="ro1">
          <table:table-cell office:value-type="float" office:value="1450582235186" calcext:value-type="float">
            <text:p>1450582235186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392930269666" calcext:value-type="float">
            <text:p>1392930269666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peg.mp3]</text:p>
          </table:table-cell>
        </table:table-row>
        <table:table-row table:style-name="ro1">
          <table:table-cell office:value-type="float" office:value="1450582103768" calcext:value-type="float">
            <text:p>1450582103768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Week24</text:p>
          </table:table-cell>
          <table:table-cell/>
        </table:table-row>
        <table:table-row table:style-name="ro1">
          <table:table-cell office:value-type="float" office:value="1376645394253" calcext:value-type="float">
            <text:p>1376645394253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Group2 Group4 Tricky Week2</text:p>
          </table:table-cell>
          <table:table-cell office:value-type="string" calcext:value-type="string">
            <text:p>[sound:barrie_pet.mp3]</text:p>
          </table:table-cell>
        </table:table-row>
        <table:table-row table:style-name="ro1">
          <table:table-cell office:value-type="float" office:value="145058204400" calcext:value-type="float">
            <text:p>145058204400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2">
          <table:table-cell office:value-type="float" office:value="1409899768665" calcext:value-type="float">
            <text:p>1409899768665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Week14 <text:span text:style-name="T2">Week22 Week28</text:span></text:p>
          </table:table-cell>
          <table:table-cell office:value-type="string" calcext:value-type="string">
            <text:p>[sound:barrie_pie.mp3]</text:p>
          </table:table-cell>
        </table:table-row>
        <table:table-row table:style-name="ro1">
          <table:table-cell office:value-type="float" office:value="1377514316867" calcext:value-type="float">
            <text:p>137751431686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Group3 Tricky Week3</text:p>
          </table:table-cell>
          <table:table-cell office:value-type="string" calcext:value-type="string">
            <text:p>[sound:barrie_pig.mp3]</text:p>
          </table:table-cell>
        </table:table-row>
        <table:table-row table:style-name="ro1">
          <table:table-cell office:value-type="float" office:value="1376645398981" calcext:value-type="float">
            <text:p>137664539898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pin.mp3]</text:p>
          </table:table-cell>
        </table:table-row>
        <table:table-row table:style-name="ro1">
          <table:table-cell office:value-type="float" office:value="1398768851529" calcext:value-type="float">
            <text:p>1398768851529</text:p>
          </table:table-cell>
          <table:table-cell office:value-type="string" calcext:value-type="string">
            <text:p>pinch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pinch.mp3]</text:p>
          </table:table-cell>
        </table:table-row>
        <table:table-row table:style-name="ro1">
          <table:table-cell office:value-type="float" office:value="1376099422764" calcext:value-type="float">
            <text:p>137609942276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ip.mp3]</text:p>
          </table:table-cell>
        </table:table-row>
        <table:table-row table:style-name="ro1">
          <table:table-cell office:value-type="float" office:value="1409900337744" calcext:value-type="float">
            <text:p>1409900337744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pipe.mp3]</text:p>
          </table:table-cell>
        </table:table-row>
        <table:table-row table:style-name="ro1">
          <table:table-cell office:value-type="float" office:value="1376099420656" calcext:value-type="float">
            <text:p>1376099420656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pit.mp3]</text:p>
          </table:table-cell>
        </table:table-row>
        <table:table-row table:style-name="ro1">
          <table:table-cell office:value-type="float" office:value="1450582188211" calcext:value-type="float">
            <text:p>1450582188211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41183" calcext:value-type="float">
            <text:p>1396352741183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R1_List5 Week9</text:p>
          </table:table-cell>
          <table:table-cell office:value-type="string" calcext:value-type="string">
            <text:p>[sound:barrie_plum.mp3]</text:p>
          </table:table-cell>
        </table:table-row>
        <table:table-row table:style-name="ro1">
          <table:table-cell office:value-type="float" office:value="1395348660415" calcext:value-type="float">
            <text:p>1395348660415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pod.mp3]</text:p>
          </table:table-cell>
        </table:table-row>
        <table:table-row table:style-name="ro1">
          <table:table-cell office:value-type="float" office:value="1409899948844" calcext:value-type="float">
            <text:p>140989994884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point.mp3]</text:p>
          </table:table-cell>
        </table:table-row>
        <table:table-row table:style-name="ro1">
          <table:table-cell office:value-type="float" office:value="1395348607561" calcext:value-type="float">
            <text:p>139534860756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Week7</text:p>
          </table:table-cell>
          <table:table-cell office:value-type="string" calcext:value-type="string">
            <text:p>[sound:barrie_pop.mp3]</text:p>
          </table:table-cell>
        </table:table-row>
        <table:table-row table:style-name="ro1">
          <table:table-cell office:value-type="float" office:value="1377514315477" calcext:value-type="float">
            <text:p>137751431547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roup3 Tricky</text:p>
          </table:table-cell>
          <table:table-cell office:value-type="string" calcext:value-type="string">
            <text:p>[sound:barrie_pot.mp3]</text:p>
          </table:table-cell>
        </table:table-row>
        <table:table-row table:style-name="ro1">
          <table:table-cell office:value-type="float" office:value="1450582264081" calcext:value-type="float">
            <text:p>1450582264081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401579394539" calcext:value-type="float">
            <text:p>14015793945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Tricky8 <text:span text:style-name="T2">R1_Tricky5</text:span></text:p>
          </table:table-cell>
          <table:table-cell office:value-type="string" calcext:value-type="string">
            <text:p>[sound:barrie_put.mp3]</text:p>
          </table:table-cell>
        </table:table-row>
        <table:table-row table:style-name="ro1">
          <table:table-cell office:value-type="float" office:value="1454494390976" calcext:value-type="float">
            <text:p>1454494390976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483963" calcext:value-type="float">
            <text:p>1422357483963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80235" calcext:value-type="float">
            <text:p>1422357480235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82168" calcext:value-type="float">
            <text:p>1422357482168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50581892082" calcext:value-type="float">
            <text:p>1450581892082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1579038392" calcext:value-type="float">
            <text:p>140157903839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Group4 Tricky Week13</text:p>
          </table:table-cell>
          <table:table-cell office:value-type="string" calcext:value-type="string">
            <text:p>[sound:barrie_rain.mp3]</text:p>
          </table:table-cell>
        </table:table-row>
        <table:table-row table:style-name="ro1">
          <table:table-cell office:value-type="float" office:value="1376645385733" calcext:value-type="float">
            <text:p>1376645385733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rat.mp3]</text:p>
          </table:table-cell>
        </table:table-row>
        <table:table-row table:style-name="ro2">
          <table:table-cell office:value-type="float" office:value="1450581867629" calcext:value-type="float">
            <text:p>145058186762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ricky16 <text:span text:style-name="T2">Week27</text:span></text:p>
          </table:table-cell>
          <table:table-cell/>
        </table:table-row>
        <table:table-row table:style-name="ro2">
          <table:table-cell office:value-type="float" office:value="1380018738088" calcext:value-type="float">
            <text:p>13800187380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1_List9 Tricky Week1 <text:span text:style-name="T2">Tricky19</text:span></text:p>
          </table:table-cell>
          <table:table-cell office:value-type="string" calcext:value-type="string">
            <text:p>[sound:barrie_red.mp3]</text:p>
          </table:table-cell>
        </table:table-row>
        <table:table-row table:style-name="ro1">
          <table:table-cell office:value-type="float" office:value="1450582273218" calcext:value-type="float">
            <text:p>1450582273218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409900345518" calcext:value-type="float">
            <text:p>1409900345518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ride.mp3]</text:p>
          </table:table-cell>
        </table:table-row>
        <table:table-row table:style-name="ro2">
          <table:table-cell office:value-type="float" office:value="1402570029917" calcext:value-type="float">
            <text:p>140257002991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right.mp3]</text:p>
          </table:table-cell>
        </table:table-row>
        <table:table-row table:style-name="ro1">
          <table:table-cell office:value-type="float" office:value="1379822359884" calcext:value-type="float">
            <text:p>137982235988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Group6 R1_List4 Tricky</text:p>
          </table:table-cell>
          <table:table-cell office:value-type="string" calcext:value-type="string">
            <text:p>[sound:barrie_ring.mp3]</text:p>
          </table:table-cell>
        </table:table-row>
        <table:table-row table:style-name="ro1">
          <table:table-cell office:value-type="float" office:value="1395348290349" calcext:value-type="float">
            <text:p>1395348290349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eek5</text:p>
          </table:table-cell>
          <table:table-cell office:value-type="string" calcext:value-type="string">
            <text:p>[sound:barrie_rod.mp3]</text:p>
          </table:table-cell>
        </table:table-row>
        <table:table-row table:style-name="ro1">
          <table:table-cell office:value-type="float" office:value="1392325657483" calcext:value-type="float">
            <text:p>139232565748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ricky Week2</text:p>
          </table:table-cell>
          <table:table-cell office:value-type="string" calcext:value-type="string">
            <text:p>[sound:barrie_rot.mp3]</text:p>
          </table:table-cell>
        </table:table-row>
        <table:table-row table:style-name="ro1">
          <table:table-cell office:value-type="float" office:value="1409900372045" calcext:value-type="float">
            <text:p>1409900372045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round.mp3]</text:p>
          </table:table-cell>
        </table:table-row>
        <table:table-row table:style-name="ro1">
          <table:table-cell office:value-type="float" office:value="1395348722860" calcext:value-type="float">
            <text:p>1395348722860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rug.mp3]</text:p>
          </table:table-cell>
        </table:table-row>
        <table:table-row table:style-name="ro1">
          <table:table-cell office:value-type="float" office:value="1422357596489" calcext:value-type="float">
            <text:p>14223575964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1_List10</text:p>
          </table:table-cell>
          <table:table-cell/>
        </table:table-row>
        <table:table-row table:style-name="ro1">
          <table:table-cell office:value-type="float" office:value="1377514318701" calcext:value-type="float">
            <text:p>1377514318701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Group3 R1_List3 Tricky Week1</text:p>
          </table:table-cell>
          <table:table-cell office:value-type="string" calcext:value-type="string">
            <text:p>[sound:barrie_sad.mp3]</text:p>
          </table:table-cell>
        </table:table-row>
        <table:table-row table:style-name="ro2">
          <table:table-cell office:value-type="float" office:value="1392931607847" calcext:value-type="float">
            <text:p>1392931607847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R1_List9 Tricky Tricky2 Tricky4 <text:span text:style-name="T2">R1_Tricky2</text:span></text:p>
          </table:table-cell>
          <table:table-cell office:value-type="string" calcext:value-type="string">
            <text:p>[sound:barrie_said.mp3]</text:p>
          </table:table-cell>
        </table:table-row>
        <table:table-row table:style-name="ro1">
          <table:table-cell office:value-type="float" office:value="1422357456221" calcext:value-type="float">
            <text:p>1422357456221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376099428344" calcext:value-type="float">
            <text:p>1376099428344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Group1 Tricky</text:p>
          </table:table-cell>
          <table:table-cell office:value-type="string" calcext:value-type="string">
            <text:p>[sound:barrie_sap.mp3]</text:p>
          </table:table-cell>
        </table:table-row>
        <table:table-row table:style-name="ro1">
          <table:table-cell office:value-type="float" office:value="1376099386675" calcext:value-type="float">
            <text:p>137609938667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Group1 Tricky Week2</text:p>
          </table:table-cell>
          <table:table-cell office:value-type="string" calcext:value-type="string">
            <text:p>[sound:barrie_sat.mp3]</text:p>
          </table:table-cell>
        </table:table-row>
        <table:table-row table:style-name="ro1">
          <table:table-cell office:value-type="float" office:value="1422357544403" calcext:value-type="float">
            <text:p>1422357544403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2">
          <table:table-cell office:value-type="float" office:value="1401579392228" calcext:value-type="float">
            <text:p>1401579392228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Tricky8 <text:span text:style-name="T2">R1_Tricky5</text:span></text:p>
          </table:table-cell>
          <table:table-cell office:value-type="string" calcext:value-type="string">
            <text:p>[sound:barrie_saw.mp3]</text:p>
          </table:table-cell>
        </table:table-row>
        <table:table-row table:style-name="ro1">
          <table:table-cell office:value-type="float" office:value="1450582069533" calcext:value-type="float">
            <text:p>1450582069533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22357512534" calcext:value-type="float">
            <text:p>1422357512534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60911" calcext:value-type="float">
            <text:p>1450581860911</text:p>
          </table:table-cell>
          <table:table-cell office:value-type="string" calcext:value-type="string">
            <text:p>scary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1">
          <table:table-cell office:value-type="float" office:value="1409899241175" calcext:value-type="float">
            <text:p>1409899241175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icky12</text:p>
          </table:table-cell>
          <table:table-cell office:value-type="string" calcext:value-type="string">
            <text:p>[sound:barrie_school.mp3]</text:p>
          </table:table-cell>
        </table:table-row>
        <table:table-row table:style-name="ro1">
          <table:table-cell office:value-type="float" office:value="1454494391008" calcext:value-type="float">
            <text:p>1454494391008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8768849049" calcext:value-type="float">
            <text:p>1398768849049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elf.mp3]</text:p>
          </table:table-cell>
        </table:table-row>
        <table:table-row table:style-name="ro1">
          <table:table-cell office:value-type="float" office:value="1454494390971" calcext:value-type="float">
            <text:p>145449439097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3" calcext:value-type="float">
            <text:p>1454494390983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1" calcext:value-type="float">
            <text:p>1454494390991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376658" calcext:value-type="float">
            <text:p>1422357376658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2">
          <table:table-cell office:value-type="float" office:value="1379926095165" calcext:value-type="float">
            <text:p>1379926095165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R1_List2 Tricky Tricky1 <text:span text:style-name="T2">R1_Tricky1</text:span></text:p>
          </table:table-cell>
          <table:table-cell office:value-type="string" calcext:value-type="string">
            <text:p>[sound:barrie_she.mp3]</text:p>
          </table:table-cell>
        </table:table-row>
        <table:table-row table:style-name="ro1">
          <table:table-cell office:value-type="float" office:value="1409900349269" calcext:value-type="float">
            <text:p>1409900349269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shine.mp3]</text:p>
          </table:table-cell>
        </table:table-row>
        <table:table-row table:style-name="ro1">
          <table:table-cell office:value-type="float" office:value="1398767285976" calcext:value-type="float">
            <text:p>1398767285976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hip.mp3]</text:p>
          </table:table-cell>
        </table:table-row>
        <table:table-row table:style-name="ro1">
          <table:table-cell office:value-type="float" office:value="1409900316674" calcext:value-type="float">
            <text:p>1409900316674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shirt.mp3]</text:p>
          </table:table-cell>
        </table:table-row>
        <table:table-row table:style-name="ro1">
          <table:table-cell office:value-type="float" office:value="1409899829195" calcext:value-type="float">
            <text:p>1409899829195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shook.mp3]</text:p>
          </table:table-cell>
        </table:table-row>
        <table:table-row table:style-name="ro1">
          <table:table-cell office:value-type="float" office:value="1398768845178" calcext:value-type="float">
            <text:p>1398768845178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R1_List1 Week11</text:p>
          </table:table-cell>
          <table:table-cell office:value-type="string" calcext:value-type="string">
            <text:p>[sound:barrie_shop.mp3]</text:p>
          </table:table-cell>
        </table:table-row>
        <table:table-row table:style-name="ro2">
          <table:table-cell office:value-type="float" office:value="1402570023338" calcext:value-type="float">
            <text:p>1402570023338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should.mp3]</text:p>
          </table:table-cell>
        </table:table-row>
        <table:table-row table:style-name="ro1">
          <table:table-cell office:value-type="float" office:value="1422357361115" calcext:value-type="float">
            <text:p>1422357361115</text:p>
          </table:table-cell>
          <table:table-cell office:value-type="string" calcext:value-type="string">
            <text:p>shut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09900347772" calcext:value-type="float">
            <text:p>1409900347772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Week19</text:p>
          </table:table-cell>
          <table:table-cell office:value-type="string" calcext:value-type="string">
            <text:p>[sound:barrie_shy.mp3]</text:p>
          </table:table-cell>
        </table:table-row>
        <table:table-row table:style-name="ro1">
          <table:table-cell office:value-type="float" office:value="1409900006656" calcext:value-type="float">
            <text:p>1409900006656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[sound:barrie_sister.mp3]</text:p>
          </table:table-cell>
        </table:table-row>
        <table:table-row table:style-name="ro1">
          <table:table-cell office:value-type="float" office:value="1376099417816" calcext:value-type="float">
            <text:p>1376099417816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Group1 Tricky Week17</text:p>
          </table:table-cell>
          <table:table-cell office:value-type="string" calcext:value-type="string">
            <text:p>[sound:barrie_sit.mp3]</text:p>
          </table:table-cell>
        </table:table-row>
        <table:table-row table:style-name="ro1">
          <table:table-cell office:value-type="float" office:value="1380018740210" calcext:value-type="float">
            <text:p>1380018740210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six.mp3]</text:p>
          </table:table-cell>
        </table:table-row>
        <table:table-row table:style-name="ro1">
          <table:table-cell office:value-type="float" office:value="1454494390982" calcext:value-type="float">
            <text:p>1454494390982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90" calcext:value-type="float">
            <text:p>1454494390990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0203864545" calcext:value-type="float">
            <text:p>1400203864545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kin.mp3]</text:p>
          </table:table-cell>
        </table:table-row>
        <table:table-row table:style-name="ro1">
          <table:table-cell office:value-type="float" office:value="1422357580449" calcext:value-type="float">
            <text:p>1422357580449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50582275341" calcext:value-type="float">
            <text:p>145058227534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422357507014" calcext:value-type="float">
            <text:p>1422357507014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396352754581" calcext:value-type="float">
            <text:p>1396352754581</text:p>
          </table:table-cell>
          <table:table-cell office:value-type="string" calcext:value-type="string">
            <text:p>smash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smash.mp3]</text:p>
          </table:table-cell>
        </table:table-row>
        <table:table-row table:style-name="ro1">
          <table:table-cell office:value-type="float" office:value="1450582201202" calcext:value-type="float">
            <text:p>1450582201202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450582189950" calcext:value-type="float">
            <text:p>1450582189950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46779" calcext:value-type="float">
            <text:p>1396352746779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nap.mp3]</text:p>
          </table:table-cell>
        </table:table-row>
        <table:table-row table:style-name="ro1">
          <table:table-cell office:value-type="float" office:value="1450582223836" calcext:value-type="float">
            <text:p>1450582223836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5349367271" calcext:value-type="float">
            <text:p>1395349367271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Tricky3 <text:span text:style-name="T2">R1_Tricky2</text:span></text:p>
          </table:table-cell>
          <table:table-cell office:value-type="string" calcext:value-type="string">
            <text:p>[sound:barrie_so.mp3]</text:p>
          </table:table-cell>
        </table:table-row>
        <table:table-row table:style-name="ro1">
          <table:table-cell office:value-type="float" office:value="1409899939999" calcext:value-type="float">
            <text:p>1409899939999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soil.mp3]</text:p>
          </table:table-cell>
        </table:table-row>
        <table:table-row table:style-name="ro2">
          <table:table-cell office:value-type="float" office:value="1392931605184" calcext:value-type="float">
            <text:p>1392931605184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R1_List8 Tricky Tricky2 Tricky4 <text:span text:style-name="T2">R1_Tricky2</text:span></text:p>
          </table:table-cell>
          <table:table-cell office:value-type="string" calcext:value-type="string">
            <text:p>[sound:barrie_some.mp3]</text:p>
          </table:table-cell>
        </table:table-row>
        <table:table-row table:style-name="ro1">
          <table:table-cell office:value-type="float" office:value="1450581937072" calcext:value-type="float">
            <text:p>1450581937072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09900378974" calcext:value-type="float">
            <text:p>1409900378974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Week20</text:p>
          </table:table-cell>
          <table:table-cell office:value-type="string" calcext:value-type="string">
            <text:p>[sound:barrie_south.mp3]</text:p>
          </table:table-cell>
        </table:table-row>
        <table:table-row table:style-name="ro1">
          <table:table-cell office:value-type="float" office:value="1450582206221" calcext:value-type="float">
            <text:p>14505822062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0582076145" calcext:value-type="float">
            <text:p>1450582076145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396352752583" calcext:value-type="float">
            <text:p>139635275258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plit.mp3]</text:p>
          </table:table-cell>
        </table:table-row>
        <table:table-row table:style-name="ro1">
          <table:table-cell office:value-type="float" office:value="1409899942756" calcext:value-type="float">
            <text:p>1409899942756</text:p>
          </table:table-cell>
          <table:table-cell office:value-type="string" calcext:value-type="string">
            <text:p>spoil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spoil.mp3]</text:p>
          </table:table-cell>
        </table:table-row>
        <table:table-row table:style-name="ro1">
          <table:table-cell office:value-type="float" office:value="1450582156543" calcext:value-type="float">
            <text:p>1450582156543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Week25</text:p>
          </table:table-cell>
          <table:table-cell/>
        </table:table-row>
        <table:table-row table:style-name="ro1">
          <table:table-cell office:value-type="float" office:value="1422357486104" calcext:value-type="float">
            <text:p>1422357486104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422357492903" calcext:value-type="float">
            <text:p>1422357492903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R1_List5</text:p>
          </table:table-cell>
          <table:table-cell/>
        </table:table-row>
        <table:table-row table:style-name="ro1">
          <table:table-cell office:value-type="float" office:value="1396352775481" calcext:value-type="float">
            <text:p>1396352775481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stamp.mp3]</text:p>
          </table:table-cell>
        </table:table-row>
        <table:table-row table:style-name="ro1">
          <table:table-cell office:value-type="float" office:value="1398768834482" calcext:value-type="float">
            <text:p>139876883448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stand.mp3]</text:p>
          </table:table-cell>
        </table:table-row>
        <table:table-row table:style-name="ro1">
          <table:table-cell office:value-type="float" office:value="1401579043370" calcext:value-type="float">
            <text:p>1401579043370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stay.mp3]</text:p>
          </table:table-cell>
        </table:table-row>
        <table:table-row table:style-name="ro1">
          <table:table-cell office:value-type="float" office:value="1400203869483" calcext:value-type="float">
            <text:p>1400203869483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tick.mp3]</text:p>
          </table:table-cell>
        </table:table-row>
        <table:table-row table:style-name="ro1">
          <table:table-cell office:value-type="float" office:value="1422357561130" calcext:value-type="float">
            <text:p>1422357561130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50581993228" calcext:value-type="float">
            <text:p>1450581993228</text:p>
          </table:table-cell>
          <table:table-cell office:value-type="string" calcext:value-type="string">
            <text:p>stir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09899821807" calcext:value-type="float">
            <text:p>1409899821807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stood.mp3]</text:p>
          </table:table-cell>
        </table:table-row>
        <table:table-row table:style-name="ro1">
          <table:table-cell office:value-type="float" office:value="1422357458041" calcext:value-type="float">
            <text:p>1422357458041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R1_List4</text:p>
          </table:table-cell>
          <table:table-cell/>
        </table:table-row>
        <table:table-row table:style-name="ro1">
          <table:table-cell office:value-type="float" office:value="1422357567737" calcext:value-type="float">
            <text:p>1422357567737</text:p>
          </table:table-cell>
          <table:table-cell office:value-type="string" calcext:value-type="string">
            <text:p>stuffing</text:p>
          </table:table-cell>
          <table:table-cell office:value-type="string" calcext:value-type="string">
            <text:p>R1_List8</text:p>
          </table:table-cell>
          <table:table-cell/>
        </table:table-row>
        <table:table-row table:style-name="ro1">
          <table:table-cell office:value-type="float" office:value="1400203862186" calcext:value-type="float">
            <text:p>1400203862186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Week12</text:p>
          </table:table-cell>
          <table:table-cell office:value-type="string" calcext:value-type="string">
            <text:p>[sound:barrie_suck.mp3]</text:p>
          </table:table-cell>
        </table:table-row>
        <table:table-row table:style-name="ro1">
          <table:table-cell office:value-type="float" office:value="1392325706868" calcext:value-type="float">
            <text:p>13923257068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sun.mp3]</text:p>
          </table:table-cell>
        </table:table-row>
        <table:table-row table:style-name="ro1">
          <table:table-cell office:value-type="float" office:value="1409899985731" calcext:value-type="float">
            <text:p>140989998573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sunny.mp3]</text:p>
          </table:table-cell>
        </table:table-row>
        <table:table-row table:style-name="ro1">
          <table:table-cell office:value-type="float" office:value="1378813876321" calcext:value-type="float">
            <text:p>1378813876321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swam.mp3]</text:p>
          </table:table-cell>
        </table:table-row>
        <table:table-row table:style-name="ro1">
          <table:table-cell office:value-type="float" office:value="1396352749921" calcext:value-type="float">
            <text:p>1396352749921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swum.mp3]</text:p>
          </table:table-cell>
        </table:table-row>
        <table:table-row table:style-name="ro1">
          <table:table-cell office:value-type="float" office:value="1450582197871" calcext:value-type="float">
            <text:p>1450582197871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76099425672" calcext:value-type="float">
            <text:p>1376099425672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Group1 Tricky Week2</text:p>
          </table:table-cell>
          <table:table-cell office:value-type="string" calcext:value-type="string">
            <text:p>[sound:barrie_tap.mp3]</text:p>
          </table:table-cell>
        </table:table-row>
        <table:table-row table:style-name="ro2">
          <table:table-cell office:value-type="float" office:value="1450581950505" calcext:value-type="float">
            <text:p>1450581950505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ricky19 <text:span text:style-name="T2">Week27</text:span></text:p>
          </table:table-cell>
          <table:table-cell/>
        </table:table-row>
        <table:table-row table:style-name="ro1">
          <table:table-cell office:value-type="float" office:value="1450581940316" calcext:value-type="float">
            <text:p>1450581940316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Tricky19</text:p>
          </table:table-cell>
          <table:table-cell/>
        </table:table-row>
        <table:table-row table:style-name="ro1">
          <table:table-cell office:value-type="float" office:value="1450582229613" calcext:value-type="float">
            <text:p>1450582229613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50582060708" calcext:value-type="float">
            <text:p>1450582060708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Week23</text:p>
          </table:table-cell>
          <table:table-cell/>
        </table:table-row>
        <table:table-row table:style-name="ro1">
          <table:table-cell office:value-type="float" office:value="1422357432527" calcext:value-type="float">
            <text:p>1422357432527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22357431227" calcext:value-type="float">
            <text:p>1422357431227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2">
          <table:table-cell office:value-type="float" office:value="1379926089817" calcext:value-type="float">
            <text:p>137992608981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1_List1 Tricky Tricky1 <text:span text:style-name="T2">R1_Tricky1</text:span></text:p>
          </table:table-cell>
          <table:table-cell office:value-type="string" calcext:value-type="string">
            <text:p>[sound:barrie_the.mp3]</text:p>
          </table:table-cell>
        </table:table-row>
        <table:table-row table:style-name="ro2">
          <table:table-cell office:value-type="float" office:value="1402570015060" calcext:value-type="float">
            <text:p>1402570015060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their.mp3]</text:p>
          </table:table-cell>
        </table:table-row>
        <table:table-row table:style-name="ro1">
          <table:table-cell office:value-type="float" office:value="1398768837023" calcext:value-type="float">
            <text:p>1398768837023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them.mp3]</text:p>
          </table:table-cell>
        </table:table-row>
        <table:table-row table:style-name="ro1">
          <table:table-cell office:value-type="float" office:value="1450582226524" calcext:value-type="float">
            <text:p>1450582226524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2931610883" calcext:value-type="float">
            <text:p>1392931610883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R1_List10 Tricky Tricky2 Tricky4 <text:span text:style-name="T2">R1_Tricky2</text:span></text:p>
          </table:table-cell>
          <table:table-cell office:value-type="string" calcext:value-type="string">
            <text:p>[sound:barrie_there.mp3]</text:p>
          </table:table-cell>
        </table:table-row>
        <table:table-row table:style-name="ro1">
          <table:table-cell office:value-type="float" office:value="1450582236470" calcext:value-type="float">
            <text:p>1450582236470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2">
          <table:table-cell office:value-type="float" office:value="1392931612414" calcext:value-type="float">
            <text:p>1392931612414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R1_List10 Tricky Tricky2 Tricky4 <text:span text:style-name="T2">R1_Tricky2</text:span></text:p>
          </table:table-cell>
          <table:table-cell office:value-type="string" calcext:value-type="string">
            <text:p>[sound:barrie_they.mp3]</text:p>
          </table:table-cell>
        </table:table-row>
        <table:table-row table:style-name="ro1">
          <table:table-cell office:value-type="float" office:value="1450582271355" calcext:value-type="float">
            <text:p>1450582271355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2">
          <table:table-cell office:value-type="float" office:value="1396352782881" calcext:value-type="float">
            <text:p>139635278288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eek10 <text:span text:style-name="T2">Tricky19</text:span></text:p>
          </table:table-cell>
          <table:table-cell office:value-type="string" calcext:value-type="string">
            <text:p>[sound:barrie_thing.mp3]</text:p>
          </table:table-cell>
        </table:table-row>
        <table:table-row table:style-name="ro1">
          <table:table-cell office:value-type="float" office:value="1450581879241" calcext:value-type="float">
            <text:p>145058187924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422357438714" calcext:value-type="float">
            <text:p>1422357438714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09900312159" calcext:value-type="float">
            <text:p>1409900312159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third.mp3]</text:p>
          </table:table-cell>
        </table:table-row>
        <table:table-row table:style-name="ro1">
          <table:table-cell office:value-type="float" office:value="1450581999686" calcext:value-type="float">
            <text:p>1450581999686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4494390979" calcext:value-type="float">
            <text:p>1454494390979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7" calcext:value-type="float">
            <text:p>1454494390987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22357427700" calcext:value-type="float">
            <text:p>1422357427700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54494390995" calcext:value-type="float">
            <text:p>1454494390995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98768846742" calcext:value-type="float">
            <text:p>1398768846742</text:p>
          </table:table-cell>
          <table:table-cell office:value-type="string" calcext:value-type="string">
            <text:p>thump</text:p>
          </table:table-cell>
          <table:table-cell office:value-type="string" calcext:value-type="string">
            <text:p>Week11</text:p>
          </table:table-cell>
          <table:table-cell office:value-type="string" calcext:value-type="string">
            <text:p>[sound:barrie_thump.mp3]</text:p>
          </table:table-cell>
        </table:table-row>
        <table:table-row table:style-name="ro1">
          <table:table-cell office:value-type="float" office:value="1422357534677" calcext:value-type="float">
            <text:p>142235753467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09899971779" calcext:value-type="float">
            <text:p>1409899971779</text:p>
          </table:table-cell>
          <table:table-cell office:value-type="string" calcext:value-type="string">
            <text:p>ti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tidy.mp3]</text:p>
          </table:table-cell>
        </table:table-row>
        <table:table-row table:style-name="ro2">
          <table:table-cell office:value-type="float" office:value="1409899792144" calcext:value-type="float">
            <text:p>1409899792144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tie.mp3]</text:p>
          </table:table-cell>
        </table:table-row>
        <table:table-row table:style-name="ro1">
          <table:table-cell office:value-type="float" office:value="1450582269762" calcext:value-type="float">
            <text:p>145058226976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28</text:p>
          </table:table-cell>
          <table:table-cell/>
        </table:table-row>
        <table:table-row table:style-name="ro1">
          <table:table-cell office:value-type="float" office:value="1376645400428" calcext:value-type="float">
            <text:p>1376645400428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Group2 Tricky</text:p>
          </table:table-cell>
          <table:table-cell office:value-type="string" calcext:value-type="string">
            <text:p>[sound:barrie_tin.mp3]</text:p>
          </table:table-cell>
        </table:table-row>
        <table:table-row table:style-name="ro1">
          <table:table-cell office:value-type="float" office:value="1395348777087" calcext:value-type="float">
            <text:p>1395348777087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Week8</text:p>
          </table:table-cell>
          <table:table-cell office:value-type="string" calcext:value-type="string">
            <text:p>[sound:barrie_tip.mp3]</text:p>
          </table:table-cell>
        </table:table-row>
        <table:table-row table:style-name="ro2">
          <table:table-cell office:value-type="float" office:value="1382832948241" calcext:value-type="float">
            <text:p>138283294824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1_List5 Tricky Tricky1 <text:span text:style-name="T2">R1_Tricky1</text:span></text:p>
          </table:table-cell>
          <table:table-cell office:value-type="string" calcext:value-type="string">
            <text:p>[sound:barrie_to.mp3]</text:p>
          </table:table-cell>
        </table:table-row>
        <table:table-row table:style-name="ro1">
          <table:table-cell office:value-type="float" office:value="1450581820441" calcext:value-type="float">
            <text:p>1450581820441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ricky15</text:p>
          </table:table-cell>
          <table:table-cell/>
        </table:table-row>
        <table:table-row table:style-name="ro1">
          <table:table-cell office:value-type="float" office:value="1450582233104" calcext:value-type="float">
            <text:p>1450582233104</text:p>
          </table:table-cell>
          <table:table-cell office:value-type="string" calcext:value-type="string">
            <text:p>toffee</text:p>
          </table:table-cell>
          <table:table-cell office:value-type="string" calcext:value-type="string">
            <text:p>Week27</text:p>
          </table:table-cell>
          <table:table-cell/>
        </table:table-row>
        <table:table-row table:style-name="ro1">
          <table:table-cell office:value-type="float" office:value="1409899259351" calcext:value-type="float">
            <text:p>1409899259351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ricky13</text:p>
          </table:table-cell>
          <table:table-cell office:value-type="string" calcext:value-type="string">
            <text:p>[sound:barrie_too.mp3]</text:p>
          </table:table-cell>
        </table:table-row>
        <table:table-row table:style-name="ro1">
          <table:table-cell office:value-type="float" office:value="1380018739111" calcext:value-type="float">
            <text:p>138001873911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ricky Week1</text:p>
          </table:table-cell>
          <table:table-cell office:value-type="string" calcext:value-type="string">
            <text:p>[sound:barrie_top.mp3]</text:p>
          </table:table-cell>
        </table:table-row>
        <table:table-row table:style-name="ro1">
          <table:table-cell office:value-type="float" office:value="1409899938000" calcext:value-type="float">
            <text:p>1409899938000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Week16</text:p>
          </table:table-cell>
          <table:table-cell office:value-type="string" calcext:value-type="string">
            <text:p>[sound:barrie_toy.mp3]</text:p>
          </table:table-cell>
        </table:table-row>
        <table:table-row table:style-name="ro2">
          <table:table-cell office:value-type="float" office:value="1401579050828" calcext:value-type="float">
            <text:p>140157905082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eek13 <text:span text:style-name="T2">Week26</text:span></text:p>
          </table:table-cell>
          <table:table-cell office:value-type="string" calcext:value-type="string">
            <text:p>[sound:barrie_train.mp3]</text:p>
          </table:table-cell>
        </table:table-row>
        <table:table-row table:style-name="ro1">
          <table:table-cell office:value-type="float" office:value="1396352738606" calcext:value-type="float">
            <text:p>1396352738606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Week9</text:p>
          </table:table-cell>
          <table:table-cell office:value-type="string" calcext:value-type="string">
            <text:p>[sound:barrie_trap.mp3]</text:p>
          </table:table-cell>
        </table:table-row>
        <table:table-row table:style-name="ro1">
          <table:table-cell office:value-type="float" office:value="1450582192802" calcext:value-type="float">
            <text:p>1450582192802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1">
          <table:table-cell office:value-type="float" office:value="1396352776571" calcext:value-type="float">
            <text:p>1396352776571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trust.mp3]</text:p>
          </table:table-cell>
        </table:table-row>
        <table:table-row table:style-name="ro1">
          <table:table-cell office:value-type="float" office:value="1422357528477" calcext:value-type="float">
            <text:p>142235752847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0581996014" calcext:value-type="float">
            <text:p>1450581996014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Week21</text:p>
          </table:table-cell>
          <table:table-cell/>
        </table:table-row>
        <table:table-row table:style-name="ro1">
          <table:table-cell office:value-type="float" office:value="1450581911381" calcext:value-type="float">
            <text:p>1450581911381</text:p>
          </table:table-cell>
          <table:table-cell office:value-type="string" calcext:value-type="string">
            <text:p>turned</text:p>
          </table:table-cell>
          <table:table-cell office:value-type="string" calcext:value-type="string">
            <text:p>Tricky18</text:p>
          </table:table-cell>
          <table:table-cell/>
        </table:table-row>
        <table:table-row table:style-name="ro1">
          <table:table-cell office:value-type="float" office:value="1409900313570" calcext:value-type="float">
            <text:p>1409900313570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turnip.mp3]</text:p>
          </table:table-cell>
        </table:table-row>
        <table:table-row table:style-name="ro1">
          <table:table-cell office:value-type="float" office:value="1454494390978" calcext:value-type="float">
            <text:p>1454494390978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0986" calcext:value-type="float">
            <text:p>1454494390986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2570033802" calcext:value-type="float">
            <text:p>140257003380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ricky9 <text:span text:style-name="T2">R1_Tricky5</text:span></text:p>
          </table:table-cell>
          <table:table-cell office:value-type="string" calcext:value-type="string">
            <text:p>[sound:barrie_two.mp3]</text:p>
          </table:table-cell>
        </table:table-row>
        <table:table-row table:style-name="ro1">
          <table:table-cell office:value-type="float" office:value="1454494390959" calcext:value-type="float">
            <text:p>1454494390959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377514321812" calcext:value-type="float">
            <text:p>137751432181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Group3 R1_List8 Tricky Week5</text:p>
          </table:table-cell>
          <table:table-cell office:value-type="string" calcext:value-type="string">
            <text:p>[sound:barrie_up.mp3]</text:p>
          </table:table-cell>
        </table:table-row>
        <table:table-row table:style-name="ro2">
          <table:table-cell office:value-type="float" office:value="1409899092203" calcext:value-type="float">
            <text:p>1409899092203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Tricky10 <text:span text:style-name="T2">R1_Tricky6</text:span></text:p>
          </table:table-cell>
          <table:table-cell office:value-type="string" calcext:value-type="string">
            <text:p>[sound:barrie_upon.mp3]</text:p>
          </table:table-cell>
        </table:table-row>
        <table:table-row table:style-name="ro1">
          <table:table-cell office:value-type="float" office:value="1422357414054" calcext:value-type="float">
            <text:p>142235741405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392930219212" calcext:value-type="float">
            <text:p>1392930219212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van.mp3]</text:p>
          </table:table-cell>
        </table:table-row>
        <table:table-row table:style-name="ro1">
          <table:table-cell office:value-type="float" office:value="1454494391006" calcext:value-type="float">
            <text:p>145449439100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65250" calcext:value-type="float">
            <text:p>1450581865250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Tricky16</text:p>
          </table:table-cell>
          <table:table-cell/>
        </table:table-row>
        <table:table-row table:style-name="ro2">
          <table:table-cell office:value-type="float" office:value="1401579389332" calcext:value-type="float">
            <text:p>1401579389332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ricky8 <text:span text:style-name="T2">R1_Tricky4</text:span></text:p>
          </table:table-cell>
          <table:table-cell office:value-type="string" calcext:value-type="string">
            <text:p>[sound:barrie_want.mp3]</text:p>
          </table:table-cell>
        </table:table-row>
        <table:table-row table:style-name="ro1">
          <table:table-cell office:value-type="float" office:value="1409899295485" calcext:value-type="float">
            <text:p>1409899295485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wanted.mp3]</text:p>
          </table:table-cell>
        </table:table-row>
        <table:table-row table:style-name="ro2">
          <table:table-cell office:value-type="float" office:value="1382832944192" calcext:value-type="float">
            <text:p>138283294419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1_List4 Tricky Tricky1 <text:span text:style-name="T2">R1_Tricky1</text:span></text:p>
          </table:table-cell>
          <table:table-cell office:value-type="string" calcext:value-type="string">
            <text:p>[sound:barrie_was.mp3]</text:p>
          </table:table-cell>
        </table:table-row>
        <table:table-row table:style-name="ro1">
          <table:table-cell office:value-type="float" office:value="1401579049689" calcext:value-type="float">
            <text:p>1401579049689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Week13</text:p>
          </table:table-cell>
          <table:table-cell office:value-type="string" calcext:value-type="string">
            <text:p>[sound:barrie_wave.mp3]</text:p>
          </table:table-cell>
        </table:table-row>
        <table:table-row table:style-name="ro2">
          <table:table-cell office:value-type="float" office:value="1382832913519" calcext:value-type="float">
            <text:p>1382832913519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1_List3 Tricky Tricky1 <text:span text:style-name="T2">R1_Tricky1</text:span></text:p>
          </table:table-cell>
          <table:table-cell office:value-type="string" calcext:value-type="string">
            <text:p>[sound:barrie_we.mp3]</text:p>
          </table:table-cell>
        </table:table-row>
        <table:table-row table:style-name="ro1">
          <table:table-cell office:value-type="float" office:value="1392325710157" calcext:value-type="float">
            <text:p>1392325710157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Tricky Week3</text:p>
          </table:table-cell>
          <table:table-cell office:value-type="string" calcext:value-type="string">
            <text:p>[sound:barrie_web.mp3]</text:p>
          </table:table-cell>
        </table:table-row>
        <table:table-row table:style-name="ro1">
          <table:table-cell office:value-type="float" office:value="1422357531829" calcext:value-type="float">
            <text:p>142235753182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R1_List7</text:p>
          </table:table-cell>
          <table:table-cell/>
        </table:table-row>
        <table:table-row table:style-name="ro1">
          <table:table-cell office:value-type="float" office:value="1454494391005" calcext:value-type="float">
            <text:p>1454494391005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2">
          <table:table-cell office:value-type="float" office:value="1401579373087" calcext:value-type="float">
            <text:p>1401579373087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Tricky8 <text:span text:style-name="T2">R1_Tricky4</text:span></text:p>
          </table:table-cell>
          <table:table-cell office:value-type="string" calcext:value-type="string">
            <text:p>[sound:barrie_were.mp3]</text:p>
          </table:table-cell>
        </table:table-row>
        <table:table-row table:style-name="ro1">
          <table:table-cell office:value-type="float" office:value="1378813874188" calcext:value-type="float">
            <text:p>137881387418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west.mp3]</text:p>
          </table:table-cell>
        </table:table-row>
        <table:table-row table:style-name="ro1">
          <table:table-cell office:value-type="float" office:value="1392930263755" calcext:value-type="float">
            <text:p>139293026375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ricky Week4</text:p>
          </table:table-cell>
          <table:table-cell office:value-type="string" calcext:value-type="string">
            <text:p>[sound:barrie_wet.mp3]</text:p>
          </table:table-cell>
        </table:table-row>
        <table:table-row table:style-name="ro1">
          <table:table-cell office:value-type="float" office:value="1450582162508" calcext:value-type="float">
            <text:p>1450582162508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Week26</text:p>
          </table:table-cell>
          <table:table-cell/>
        </table:table-row>
        <table:table-row table:style-name="ro2">
          <table:table-cell office:value-type="float" office:value="1395349549870" calcext:value-type="float">
            <text:p>1395349549870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ricky4 <text:span text:style-name="T2">R1_Tricky3</text:span></text:p>
          </table:table-cell>
          <table:table-cell office:value-type="string" calcext:value-type="string">
            <text:p>[sound:barrie_what.mp3]</text:p>
          </table:table-cell>
        </table:table-row>
        <table:table-row table:style-name="ro2">
          <table:table-cell office:value-type="float" office:value="1401579276964" calcext:value-type="float">
            <text:p>1401579276964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ricky6 <text:span text:style-name="T2">R1_Tricky3</text:span></text:p>
          </table:table-cell>
          <table:table-cell office:value-type="string" calcext:value-type="string">
            <text:p>[sound:barrie_when.mp3]</text:p>
          </table:table-cell>
        </table:table-row>
        <table:table-row table:style-name="ro2">
          <table:table-cell office:value-type="float" office:value="1401579344362" calcext:value-type="float">
            <text:p>1401579344362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ricky6 <text:span text:style-name="T2">R1_Tricky4</text:span></text:p>
          </table:table-cell>
          <table:table-cell office:value-type="string" calcext:value-type="string">
            <text:p>[sound:barrie_where.mp3]</text:p>
          </table:table-cell>
        </table:table-row>
        <table:table-row table:style-name="ro2">
          <table:table-cell office:value-type="float" office:value="1401579348933" calcext:value-type="float">
            <text:p>1401579348933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Tricky6 <text:span text:style-name="T2">R1_Tricky4</text:span></text:p>
          </table:table-cell>
          <table:table-cell office:value-type="string" calcext:value-type="string">
            <text:p>[sound:barrie_which.mp3]</text:p>
          </table:table-cell>
        </table:table-row>
        <table:table-row table:style-name="ro2">
          <table:table-cell office:value-type="float" office:value="1401579346979" calcext:value-type="float">
            <text:p>1401579346979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ricky6 <text:span text:style-name="T2">R1_Tricky4</text:span></text:p>
          </table:table-cell>
          <table:table-cell office:value-type="string" calcext:value-type="string">
            <text:p>[sound:barrie_who.mp3]</text:p>
          </table:table-cell>
        </table:table-row>
        <table:table-row table:style-name="ro2">
          <table:table-cell office:value-type="float" office:value="1401579341816" calcext:value-type="float">
            <text:p>1401579341816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Tricky6 <text:span text:style-name="T2">R1_Tricky4</text:span></text:p>
          </table:table-cell>
          <table:table-cell office:value-type="string" calcext:value-type="string">
            <text:p>[sound:barrie_why.mp3]</text:p>
          </table:table-cell>
        </table:table-row>
        <table:table-row table:style-name="ro2">
          <table:table-cell office:value-type="float" office:value="1409899783356" calcext:value-type="float">
            <text:p>1409899783356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Week14 <text:span text:style-name="T2">Week22</text:span></text:p>
          </table:table-cell>
          <table:table-cell office:value-type="string" calcext:value-type="string">
            <text:p>[sound:barrie_wife.mp3]</text:p>
          </table:table-cell>
        </table:table-row>
        <table:table-row table:style-name="ro1">
          <table:table-cell office:value-type="float" office:value="1422357576178" calcext:value-type="float">
            <text:p>1422357576178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392325697951" calcext:value-type="float">
            <text:p>139232569795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1_List9 Tricky Week3</text:p>
          </table:table-cell>
          <table:table-cell office:value-type="string" calcext:value-type="string">
            <text:p>[sound:barrie_win.mp3]</text:p>
          </table:table-cell>
        </table:table-row>
        <table:table-row table:style-name="ro1">
          <table:table-cell office:value-type="float" office:value="1378813870973" calcext:value-type="float">
            <text:p>137881387097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wind.mp3]</text:p>
          </table:table-cell>
        </table:table-row>
        <table:table-row table:style-name="ro1">
          <table:table-cell office:value-type="float" office:value="1422357589035" calcext:value-type="float">
            <text:p>1422357589035</text:p>
          </table:table-cell>
          <table:table-cell office:value-type="string" calcext:value-type="string">
            <text:p>windmill</text:p>
          </table:table-cell>
          <table:table-cell office:value-type="string" calcext:value-type="string">
            <text:p>R1_List9</text:p>
          </table:table-cell>
          <table:table-cell/>
        </table:table-row>
        <table:table-row table:style-name="ro1">
          <table:table-cell office:value-type="float" office:value="1409899964798" calcext:value-type="float">
            <text:p>1409899964798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Week17</text:p>
          </table:table-cell>
          <table:table-cell office:value-type="string" calcext:value-type="string">
            <text:p>[sound:barrie_windy.mp3]</text:p>
          </table:table-cell>
        </table:table-row>
        <table:table-row table:style-name="ro1">
          <table:table-cell office:value-type="float" office:value="1396352771950" calcext:value-type="float">
            <text:p>1396352771950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eek10</text:p>
          </table:table-cell>
          <table:table-cell office:value-type="string" calcext:value-type="string">
            <text:p>[sound:barrie_wing.mp3]</text:p>
          </table:table-cell>
        </table:table-row>
        <table:table-row table:style-name="ro1">
          <table:table-cell office:value-type="float" office:value="1409900305541" calcext:value-type="float">
            <text:p>140990030554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eek18</text:p>
          </table:table-cell>
          <table:table-cell office:value-type="string" calcext:value-type="string">
            <text:p>[sound:barrie_winter.mp3]</text:p>
          </table:table-cell>
        </table:table-row>
        <table:table-row table:style-name="ro1">
          <table:table-cell office:value-type="float" office:value="1422357363577" calcext:value-type="float">
            <text:p>1422357363577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R1_List1</text:p>
          </table:table-cell>
          <table:table-cell/>
        </table:table-row>
        <table:table-row table:style-name="ro1">
          <table:table-cell office:value-type="float" office:value="1422357429747" calcext:value-type="float">
            <text:p>1422357429747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1_List3</text:p>
          </table:table-cell>
          <table:table-cell/>
        </table:table-row>
        <table:table-row table:style-name="ro1">
          <table:table-cell office:value-type="float" office:value="1454494391013" calcext:value-type="float">
            <text:p>145449439101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4494391014" calcext:value-type="float">
            <text:p>1454494391014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9899302274" calcext:value-type="float">
            <text:p>140989930227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ricky14</text:p>
          </table:table-cell>
          <table:table-cell office:value-type="string" calcext:value-type="string">
            <text:p>[sound:barrie_won.mp3]</text:p>
          </table:table-cell>
        </table:table-row>
        <table:table-row table:style-name="ro1">
          <table:table-cell office:value-type="float" office:value="1409899818484" calcext:value-type="float">
            <text:p>140989981848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wood.mp3]</text:p>
          </table:table-cell>
        </table:table-row>
        <table:table-row table:style-name="ro1">
          <table:table-cell office:value-type="float" office:value="1409899823571" calcext:value-type="float">
            <text:p>1409899823571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Week15</text:p>
          </table:table-cell>
          <table:table-cell office:value-type="string" calcext:value-type="string">
            <text:p>[sound:barrie_wool.mp3]</text:p>
          </table:table-cell>
        </table:table-row>
        <table:table-row table:style-name="ro1">
          <table:table-cell office:value-type="float" office:value="1454494391021" calcext:value-type="float">
            <text:p>145449439102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02570025977" calcext:value-type="float">
            <text:p>1402570025977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R1_Tricky5 Tricky9</text:p>
          </table:table-cell>
          <table:table-cell office:value-type="string" calcext:value-type="string">
            <text:p>[sound:barrie_would.mp3]</text:p>
          </table:table-cell>
        </table:table-row>
        <table:table-row table:style-name="ro1">
          <table:table-cell office:value-type="float" office:value="1379822374544" calcext:value-type="float">
            <text:p>1379822374544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yell.mp3]</text:p>
          </table:table-cell>
        </table:table-row>
        <table:table-row table:style-name="ro1">
          <table:table-cell office:value-type="float" office:value="1422357504606" calcext:value-type="float">
            <text:p>14223575046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1_List6</text:p>
          </table:table-cell>
          <table:table-cell/>
        </table:table-row>
        <table:table-row table:style-name="ro1">
          <table:table-cell office:value-type="float" office:value="1450581881954" calcext:value-type="float">
            <text:p>1450581881954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ricky17</text:p>
          </table:table-cell>
          <table:table-cell/>
        </table:table-row>
        <table:table-row table:style-name="ro1">
          <table:table-cell office:value-type="float" office:value="1379822372286" calcext:value-type="float">
            <text:p>1379822372286</text:p>
          </table:table-cell>
          <table:table-cell office:value-type="string" calcext:value-type="string">
            <text:p>yo yo</text:p>
          </table:table-cell>
          <table:table-cell office:value-type="string" calcext:value-type="string">
            <text:p>Group6 Tricky</text:p>
          </table:table-cell>
          <table:table-cell office:value-type="string" calcext:value-type="string">
            <text:p>[sound:barrie_yo_yo.mp3]</text:p>
          </table:table-cell>
        </table:table-row>
        <table:table-row table:style-name="ro1">
          <table:table-cell office:value-type="float" office:value="1392931598328" calcext:value-type="float">
            <text:p>1392931598328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R1_List7 R1_Tricky2 Tricky Tricky2</text:p>
          </table:table-cell>
          <table:table-cell office:value-type="string" calcext:value-type="string">
            <text:p>[sound:barrie_you.mp3]</text:p>
          </table:table-cell>
        </table:table-row>
        <table:table-row table:style-name="ro1">
          <table:table-cell office:value-type="float" office:value="1392931601544" calcext:value-type="float">
            <text:p>1392931601544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R1_List7 R1_Tricky2 Tricky Tricky2</text:p>
          </table:table-cell>
          <table:table-cell office:value-type="string" calcext:value-type="string">
            <text:p>[sound:barrie_your.mp3]</text:p>
          </table:table-cell>
        </table:table-row>
        <table:table-row table:style-name="ro1">
          <table:table-cell office:value-type="float" office:value="1378813862227" calcext:value-type="float">
            <text:p>1378813862227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Group5 Tricky</text:p>
          </table:table-cell>
          <table:table-cell office:value-type="string" calcext:value-type="string">
            <text:p>[sound:barrie_zebra.mp3]</text:p>
          </table:table-cell>
        </table:table-row>
        <table:table-row table:style-name="ro1">
          <table:table-cell office:value-type="float" office:value="1454494390997" calcext:value-type="float">
            <text:p>145449439099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float" office:value="1450581889430" calcext:value-type="float">
            <text:p>1450581889430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Tricky17</text:p>
          </table:table-cell>
          <table:table-cell/>
        </table:table-row>
      </table:table>
      <table:table table:name="Y2_Group1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ag 1</text:p>
          </table:table-cell>
          <table:table-cell office:value-type="string" calcext:value-type="string">
            <text:p>Tag 2</text:p>
          </table:table-cell>
          <table:table-cell office:value-type="string" calcext:value-type="string">
            <text:p>Tag …</text:p>
          </table:table-cell>
        </table:table-row>
        <table:table-row table:style-name="ro1">
          <table:table-cell office:value-type="string" calcext:value-type="string">
            <text:p>shin</text:p>
          </table:table-cell>
          <table:table-cell table:formula="of:=COM.MICROSOFT.TEXTJOIN(&quot; &quot;;1;[.C2:.Z2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formula="of:=COM.MICROSOFT.TEXTJOIN(&quot; &quot;;1;[.C3:.Z3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table:formula="of:=COM.MICROSOFT.TEXTJOIN(&quot; &quot;;1;[.C4:.Z4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table:formula="of:=COM.MICROSOFT.TEXTJOIN(&quot; &quot;;1;[.C5:.Z5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 table:formula="of:=COM.MICROSOFT.TEXTJOIN(&quot; &quot;;1;[.C6:.Z6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umbs</text:p>
          </table:table-cell>
          <table:table-cell table:formula="of:=COM.MICROSOFT.TEXTJOIN(&quot; &quot;;1;[.C7:.Z7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mber</text:p>
          </table:table-cell>
          <table:table-cell table:formula="of:=COM.MICROSOFT.TEXTJOIN(&quot; &quot;;1;[.C8:.Z8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formula="of:=COM.MICROSOFT.TEXTJOIN(&quot; &quot;;1;[.C9:.Z9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table:formula="of:=COM.MICROSOFT.TEXTJOIN(&quot; &quot;;1;[.C10:.Z10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table:formula="of:=COM.MICROSOFT.TEXTJOIN(&quot; &quot;;1;[.C11:.Z11])" office:value-type="string" office:string-value="Silent_b Y2_List1 Y2_Group1" calcext:value-type="string">
            <text:p>Silent_b Y2_List1 Y2_Group1</text:p>
          </table:table-cell>
          <table:table-cell office:value-type="string" calcext:value-type="string">
            <text:p>Silent_b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table:formula="of:=COM.MICROSOFT.TEXTJOIN(&quot; &quot;;1;[.C12:.Z12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formula="of:=COM.MICROSOFT.TEXTJOIN(&quot; &quot;;1;[.C13:.Z13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formula="of:=COM.MICROSOFT.TEXTJOIN(&quot; &quot;;1;[.C14:.Z14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ist</text:p>
          </table:table-cell>
          <table:table-cell table:formula="of:=COM.MICROSOFT.TEXTJOIN(&quot; &quot;;1;[.C15:.Z15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eck</text:p>
          </table:table-cell>
          <table:table-cell table:formula="of:=COM.MICROSOFT.TEXTJOIN(&quot; &quot;;1;[.C16:.Z16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table:formula="of:=COM.MICROSOFT.TEXTJOIN(&quot; &quot;;1;[.C17:.Z17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table:formula="of:=COM.MICROSOFT.TEXTJOIN(&quot; &quot;;1;[.C18:.Z18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ordfish</text:p>
          </table:table-cell>
          <table:table-cell table:formula="of:=COM.MICROSOFT.TEXTJOIN(&quot; &quot;;1;[.C19:.Z19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table:formula="of:=COM.MICROSOFT.TEXTJOIN(&quot; &quot;;1;[.C20:.Z20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table:formula="of:=COM.MICROSOFT.TEXTJOIN(&quot; &quot;;1;[.C21:.Z21])" office:value-type="string" office:string-value="Silent_w Y2_List2 Y2_Group1" calcext:value-type="string">
            <text:p>Silent_w Y2_List2 Y2_Group1</text:p>
          </table:table-cell>
          <table:table-cell office:value-type="string" calcext:value-type="string">
            <text:p>Silent_w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table:formula="of:=COM.MICROSOFT.TEXTJOIN(&quot; &quot;;1;[.C22:.Z22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table:formula="of:=COM.MICROSOFT.TEXTJOIN(&quot; &quot;;1;[.C23:.Z23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ee</text:p>
          </table:table-cell>
          <table:table-cell table:formula="of:=COM.MICROSOFT.TEXTJOIN(&quot; &quot;;1;[.C24:.Z24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it</text:p>
          </table:table-cell>
          <table:table-cell table:formula="of:=COM.MICROSOFT.TEXTJOIN(&quot; &quot;;1;[.C25:.Z25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table:formula="of:=COM.MICROSOFT.TEXTJOIN(&quot; &quot;;1;[.C26:.Z26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formula="of:=COM.MICROSOFT.TEXTJOIN(&quot; &quot;;1;[.C27:.Z27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table:formula="of:=COM.MICROSOFT.TEXTJOIN(&quot; &quot;;1;[.C28:.Z28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enknife</text:p>
          </table:table-cell>
          <table:table-cell table:formula="of:=COM.MICROSOFT.TEXTJOIN(&quot; &quot;;1;[.C29:.Z29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ndma</text:p>
          </table:table-cell>
          <table:table-cell table:formula="of:=COM.MICROSOFT.TEXTJOIN(&quot; &quot;;1;[.C30:.Z30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ndpa</text:p>
          </table:table-cell>
          <table:table-cell table:formula="of:=COM.MICROSOFT.TEXTJOIN(&quot; &quot;;1;[.C31:.Z31])" office:value-type="string" office:string-value="Silent_k Y2_List3 Y2_Group1" calcext:value-type="string">
            <text:p>Silent_k Y2_List3 Y2_Group1</text:p>
          </table:table-cell>
          <table:table-cell office:value-type="string" calcext:value-type="string">
            <text:p>Silent_k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formula="of:=COM.MICROSOFT.TEXTJOIN(&quot; &quot;;1;[.C32:.Z32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formula="of:=COM.MICROSOFT.TEXTJOIN(&quot; &quot;;1;[.C33:.Z33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table:formula="of:=COM.MICROSOFT.TEXTJOIN(&quot; &quot;;1;[.C34:.Z34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formula="of:=COM.MICROSOFT.TEXTJOIN(&quot; &quot;;1;[.C35:.Z35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table:formula="of:=COM.MICROSOFT.TEXTJOIN(&quot; &quot;;1;[.C36:.Z36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stle</text:p>
          </table:table-cell>
          <table:table-cell table:formula="of:=COM.MICROSOFT.TEXTJOIN(&quot; &quot;;1;[.C37:.Z37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iskers</text:p>
          </table:table-cell>
          <table:table-cell table:formula="of:=COM.MICROSOFT.TEXTJOIN(&quot; &quot;;1;[.C38:.Z38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hatever</text:p>
          </table:table-cell>
          <table:table-cell table:formula="of:=COM.MICROSOFT.TEXTJOIN(&quot; &quot;;1;[.C39:.Z39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unt</text:p>
          </table:table-cell>
          <table:table-cell table:formula="of:=COM.MICROSOFT.TEXTJOIN(&quot; &quot;;1;[.C40:.Z40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ncle</text:p>
          </table:table-cell>
          <table:table-cell table:formula="of:=COM.MICROSOFT.TEXTJOIN(&quot; &quot;;1;[.C41:.Z41])" office:value-type="string" office:string-value="wh Y2_List4 Y2_Group1" calcext:value-type="string">
            <text:p>wh Y2_List4 Y2_Group1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table:formula="of:=COM.MICROSOFT.TEXTJOIN(&quot; &quot;;1;[.C42:.Z42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formula="of:=COM.MICROSOFT.TEXTJOIN(&quot; &quot;;1;[.C43:.Z43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COM.MICROSOFT.TEXTJOIN(&quot; &quot;;1;[.C44:.Z44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formula="of:=COM.MICROSOFT.TEXTJOIN(&quot; &quot;;1;[.C45:.Z45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table:formula="of:=COM.MICROSOFT.TEXTJOIN(&quot; &quot;;1;[.C46:.Z46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formula="of:=COM.MICROSOFT.TEXTJOIN(&quot; &quot;;1;[.C47:.Z47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table:formula="of:=COM.MICROSOFT.TEXTJOIN(&quot; &quot;;1;[.C48:.Z48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table:formula="of:=COM.MICROSOFT.TEXTJOIN(&quot; &quot;;1;[.C49:.Z49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phew</text:p>
          </table:table-cell>
          <table:table-cell table:formula="of:=COM.MICROSOFT.TEXTJOIN(&quot; &quot;;1;[.C50:.Z50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ece</text:p>
          </table:table-cell>
          <table:table-cell table:formula="of:=COM.MICROSOFT.TEXTJOIN(&quot; &quot;;1;[.C51:.Z51])" office:value-type="string" office:string-value="ph Y2_List5 Y2_Group1" calcext:value-type="string">
            <text:p>ph Y2_List5 Y2_Group1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table:formula="of:=COM.MICROSOFT.TEXTJOIN(&quot; &quot;;1;[.C52:.Z52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table:formula="of:=COM.MICROSOFT.TEXTJOIN(&quot; &quot;;1;[.C53:.Z53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formula="of:=COM.MICROSOFT.TEXTJOIN(&quot; &quot;;1;[.C54:.Z54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formula="of:=COM.MICROSOFT.TEXTJOIN(&quot; &quot;;1;[.C55:.Z55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table:formula="of:=COM.MICROSOFT.TEXTJOIN(&quot; &quot;;1;[.C56:.Z56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table:formula="of:=COM.MICROSOFT.TEXTJOIN(&quot; &quot;;1;[.C57:.Z57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table:formula="of:=COM.MICROSOFT.TEXTJOIN(&quot; &quot;;1;[.C58:.Z58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table:formula="of:=COM.MICROSOFT.TEXTJOIN(&quot; &quot;;1;[.C59:.Z59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table:formula="of:=COM.MICROSOFT.TEXTJOIN(&quot; &quot;;1;[.C60:.Z60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iend</text:p>
          </table:table-cell>
          <table:table-cell table:formula="of:=COM.MICROSOFT.TEXTJOIN(&quot; &quot;;1;[.C61:.Z61])" office:value-type="string" office:string-value="ea Y2_List6 Y2_Group1" calcext:value-type="string">
            <text:p>ea Y2_List6 Y2_Group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table:formula="of:=COM.MICROSOFT.TEXTJOIN(&quot; &quot;;1;[.C62:.Z62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table:formula="of:=COM.MICROSOFT.TEXTJOIN(&quot; &quot;;1;[.C63:.Z63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table:formula="of:=COM.MICROSOFT.TEXTJOIN(&quot; &quot;;1;[.C64:.Z64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table:formula="of:=COM.MICROSOFT.TEXTJOIN(&quot; &quot;;1;[.C65:.Z65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COM.MICROSOFT.TEXTJOIN(&quot; &quot;;1;[.C66:.Z66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ircle</text:p>
          </table:table-cell>
          <table:table-cell table:formula="of:=COM.MICROSOFT.TEXTJOIN(&quot; &quot;;1;[.C67:.Z67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table:formula="of:=COM.MICROSOFT.TEXTJOIN(&quot; &quot;;1;[.C68:.Z68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ylinder</text:p>
          </table:table-cell>
          <table:table-cell table:formula="of:=COM.MICROSOFT.TEXTJOIN(&quot; &quot;;1;[.C69:.Z69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table:formula="of:=COM.MICROSOFT.TEXTJOIN(&quot; &quot;;1;[.C70:.Z70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table:formula="of:=COM.MICROSOFT.TEXTJOIN(&quot; &quot;;1;[.C71:.Z71])" office:value-type="string" office:string-value="Soft_c Y2_List7 Y2_Group1" calcext:value-type="string">
            <text:p>Soft_c Y2_List7 Y2_Group1</text:p>
          </table:table-cell>
          <table:table-cell office:value-type="string" calcext:value-type="string">
            <text:p>Soft_c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table:formula="of:=COM.MICROSOFT.TEXTJOIN(&quot; &quot;;1;[.C72:.Z72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table:formula="of:=COM.MICROSOFT.TEXTJOIN(&quot; &quot;;1;[.C73:.Z73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table:formula="of:=COM.MICROSOFT.TEXTJOIN(&quot; &quot;;1;[.C74:.Z74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table:formula="of:=COM.MICROSOFT.TEXTJOIN(&quot; &quot;;1;[.C75:.Z75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table:formula="of:=COM.MICROSOFT.TEXTJOIN(&quot; &quot;;1;[.C76:.Z76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table:formula="of:=COM.MICROSOFT.TEXTJOIN(&quot; &quot;;1;[.C77:.Z77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COM.MICROSOFT.TEXTJOIN(&quot; &quot;;1;[.C78:.Z78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table:formula="of:=COM.MICROSOFT.TEXTJOIN(&quot; &quot;;1;[.C79:.Z79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table:formula="of:=COM.MICROSOFT.TEXTJOIN(&quot; &quot;;1;[.C80:.Z80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formula="of:=COM.MICROSOFT.TEXTJOIN(&quot; &quot;;1;[.C81:.Z81])" office:value-type="string" office:string-value="Soft_g Y2_List8 Y2_Group1" calcext:value-type="string">
            <text:p>Soft_g Y2_List8 Y2_Group1</text:p>
          </table:table-cell>
          <table:table-cell office:value-type="string" calcext:value-type="string">
            <text:p>Soft_g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table:formula="of:=COM.MICROSOFT.TEXTJOIN(&quot; &quot;;1;[.C82:.Z82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table:formula="of:=COM.MICROSOFT.TEXTJOIN(&quot; &quot;;1;[.C83:.Z83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formula="of:=COM.MICROSOFT.TEXTJOIN(&quot; &quot;;1;[.C84:.Z84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h</text:p>
          </table:table-cell>
          <table:table-cell table:formula="of:=COM.MICROSOFT.TEXTJOIN(&quot; &quot;;1;[.C85:.Z85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sp</text:p>
          </table:table-cell>
          <table:table-cell table:formula="of:=COM.MICROSOFT.TEXTJOIN(&quot; &quot;;1;[.C86:.Z86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n</text:p>
          </table:table-cell>
          <table:table-cell table:formula="of:=COM.MICROSOFT.TEXTJOIN(&quot; &quot;;1;[.C87:.Z87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table:formula="of:=COM.MICROSOFT.TEXTJOIN(&quot; &quot;;1;[.C88:.Z88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table:formula="of:=COM.MICROSOFT.TEXTJOIN(&quot; &quot;;1;[.C89:.Z89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COM.MICROSOFT.TEXTJOIN(&quot; &quot;;1;[.C90:.Z90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table:formula="of:=COM.MICROSOFT.TEXTJOIN(&quot; &quot;;1;[.C91:.Z91])" office:value-type="string" office:string-value="wa Y2_List9 Y2_Group1" calcext:value-type="string">
            <text:p>wa Y2_List9 Y2_Group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n</text:p>
          </table:table-cell>
          <table:table-cell table:formula="of:=COM.MICROSOFT.TEXTJOIN(&quot; &quot;;1;[.C92:.Z92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ck</text:p>
          </table:table-cell>
          <table:table-cell table:formula="of:=COM.MICROSOFT.TEXTJOIN(&quot; &quot;;1;[.C93:.Z93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table:formula="of:=COM.MICROSOFT.TEXTJOIN(&quot; &quot;;1;[.C94:.Z94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table:formula="of:=COM.MICROSOFT.TEXTJOIN(&quot; &quot;;1;[.C95:.Z95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table:formula="of:=COM.MICROSOFT.TEXTJOIN(&quot; &quot;;1;[.C96:.Z96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table:formula="of:=COM.MICROSOFT.TEXTJOIN(&quot; &quot;;1;[.C97:.Z97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table:formula="of:=COM.MICROSOFT.TEXTJOIN(&quot; &quot;;1;[.C98:.Z98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urish</text:p>
          </table:table-cell>
          <table:table-cell table:formula="of:=COM.MICROSOFT.TEXTJOIN(&quot; &quot;;1;[.C99:.Z99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table:formula="of:=COM.MICROSOFT.TEXTJOIN(&quot; &quot;;1;[.C100:.Z100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formula="of:=COM.MICROSOFT.TEXTJOIN(&quot; &quot;;1;[.C101:.Z101])" office:value-type="string" office:string-value="ou Y2_List10 Y2_Group1" calcext:value-type="string">
            <text:p>ou Y2_List10 Y2_Group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table:formula="of:=COM.MICROSOFT.TEXTJOIN(&quot; &quot;;1;[.C102:.Z102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COM.MICROSOFT.TEXTJOIN(&quot; &quot;;1;[.C103:.Z103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formula="of:=COM.MICROSOFT.TEXTJOIN(&quot; &quot;;1;[.C104:.Z104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table:formula="of:=COM.MICROSOFT.TEXTJOIN(&quot; &quot;;1;[.C105:.Z105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table:formula="of:=COM.MICROSOFT.TEXTJOIN(&quot; &quot;;1;[.C106:.Z106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ir</text:p>
          </table:table-cell>
          <table:table-cell table:formula="of:=COM.MICROSOFT.TEXTJOIN(&quot; &quot;;1;[.C107:.Z107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formula="of:=COM.MICROSOFT.TEXTJOIN(&quot; &quot;;1;[.C108:.Z108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irbrush</text:p>
          </table:table-cell>
          <table:table-cell table:formula="of:=COM.MICROSOFT.TEXTJOIN(&quot; &quot;;1;[.C109:.Z109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formula="of:=COM.MICROSOFT.TEXTJOIN(&quot; &quot;;1;[.C110:.Z110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table:formula="of:=COM.MICROSOFT.TEXTJOIN(&quot; &quot;;1;[.C111:.Z111])" office:value-type="string" office:string-value="air Y2_List11 Y2_Group1" calcext:value-type="string">
            <text:p>air Y2_List11 Y2_Group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table:formula="of:=COM.MICROSOFT.TEXTJOIN(&quot; &quot;;1;[.C112:.Z112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table:formula="of:=COM.MICROSOFT.TEXTJOIN(&quot; &quot;;1;[.C113:.Z113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table:formula="of:=COM.MICROSOFT.TEXTJOIN(&quot; &quot;;1;[.C114:.Z114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oir</text:p>
          </table:table-cell>
          <table:table-cell table:formula="of:=COM.MICROSOFT.TEXTJOIN(&quot; &quot;;1;[.C115:.Z115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table:formula="of:=COM.MICROSOFT.TEXTJOIN(&quot; &quot;;1;[.C116:.Z116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table:formula="of:=COM.MICROSOFT.TEXTJOIN(&quot; &quot;;1;[.C117:.Z117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table:formula="of:=COM.MICROSOFT.TEXTJOIN(&quot; &quot;;1;[.C118:.Z118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formula="of:=COM.MICROSOFT.TEXTJOIN(&quot; &quot;;1;[.C119:.Z119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formula="of:=COM.MICROSOFT.TEXTJOIN(&quot; &quot;;1;[.C120:.Z120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table:formula="of:=COM.MICROSOFT.TEXTJOIN(&quot; &quot;;1;[.C121:.Z121])" office:value-type="string" office:string-value="ch Y2_List12 Y2_Group1" calcext:value-type="string">
            <text:p>ch Y2_List12 Y2_Group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table:formula="of:=COM.MICROSOFT.TEXTJOIN(&quot; &quot;;1;[.C122:.Z122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table:formula="of:=COM.MICROSOFT.TEXTJOIN(&quot; &quot;;1;[.C123:.Z123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table:formula="of:=COM.MICROSOFT.TEXTJOIN(&quot; &quot;;1;[.C124:.Z124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table:formula="of:=COM.MICROSOFT.TEXTJOIN(&quot; &quot;;1;[.C125:.Z125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formula="of:=COM.MICROSOFT.TEXTJOIN(&quot; &quot;;1;[.C126:.Z126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formula="of:=COM.MICROSOFT.TEXTJOIN(&quot; &quot;;1;[.C127:.Z127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table:formula="of:=COM.MICROSOFT.TEXTJOIN(&quot; &quot;;1;[.C128:.Z128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ainstorm</text:p>
          </table:table-cell>
          <table:table-cell table:formula="of:=COM.MICROSOFT.TEXTJOIN(&quot; &quot;;1;[.C129:.Z129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table:formula="of:=COM.MICROSOFT.TEXTJOIN(&quot; &quot;;1;[.C130:.Z130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table:formula="of:=COM.MICROSOFT.TEXTJOIN(&quot; &quot;;1;[.C131:.Z131])" office:value-type="string" office:string-value="/ai/ Y2_List13 Y2_Group1" calcext:value-type="string">
            <text:p>/ai/ Y2_List13 Y2_Group1</text:p>
          </table:table-cell>
          <table:table-cell office:value-type="string" calcext:value-type="string">
            <text:p>/ai/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table:formula="of:=COM.MICROSOFT.TEXTJOIN(&quot; &quot;;1;[.C132:.Z132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ark</text:p>
          </table:table-cell>
          <table:table-cell table:formula="of:=COM.MICROSOFT.TEXTJOIN(&quot; &quot;;1;[.C133:.Z133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en</text:p>
          </table:table-cell>
          <table:table-cell table:formula="of:=COM.MICROSOFT.TEXTJOIN(&quot; &quot;;1;[.C134:.Z134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table:formula="of:=COM.MICROSOFT.TEXTJOIN(&quot; &quot;;1;[.C135:.Z135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table:formula="of:=COM.MICROSOFT.TEXTJOIN(&quot; &quot;;1;[.C136:.Z136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table:formula="of:=COM.MICROSOFT.TEXTJOIN(&quot; &quot;;1;[.C137:.Z137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table:formula="of:=COM.MICROSOFT.TEXTJOIN(&quot; &quot;;1;[.C138:.Z138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enager</text:p>
          </table:table-cell>
          <table:table-cell table:formula="of:=COM.MICROSOFT.TEXTJOIN(&quot; &quot;;1;[.C139:.Z139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leven</text:p>
          </table:table-cell>
          <table:table-cell table:formula="of:=COM.MICROSOFT.TEXTJOIN(&quot; &quot;;1;[.C140:.Z140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elve</text:p>
          </table:table-cell>
          <table:table-cell table:formula="of:=COM.MICROSOFT.TEXTJOIN(&quot; &quot;;1;[.C141:.Z141])" office:value-type="string" office:string-value="/ee/ Y2_List14 Y2_Group1" calcext:value-type="string">
            <text:p>/ee/ Y2_List14 Y2_Group1</text:p>
          </table:table-cell>
          <table:table-cell office:value-type="string" calcext:value-type="string">
            <text:p>/ee/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table:formula="of:=COM.MICROSOFT.TEXTJOIN(&quot; &quot;;1;[.C142:.Z142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 table:formula="of:=COM.MICROSOFT.TEXTJOIN(&quot; &quot;;1;[.C143:.Z143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M.MICROSOFT.TEXTJOIN(&quot; &quot;;1;[.C144:.Z144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ght</text:p>
          </table:table-cell>
          <table:table-cell table:formula="of:=COM.MICROSOFT.TEXTJOIN(&quot; &quot;;1;[.C145:.Z145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table:formula="of:=COM.MICROSOFT.TEXTJOIN(&quot; &quot;;1;[.C146:.Z146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table:formula="of:=COM.MICROSOFT.TEXTJOIN(&quot; &quot;;1;[.C147:.Z147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table:formula="of:=COM.MICROSOFT.TEXTJOIN(&quot; &quot;;1;[.C148:.Z148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shine</text:p>
          </table:table-cell>
          <table:table-cell table:formula="of:=COM.MICROSOFT.TEXTJOIN(&quot; &quot;;1;[.C149:.Z149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teen</text:p>
          </table:table-cell>
          <table:table-cell table:formula="of:=COM.MICROSOFT.TEXTJOIN(&quot; &quot;;1;[.C150:.Z150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urteen</text:p>
          </table:table-cell>
          <table:table-cell table:formula="of:=COM.MICROSOFT.TEXTJOIN(&quot; &quot;;1;[.C151:.Z151])" office:value-type="string" office:string-value="/ie/ Y2_List15 Y2_Group1" calcext:value-type="string">
            <text:p>/ie/ Y2_List15 Y2_Group1</text:p>
          </table:table-cell>
          <table:table-cell office:value-type="string" calcext:value-type="string">
            <text:p>/ie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table:formula="of:=COM.MICROSOFT.TEXTJOIN(&quot; &quot;;1;[.C152:.Z152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formula="of:=COM.MICROSOFT.TEXTJOIN(&quot; &quot;;1;[.C153:.Z153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formula="of:=COM.MICROSOFT.TEXTJOIN(&quot; &quot;;1;[.C154:.Z154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ze</text:p>
          </table:table-cell>
          <table:table-cell table:formula="of:=COM.MICROSOFT.TEXTJOIN(&quot; &quot;;1;[.C155:.Z155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al</text:p>
          </table:table-cell>
          <table:table-cell table:formula="of:=COM.MICROSOFT.TEXTJOIN(&quot; &quot;;1;[.C156:.Z156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formula="of:=COM.MICROSOFT.TEXTJOIN(&quot; &quot;;1;[.C157:.Z157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table:formula="of:=COM.MICROSOFT.TEXTJOIN(&quot; &quot;;1;[.C158:.Z158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owball</text:p>
          </table:table-cell>
          <table:table-cell table:formula="of:=COM.MICROSOFT.TEXTJOIN(&quot; &quot;;1;[.C159:.Z159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fteen</text:p>
          </table:table-cell>
          <table:table-cell table:formula="of:=COM.MICROSOFT.TEXTJOIN(&quot; &quot;;1;[.C160:.Z160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xteen</text:p>
          </table:table-cell>
          <table:table-cell table:formula="of:=COM.MICROSOFT.TEXTJOIN(&quot; &quot;;1;[.C161:.Z161])" office:value-type="string" office:string-value="/oa/ Y2_List16 Y2_Group1" calcext:value-type="string">
            <text:p>/oa/ Y2_List16 Y2_Group1</text:p>
          </table:table-cell>
          <table:table-cell office:value-type="string" calcext:value-type="string">
            <text:p>/oa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k</text:p>
          </table:table-cell>
          <table:table-cell table:formula="of:=COM.MICROSOFT.TEXTJOIN(&quot; &quot;;1;[.C162:.Z162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formula="of:=COM.MICROSOFT.TEXTJOIN(&quot; &quot;;1;[.C163:.Z163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ge</text:p>
          </table:table-cell>
          <table:table-cell table:formula="of:=COM.MICROSOFT.TEXTJOIN(&quot; &quot;;1;[.C164:.Z164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table:formula="of:=COM.MICROSOFT.TEXTJOIN(&quot; &quot;;1;[.C165:.Z165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table:formula="of:=COM.MICROSOFT.TEXTJOIN(&quot; &quot;;1;[.C166:.Z166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table:formula="of:=COM.MICROSOFT.TEXTJOIN(&quot; &quot;;1;[.C167:.Z167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table:formula="of:=COM.MICROSOFT.TEXTJOIN(&quot; &quot;;1;[.C168:.Z168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table:formula="of:=COM.MICROSOFT.TEXTJOIN(&quot; &quot;;1;[.C169:.Z169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venteen</text:p>
          </table:table-cell>
          <table:table-cell table:formula="of:=COM.MICROSOFT.TEXTJOIN(&quot; &quot;;1;[.C170:.Z170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een</text:p>
          </table:table-cell>
          <table:table-cell table:formula="of:=COM.MICROSOFT.TEXTJOIN(&quot; &quot;;1;[.C171:.Z171])" office:value-type="string" office:string-value="/ue/ Y2_List17 Y2_Group1" calcext:value-type="string">
            <text:p>/ue/ Y2_List17 Y2_Group1</text:p>
          </table:table-cell>
          <table:table-cell office:value-type="string" calcext:value-type="string">
            <text:p>/ue/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ok</text:p>
          </table:table-cell>
          <table:table-cell table:formula="of:=COM.MICROSOFT.TEXTJOIN(&quot; &quot;;1;[.C172:.Z172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table:formula="of:=COM.MICROSOFT.TEXTJOIN(&quot; &quot;;1;[.C173:.Z173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table:formula="of:=COM.MICROSOFT.TEXTJOIN(&quot; &quot;;1;[.C174:.Z174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table:formula="of:=COM.MICROSOFT.TEXTJOIN(&quot; &quot;;1;[.C175:.Z175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table:formula="of:=COM.MICROSOFT.TEXTJOIN(&quot; &quot;;1;[.C176:.Z176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table:formula="of:=COM.MICROSOFT.TEXTJOIN(&quot; &quot;;1;[.C177:.Z177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ruck</text:p>
          </table:table-cell>
          <table:table-cell table:formula="of:=COM.MICROSOFT.TEXTJOIN(&quot; &quot;;1;[.C178:.Z178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ucksack</text:p>
          </table:table-cell>
          <table:table-cell table:formula="of:=COM.MICROSOFT.TEXTJOIN(&quot; &quot;;1;[.C179:.Z179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neteen</text:p>
          </table:table-cell>
          <table:table-cell table:formula="of:=COM.MICROSOFT.TEXTJOIN(&quot; &quot;;1;[.C180:.Z180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enty</text:p>
          </table:table-cell>
          <table:table-cell table:formula="of:=COM.MICROSOFT.TEXTJOIN(&quot; &quot;;1;[.C181:.Z181])" office:value-type="string" office:string-value="/k/ Y2_List18 Y2_Group1" calcext:value-type="string">
            <text:p>/k/ Y2_List18 Y2_Group1</text:p>
          </table:table-cell>
          <table:table-cell office:value-type="string" calcext:value-type="string">
            <text:p>/k/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table:formula="of:=COM.MICROSOFT.TEXTJOIN(&quot; &quot;;1;[.C182:.Z182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table:formula="of:=COM.MICROSOFT.TEXTJOIN(&quot; &quot;;1;[.C183:.Z183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d</text:p>
          </table:table-cell>
          <table:table-cell table:formula="of:=COM.MICROSOFT.TEXTJOIN(&quot; &quot;;1;[.C184:.Z184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table:formula="of:=COM.MICROSOFT.TEXTJOIN(&quot; &quot;;1;[.C185:.Z185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formula="of:=COM.MICROSOFT.TEXTJOIN(&quot; &quot;;1;[.C186:.Z186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table:formula="of:=COM.MICROSOFT.TEXTJOIN(&quot; &quot;;1;[.C187:.Z187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table:formula="of:=COM.MICROSOFT.TEXTJOIN(&quot; &quot;;1;[.C188:.Z188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table:formula="of:=COM.MICROSOFT.TEXTJOIN(&quot; &quot;;1;[.C189:.Z189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rty</text:p>
          </table:table-cell>
          <table:table-cell table:formula="of:=COM.MICROSOFT.TEXTJOIN(&quot; &quot;;1;[.C190:.Z190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rty</text:p>
          </table:table-cell>
          <table:table-cell table:formula="of:=COM.MICROSOFT.TEXTJOIN(&quot; &quot;;1;[.C191:.Z191])" office:value-type="string" office:string-value="/er/ Y2_List19 Y2_Group1" calcext:value-type="string">
            <text:p>/er/ Y2_List19 Y2_Group1</text:p>
          </table:table-cell>
          <table:table-cell office:value-type="string" calcext:value-type="string">
            <text:p>/er/</text:p>
          </table:table-cell>
          <table:table-cell office:value-type="string" calcext:value-type="string">
            <text:p>Y2_List1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table:formula="of:=COM.MICROSOFT.TEXTJOIN(&quot; &quot;;1;[.C192:.Z192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table:formula="of:=COM.MICROSOFT.TEXTJOIN(&quot; &quot;;1;[.C193:.Z193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formula="of:=COM.MICROSOFT.TEXTJOIN(&quot; &quot;;1;[.C194:.Z194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table:formula="of:=COM.MICROSOFT.TEXTJOIN(&quot; &quot;;1;[.C195:.Z195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table:formula="of:=COM.MICROSOFT.TEXTJOIN(&quot; &quot;;1;[.C196:.Z196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formula="of:=COM.MICROSOFT.TEXTJOIN(&quot; &quot;;1;[.C197:.Z197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oyal</text:p>
          </table:table-cell>
          <table:table-cell table:formula="of:=COM.MICROSOFT.TEXTJOIN(&quot; &quot;;1;[.C198:.Z198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intment</text:p>
          </table:table-cell>
          <table:table-cell table:formula="of:=COM.MICROSOFT.TEXTJOIN(&quot; &quot;;1;[.C199:.Z199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fty</text:p>
          </table:table-cell>
          <table:table-cell table:formula="of:=COM.MICROSOFT.TEXTJOIN(&quot; &quot;;1;[.C200:.Z200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xty</text:p>
          </table:table-cell>
          <table:table-cell table:formula="of:=COM.MICROSOFT.TEXTJOIN(&quot; &quot;;1;[.C201:.Z201])" office:value-type="string" office:string-value="/oi/ Y2_List20 Y2_Group1" calcext:value-type="string">
            <text:p>/oi/ Y2_List20 Y2_Group1</text:p>
          </table:table-cell>
          <table:table-cell office:value-type="string" calcext:value-type="string">
            <text:p>/oi/</text:p>
          </table:table-cell>
          <table:table-cell office:value-type="string" calcext:value-type="string">
            <text:p>Y2_List2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table:formula="of:=COM.MICROSOFT.TEXTJOIN(&quot; &quot;;1;[.C202:.Z202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am</text:p>
          </table:table-cell>
          <table:table-cell table:formula="of:=COM.MICROSOFT.TEXTJOIN(&quot; &quot;;1;[.C203:.Z203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table:formula="of:=COM.MICROSOFT.TEXTJOIN(&quot; &quot;;1;[.C204:.Z204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table:formula="of:=COM.MICROSOFT.TEXTJOIN(&quot; &quot;;1;[.C205:.Z205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ound</text:p>
          </table:table-cell>
          <table:table-cell table:formula="of:=COM.MICROSOFT.TEXTJOIN(&quot; &quot;;1;[.C206:.Z206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table:formula="of:=COM.MICROSOFT.TEXTJOIN(&quot; &quot;;1;[.C207:.Z207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owd</text:p>
          </table:table-cell>
          <table:table-cell table:formula="of:=COM.MICROSOFT.TEXTJOIN(&quot; &quot;;1;[.C208:.Z208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table:formula="of:=COM.MICROSOFT.TEXTJOIN(&quot; &quot;;1;[.C209:.Z209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vent</text:p>
          </table:table-cell>
          <table:table-cell table:formula="of:=COM.MICROSOFT.TEXTJOIN(&quot; &quot;;1;[.C210:.Z210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y</text:p>
          </table:table-cell>
          <table:table-cell table:formula="of:=COM.MICROSOFT.TEXTJOIN(&quot; &quot;;1;[.C211:.Z211])" office:value-type="string" office:string-value="/ou/ Y2_List21 Y2_Group1" calcext:value-type="string">
            <text:p>/ou/ Y2_List21 Y2_Group1</text:p>
          </table:table-cell>
          <table:table-cell office:value-type="string" calcext:value-type="string">
            <text:p>/ou/</text:p>
          </table:table-cell>
          <table:table-cell office:value-type="string" calcext:value-type="string">
            <text:p>Y2_List2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wig</text:p>
          </table:table-cell>
          <table:table-cell table:formula="of:=COM.MICROSOFT.TEXTJOIN(&quot; &quot;;1;[.C212:.Z212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table:formula="of:=COM.MICROSOFT.TEXTJOIN(&quot; &quot;;1;[.C213:.Z213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table:formula="of:=COM.MICROSOFT.TEXTJOIN(&quot; &quot;;1;[.C214:.Z214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formula="of:=COM.MICROSOFT.TEXTJOIN(&quot; &quot;;1;[.C215:.Z215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table:formula="of:=COM.MICROSOFT.TEXTJOIN(&quot; &quot;;1;[.C216:.Z216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formula="of:=COM.MICROSOFT.TEXTJOIN(&quot; &quot;;1;[.C217:.Z217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raw</text:p>
          </table:table-cell>
          <table:table-cell table:formula="of:=COM.MICROSOFT.TEXTJOIN(&quot; &quot;;1;[.C218:.Z218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aucepan</text:p>
          </table:table-cell>
          <table:table-cell table:formula="of:=COM.MICROSOFT.TEXTJOIN(&quot; &quot;;1;[.C219:.Z219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nety</text:p>
          </table:table-cell>
          <table:table-cell table:formula="of:=COM.MICROSOFT.TEXTJOIN(&quot; &quot;;1;[.C220:.Z220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table:formula="of:=COM.MICROSOFT.TEXTJOIN(&quot; &quot;;1;[.C221:.Z221])" office:value-type="string" office:string-value="/or/ Y2_List22 Y2_Group1" calcext:value-type="string">
            <text:p>/or/ Y2_List22 Y2_Group1</text:p>
          </table:table-cell>
          <table:table-cell office:value-type="string" calcext:value-type="string">
            <text:p>/or/</text:p>
          </table:table-cell>
          <table:table-cell office:value-type="string" calcext:value-type="string">
            <text:p>Y2_List2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table:formula="of:=COM.MICROSOFT.TEXTJOIN(&quot; &quot;;1;[.C222:.Z222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table:formula="of:=COM.MICROSOFT.TEXTJOIN(&quot; &quot;;1;[.C223:.Z223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table:formula="of:=COM.MICROSOFT.TEXTJOIN(&quot; &quot;;1;[.C224:.Z224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table:formula="of:=COM.MICROSOFT.TEXTJOIN(&quot; &quot;;1;[.C225:.Z225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 table:formula="of:=COM.MICROSOFT.TEXTJOIN(&quot; &quot;;1;[.C226:.Z226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nkey</text:p>
          </table:table-cell>
          <table:table-cell table:formula="of:=COM.MICROSOFT.TEXTJOIN(&quot; &quot;;1;[.C227:.Z227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mney</text:p>
          </table:table-cell>
          <table:table-cell table:formula="of:=COM.MICROSOFT.TEXTJOIN(&quot; &quot;;1;[.C228:.Z228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table:formula="of:=COM.MICROSOFT.TEXTJOIN(&quot; &quot;;1;[.C229:.Z229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table:formula="of:=COM.MICROSOFT.TEXTJOIN(&quot; &quot;;1;[.C230:.Z230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ion</text:p>
          </table:table-cell>
          <table:table-cell table:formula="of:=COM.MICROSOFT.TEXTJOIN(&quot; &quot;;1;[.C231:.Z231])" office:value-type="string" office:string-value="ey Y2_List23 Y2_Group1" calcext:value-type="string">
            <text:p>ey Y2_List23 Y2_Group1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Y2_List2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formula="of:=COM.MICROSOFT.TEXTJOIN(&quot; &quot;;1;[.C232:.Z232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formula="of:=COM.MICROSOFT.TEXTJOIN(&quot; &quot;;1;[.C233:.Z233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table:formula="of:=COM.MICROSOFT.TEXTJOIN(&quot; &quot;;1;[.C234:.Z234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ear</text:p>
          </table:table-cell>
          <table:table-cell table:formula="of:=COM.MICROSOFT.TEXTJOIN(&quot; &quot;;1;[.C235:.Z235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table:formula="of:=COM.MICROSOFT.TEXTJOIN(&quot; &quot;;1;[.C236:.Z236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table:formula="of:=COM.MICROSOFT.TEXTJOIN(&quot; &quot;;1;[.C237:.Z237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table:formula="of:=COM.MICROSOFT.TEXTJOIN(&quot; &quot;;1;[.C238:.Z238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arrings</text:p>
          </table:table-cell>
          <table:table-cell table:formula="of:=COM.MICROSOFT.TEXTJOIN(&quot; &quot;;1;[.C239:.Z239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formula="of:=COM.MICROSOFT.TEXTJOIN(&quot; &quot;;1;[.C240:.Z240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quals</text:p>
          </table:table-cell>
          <table:table-cell table:formula="of:=COM.MICROSOFT.TEXTJOIN(&quot; &quot;;1;[.C241:.Z241])" office:value-type="string" office:string-value="ear Y2_List24 Y2_Group1" calcext:value-type="string">
            <text:p>ear Y2_List24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table:formula="of:=COM.MICROSOFT.TEXTJOIN(&quot; &quot;;1;[.C242:.Z242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formula="of:=COM.MICROSOFT.TEXTJOIN(&quot; &quot;;1;[.C243:.Z243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table:formula="of:=COM.MICROSOFT.TEXTJOIN(&quot; &quot;;1;[.C244:.Z244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table:formula="of:=COM.MICROSOFT.TEXTJOIN(&quot; &quot;;1;[.C245:.Z245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yme</text:p>
          </table:table-cell>
          <table:table-cell table:formula="of:=COM.MICROSOFT.TEXTJOIN(&quot; &quot;;1;[.C246:.Z246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ythm</text:p>
          </table:table-cell>
          <table:table-cell table:formula="of:=COM.MICROSOFT.TEXTJOIN(&quot; &quot;;1;[.C247:.Z247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onest</text:p>
          </table:table-cell>
          <table:table-cell table:formula="of:=COM.MICROSOFT.TEXTJOIN(&quot; &quot;;1;[.C248:.Z248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hinoceros</text:p>
          </table:table-cell>
          <table:table-cell table:formula="of:=COM.MICROSOFT.TEXTJOIN(&quot; &quot;;1;[.C249:.Z249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entimetre</text:p>
          </table:table-cell>
          <table:table-cell table:formula="of:=COM.MICROSOFT.TEXTJOIN(&quot; &quot;;1;[.C250:.Z250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etre</text:p>
          </table:table-cell>
          <table:table-cell table:formula="of:=COM.MICROSOFT.TEXTJOIN(&quot; &quot;;1;[.C251:.Z251])" office:value-type="string" office:string-value="Silent_h Y2_List25 Y2_Group1" calcext:value-type="string">
            <text:p>Silent_h Y2_List25 Y2_Group1</text:p>
          </table:table-cell>
          <table:table-cell office:value-type="string" calcext:value-type="string">
            <text:p>Silent_h</text:p>
          </table:table-cell>
          <table:table-cell office:value-type="string" calcext:value-type="string">
            <text:p>Y2_List2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table:formula="of:=COM.MICROSOFT.TEXTJOIN(&quot; &quot;;1;[.C252:.Z252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z</text:p>
          </table:table-cell>
          <table:table-cell table:formula="of:=COM.MICROSOFT.TEXTJOIN(&quot; &quot;;1;[.C253:.Z253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TEXTJOIN(&quot; &quot;;1;[.C254:.Z254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ent</text:p>
          </table:table-cell>
          <table:table-cell table:formula="of:=COM.MICROSOFT.TEXTJOIN(&quot; &quot;;1;[.C255:.Z255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table:formula="of:=COM.MICROSOFT.TEXTJOIN(&quot; &quot;;1;[.C256:.Z256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formula="of:=COM.MICROSOFT.TEXTJOIN(&quot; &quot;;1;[.C257:.Z257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formula="of:=COM.MICROSOFT.TEXTJOIN(&quot; &quot;;1;[.C258:.Z258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scent</text:p>
          </table:table-cell>
          <table:table-cell table:formula="of:=COM.MICROSOFT.TEXTJOIN(&quot; &quot;;1;[.C259:.Z259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table:formula="of:=COM.MICROSOFT.TEXTJOIN(&quot; &quot;;1;[.C260:.Z260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ilogram</text:p>
          </table:table-cell>
          <table:table-cell table:formula="of:=COM.MICROSOFT.TEXTJOIN(&quot; &quot;;1;[.C261:.Z261])" office:value-type="string" office:string-value="Silent_c Y2_List26 Y2_Group1" calcext:value-type="string">
            <text:p>Silent_c Y2_List26 Y2_Group1</text:p>
          </table:table-cell>
          <table:table-cell office:value-type="string" calcext:value-type="string">
            <text:p>Silent_c</text:p>
          </table:table-cell>
          <table:table-cell office:value-type="string" calcext:value-type="string">
            <text:p>Y2_List2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kiln</text:p>
          </table:table-cell>
          <table:table-cell table:formula="of:=COM.MICROSOFT.TEXTJOIN(&quot; &quot;;1;[.C262:.Z262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pt</text:p>
          </table:table-cell>
          <table:table-cell table:formula="of:=COM.MICROSOFT.TEXTJOIN(&quot; &quot;;1;[.C263:.Z263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hare</text:p>
          </table:table-cell>
          <table:table-cell table:formula="of:=COM.MICROSOFT.TEXTJOIN(&quot; &quot;;1;[.C264:.Z264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table:formula="of:=COM.MICROSOFT.TEXTJOIN(&quot; &quot;;1;[.C265:.Z265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table:formula="of:=COM.MICROSOFT.TEXTJOIN(&quot; &quot;;1;[.C266:.Z266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table:formula="of:=COM.MICROSOFT.TEXTJOIN(&quot; &quot;;1;[.C267:.Z267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table:formula="of:=COM.MICROSOFT.TEXTJOIN(&quot; &quot;;1;[.C268:.Z268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table:formula="of:=COM.MICROSOFT.TEXTJOIN(&quot; &quot;;1;[.C269:.Z269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llilitre</text:p>
          </table:table-cell>
          <table:table-cell table:formula="of:=COM.MICROSOFT.TEXTJOIN(&quot; &quot;;1;[.C270:.Z270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tre</text:p>
          </table:table-cell>
          <table:table-cell table:formula="of:=COM.MICROSOFT.TEXTJOIN(&quot; &quot;;1;[.C271:.Z271])" office:value-type="string" office:string-value="are Y2_List27 Y2_Group1" calcext:value-type="string">
            <text:p>are Y2_List27 Y2_Group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Y2_List27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 table:formula="of:=COM.MICROSOFT.TEXTJOIN(&quot; &quot;;1;[.C272:.Z272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ilk</text:p>
          </table:table-cell>
          <table:table-cell table:formula="of:=COM.MICROSOFT.TEXTJOIN(&quot; &quot;;1;[.C273:.Z273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formula="of:=COM.MICROSOFT.TEXTJOIN(&quot; &quot;;1;[.C274:.Z274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ar</text:p>
          </table:table-cell>
          <table:table-cell table:formula="of:=COM.MICROSOFT.TEXTJOIN(&quot; &quot;;1;[.C275:.Z275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formula="of:=COM.MICROSOFT.TEXTJOIN(&quot; &quot;;1;[.C276:.Z276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ar</text:p>
          </table:table-cell>
          <table:table-cell table:formula="of:=COM.MICROSOFT.TEXTJOIN(&quot; &quot;;1;[.C277:.Z277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ear</text:p>
          </table:table-cell>
          <table:table-cell table:formula="of:=COM.MICROSOFT.TEXTJOIN(&quot; &quot;;1;[.C278:.Z278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underwear</text:p>
          </table:table-cell>
          <table:table-cell table:formula="of:=COM.MICROSOFT.TEXTJOIN(&quot; &quot;;1;[.C279:.Z279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COM.MICROSOFT.TEXTJOIN(&quot; &quot;;1;[.C280:.Z280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formula="of:=COM.MICROSOFT.TEXTJOIN(&quot; &quot;;1;[.C281:.Z281])" office:value-type="string" office:string-value="ear Y2_List28 Y2_Group1" calcext:value-type="string">
            <text:p>ear Y2_List28 Y2_Group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Y2_List28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table:formula="of:=COM.MICROSOFT.TEXTJOIN(&quot; &quot;;1;[.C282:.Z282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uck</text:p>
          </table:table-cell>
          <table:table-cell table:formula="of:=COM.MICROSOFT.TEXTJOIN(&quot; &quot;;1;[.C283:.Z283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ation</text:p>
          </table:table-cell>
          <table:table-cell table:formula="of:=COM.MICROSOFT.TEXTJOIN(&quot; &quot;;1;[.C284:.Z284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formula="of:=COM.MICROSOFT.TEXTJOIN(&quot; &quot;;1;[.C285:.Z285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table:formula="of:=COM.MICROSOFT.TEXTJOIN(&quot; &quot;;1;[.C286:.Z286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formula="of:=COM.MICROSOFT.TEXTJOIN(&quot; &quot;;1;[.C287:.Z287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ction</text:p>
          </table:table-cell>
          <table:table-cell table:formula="of:=COM.MICROSOFT.TEXTJOIN(&quot; &quot;;1;[.C288:.Z288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table:formula="of:=COM.MICROSOFT.TEXTJOIN(&quot; &quot;;1;[.C289:.Z289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table:formula="of:=COM.MICROSOFT.TEXTJOIN(&quot; &quot;;1;[.C290:.Z290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table:formula="of:=COM.MICROSOFT.TEXTJOIN(&quot; &quot;;1;[.C291:.Z291])" office:value-type="string" office:string-value="ti Y2_List29 Y2_Group1" calcext:value-type="string">
            <text:p>ti Y2_List29 Y2_Group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Y2_List29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table:formula="of:=COM.MICROSOFT.TEXTJOIN(&quot; &quot;;1;[.C292:.Z292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COM.MICROSOFT.TEXTJOIN(&quot; &quot;;1;[.C293:.Z293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 table:formula="of:=COM.MICROSOFT.TEXTJOIN(&quot; &quot;;1;[.C294:.Z294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table:formula="of:=COM.MICROSOFT.TEXTJOIN(&quot; &quot;;1;[.C295:.Z295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table:formula="of:=COM.MICROSOFT.TEXTJOIN(&quot; &quot;;1;[.C296:.Z296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table:formula="of:=COM.MICROSOFT.TEXTJOIN(&quot; &quot;;1;[.C297:.Z297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formula="of:=COM.MICROSOFT.TEXTJOIN(&quot; &quot;;1;[.C298:.Z298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table:formula="of:=COM.MICROSOFT.TEXTJOIN(&quot; &quot;;1;[.C299:.Z299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table:formula="of:=COM.MICROSOFT.TEXTJOIN(&quot; &quot;;1;[.C300:.Z300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table:formula="of:=COM.MICROSOFT.TEXTJOIN(&quot; &quot;;1;[.C301:.Z301])" office:value-type="string" office:string-value="si Y2_List30 Y2_Group1" calcext:value-type="string">
            <text:p>si Y2_List30 Y2_Group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2_List30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rub</text:p>
          </table:table-cell>
          <table:table-cell table:formula="of:=COM.MICROSOFT.TEXTJOIN(&quot; &quot;;1;[.C302:.Z302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table:formula="of:=COM.MICROSOFT.TEXTJOIN(&quot; &quot;;1;[.C303:.Z303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table:formula="of:=COM.MICROSOFT.TEXTJOIN(&quot; &quot;;1;[.C304:.Z304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een</text:p>
          </table:table-cell>
          <table:table-cell table:formula="of:=COM.MICROSOFT.TEXTJOIN(&quot; &quot;;1;[.C305:.Z305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ighty</text:p>
          </table:table-cell>
          <table:table-cell table:formula="of:=COM.MICROSOFT.TEXTJOIN(&quot; &quot;;1;[.C306:.Z306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formula="of:=COM.MICROSOFT.TEXTJOIN(&quot; &quot;;1;[.C307:.Z307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reindeer</text:p>
          </table:table-cell>
          <table:table-cell table:formula="of:=COM.MICROSOFT.TEXTJOIN(&quot; &quot;;1;[.C308:.Z308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 table:formula="of:=COM.MICROSOFT.TEXTJOIN(&quot; &quot;;1;[.C309:.Z309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table:formula="of:=COM.MICROSOFT.TEXTJOIN(&quot; &quot;;1;[.C310:.Z310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formula="of:=COM.MICROSOFT.TEXTJOIN(&quot; &quot;;1;[.C311:.Z311])" office:value-type="string" office:string-value="ei Y2_List31 Y2_Group1" calcext:value-type="string">
            <text:p>ei Y2_List31 Y2_Group1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Y2_List31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rk</text:p>
          </table:table-cell>
          <table:table-cell table:formula="of:=COM.MICROSOFT.TEXTJOIN(&quot; &quot;;1;[.C312:.Z312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table:formula="of:=COM.MICROSOFT.TEXTJOIN(&quot; &quot;;1;[.C313:.Z313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table:formula="of:=COM.MICROSOFT.TEXTJOIN(&quot; &quot;;1;[.C314:.Z314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table:formula="of:=COM.MICROSOFT.TEXTJOIN(&quot; &quot;;1;[.C315:.Z315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table:formula="of:=COM.MICROSOFT.TEXTJOIN(&quot; &quot;;1;[.C316:.Z316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ozen</text:p>
          </table:table-cell>
          <table:table-cell table:formula="of:=COM.MICROSOFT.TEXTJOIN(&quot; &quot;;1;[.C317:.Z317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table:formula="of:=COM.MICROSOFT.TEXTJOIN(&quot; &quot;;1;[.C318:.Z318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omebody</text:p>
          </table:table-cell>
          <table:table-cell table:formula="of:=COM.MICROSOFT.TEXTJOIN(&quot; &quot;;1;[.C319:.Z319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table:formula="of:=COM.MICROSOFT.TEXTJOIN(&quot; &quot;;1;[.C320:.Z320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table:formula="of:=COM.MICROSOFT.TEXTJOIN(&quot; &quot;;1;[.C321:.Z321])" office:value-type="string" office:string-value="o Y2_List32 Y2_Group1" calcext:value-type="string">
            <text:p>o Y2_List32 Y2_Group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2_List32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ook</text:p>
          </table:table-cell>
          <table:table-cell table:formula="of:=COM.MICROSOFT.TEXTJOIN(&quot; &quot;;1;[.C322:.Z322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table:formula="of:=COM.MICROSOFT.TEXTJOIN(&quot; &quot;;1;[.C323:.Z323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table:formula="of:=COM.MICROSOFT.TEXTJOIN(&quot; &quot;;1;[.C324:.Z324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table:formula="of:=COM.MICROSOFT.TEXTJOIN(&quot; &quot;;1;[.C325:.Z325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formula="of:=COM.MICROSOFT.TEXTJOIN(&quot; &quot;;1;[.C326:.Z326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reature</text:p>
          </table:table-cell>
          <table:table-cell table:formula="of:=COM.MICROSOFT.TEXTJOIN(&quot; &quot;;1;[.C327:.Z327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racture</text:p>
          </table:table-cell>
          <table:table-cell table:formula="of:=COM.MICROSOFT.TEXTJOIN(&quot; &quot;;1;[.C328:.Z328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table:formula="of:=COM.MICROSOFT.TEXTJOIN(&quot; &quot;;1;[.C329:.Z329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formula="of:=COM.MICROSOFT.TEXTJOIN(&quot; &quot;;1;[.C330:.Z330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formula="of:=COM.MICROSOFT.TEXTJOIN(&quot; &quot;;1;[.C331:.Z331])" office:value-type="string" office:string-value="ture Y2_List33 Y2_Group1" calcext:value-type="string">
            <text:p>ture Y2_List33 Y2_Group1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Y2_List33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quit</text:p>
          </table:table-cell>
          <table:table-cell table:formula="of:=COM.MICROSOFT.TEXTJOIN(&quot; &quot;;1;[.C332:.Z332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table:formula="of:=COM.MICROSOFT.TEXTJOIN(&quot; &quot;;1;[.C333:.Z333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formula="of:=COM.MICROSOFT.TEXTJOIN(&quot; &quot;;1;[.C334:.Z334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table:formula="of:=COM.MICROSOFT.TEXTJOIN(&quot; &quot;;1;[.C335:.Z335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table:formula="of:=COM.MICROSOFT.TEXTJOIN(&quot; &quot;;1;[.C336:.Z336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table:formula="of:=COM.MICROSOFT.TEXTJOIN(&quot; &quot;;1;[.C337:.Z337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formula="of:=COM.MICROSOFT.TEXTJOIN(&quot; &quot;;1;[.C338:.Z338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lief</text:p>
          </table:table-cell>
          <table:table-cell table:formula="of:=COM.MICROSOFT.TEXTJOIN(&quot; &quot;;1;[.C339:.Z339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table:formula="of:=COM.MICROSOFT.TEXTJOIN(&quot; &quot;;1;[.C340:.Z340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table:formula="of:=COM.MICROSOFT.TEXTJOIN(&quot; &quot;;1;[.C341:.Z341])" office:value-type="string" office:string-value="ie Y2_List34 Y2_Group1" calcext:value-type="string">
            <text:p>ie Y2_List34 Y2_Group1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Y2_List34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wung</text:p>
          </table:table-cell>
          <table:table-cell table:formula="of:=COM.MICROSOFT.TEXTJOIN(&quot; &quot;;1;[.C342:.Z342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table:formula="of:=COM.MICROSOFT.TEXTJOIN(&quot; &quot;;1;[.C343:.Z343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table:formula="of:=COM.MICROSOFT.TEXTJOIN(&quot; &quot;;1;[.C344:.Z344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re</text:p>
          </table:table-cell>
          <table:table-cell table:formula="of:=COM.MICROSOFT.TEXTJOIN(&quot; &quot;;1;[.C345:.Z345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formula="of:=COM.MICROSOFT.TEXTJOIN(&quot; &quot;;1;[.C346:.Z346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nore</text:p>
          </table:table-cell>
          <table:table-cell table:formula="of:=COM.MICROSOFT.TEXTJOIN(&quot; &quot;;1;[.C347:.Z347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formula="of:=COM.MICROSOFT.TEXTJOIN(&quot; &quot;;1;[.C348:.Z348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eashore</text:p>
          </table:table-cell>
          <table:table-cell table:formula="of:=COM.MICROSOFT.TEXTJOIN(&quot; &quot;;1;[.C349:.Z349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COM.MICROSOFT.TEXTJOIN(&quot; &quot;;1;[.C350:.Z350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formula="of:=COM.MICROSOFT.TEXTJOIN(&quot; &quot;;1;[.C351:.Z351])" office:value-type="string" office:string-value="ore Y2_List35 Y2_Group1" calcext:value-type="string">
            <text:p>ore Y2_List35 Y2_Group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Y2_List35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formula="of:=COM.MICROSOFT.TEXTJOIN(&quot; &quot;;1;[.C352:.Z352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formula="of:=COM.MICROSOFT.TEXTJOIN(&quot; &quot;;1;[.C353:.Z353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formula="of:=COM.MICROSOFT.TEXTJOIN(&quot; &quot;;1;[.C354:.Z354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table:formula="of:=COM.MICROSOFT.TEXTJOIN(&quot; &quot;;1;[.C355:.Z355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table:formula="of:=COM.MICROSOFT.TEXTJOIN(&quot; &quot;;1;[.C356:.Z356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table:formula="of:=COM.MICROSOFT.TEXTJOIN(&quot; &quot;;1;[.C357:.Z357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table:formula="of:=COM.MICROSOFT.TEXTJOIN(&quot; &quot;;1;[.C358:.Z358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syllable</text:p>
          </table:table-cell>
          <table:table-cell table:formula="of:=COM.MICROSOFT.TEXTJOIN(&quot; &quot;;1;[.C359:.Z359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table:formula="of:=COM.MICROSOFT.TEXTJOIN(&quot; &quot;;1;[.C360:.Z360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formula="of:=COM.MICROSOFT.TEXTJOIN(&quot; &quot;;1;[.C361:.Z361])" office:value-type="string" office:string-value="le Y2_List36 Y2_Group1" calcext:value-type="string">
            <text:p>le Y2_List36 Y2_Group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Y2_List36</text:p>
          </table:table-cell>
          <table:table-cell office:value-type="string" calcext:value-type="string">
            <text:p>Y2_Group1</text:p>
          </table:table-cell>
        </table:table-row>
      </table:table>
      <table:table table:name="Y2_Group2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ags</text:p>
          </table:table-cell>
          <table:table-cell office:value-type="string" calcext:value-type="string">
            <text:p>Tag 1</text:p>
          </table:table-cell>
          <table:table-cell office:value-type="string" calcext:value-type="string">
            <text:p>Tag 2</text:p>
          </table:table-cell>
          <table:table-cell office:value-type="string" calcext:value-type="string">
            <text:p>Tag …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table:formula="of:=COM.MICROSOFT.TEXTJOIN(&quot; &quot;;1;[.C2:.Z2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table:formula="of:=COM.MICROSOFT.TEXTJOIN(&quot; &quot;;1;[.C3:.Z3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nk</text:p>
          </table:table-cell>
          <table:table-cell table:formula="of:=COM.MICROSOFT.TEXTJOIN(&quot; &quot;;1;[.C4:.Z4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table:formula="of:=COM.MICROSOFT.TEXTJOIN(&quot; &quot;;1;[.C5:.Z5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gpie</text:p>
          </table:table-cell>
          <table:table-cell table:formula="of:=COM.MICROSOFT.TEXTJOIN(&quot; &quot;;1;[.C6:.Z6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pid</text:p>
          </table:table-cell>
          <table:table-cell table:formula="of:=COM.MICROSOFT.TEXTJOIN(&quot; &quot;;1;[.C7:.Z7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ench</text:p>
          </table:table-cell>
          <table:table-cell table:formula="of:=COM.MICROSOFT.TEXTJOIN(&quot; &quot;;1;[.C8:.Z8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uting</text:p>
          </table:table-cell>
          <table:table-cell table:formula="of:=COM.MICROSOFT.TEXTJOIN(&quot; &quot;;1;[.C9:.Z9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cue</text:p>
          </table:table-cell>
          <table:table-cell table:formula="of:=COM.MICROSOFT.TEXTJOIN(&quot; &quot;;1;[.C10:.Z10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mped</text:p>
          </table:table-cell>
          <table:table-cell table:formula="of:=COM.MICROSOFT.TEXTJOIN(&quot; &quot;;1;[.C11:.Z11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gree</text:p>
          </table:table-cell>
          <table:table-cell table:formula="of:=COM.MICROSOFT.TEXTJOIN(&quot; &quot;;1;[.C12:.Z12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rrect</text:p>
          </table:table-cell>
          <table:table-cell table:formula="of:=COM.MICROSOFT.TEXTJOIN(&quot; &quot;;1;[.C13:.Z13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table:formula="of:=COM.MICROSOFT.TEXTJOIN(&quot; &quot;;1;[.C14:.Z14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incoat</text:p>
          </table:table-cell>
          <table:table-cell table:formula="of:=COM.MICROSOFT.TEXTJOIN(&quot; &quot;;1;[.C15:.Z15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oilsport</text:p>
          </table:table-cell>
          <table:table-cell table:formula="of:=COM.MICROSOFT.TEXTJOIN(&quot; &quot;;1;[.C16:.Z16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ckyard</text:p>
          </table:table-cell>
          <table:table-cell table:formula="of:=COM.MICROSOFT.TEXTJOIN(&quot; &quot;;1;[.C17:.Z17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imming</text:p>
          </table:table-cell>
          <table:table-cell table:formula="of:=COM.MICROSOFT.TEXTJOIN(&quot; &quot;;1;[.C18:.Z18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understorm</text:p>
          </table:table-cell>
          <table:table-cell table:formula="of:=COM.MICROSOFT.TEXTJOIN(&quot; &quot;;1;[.C19:.Z19])" office:value-type="string" office:string-value="Digraphs Y2_List1 Y2_Group2" calcext:value-type="string">
            <text:p>Digraphs Y2_List1 Y2_Group2</text:p>
          </table:table-cell>
          <table:table-cell office:value-type="string" calcext:value-type="string">
            <text:p>Digraphs</text:p>
          </table:table-cell>
          <table:table-cell office:value-type="string" calcext:value-type="string">
            <text:p>Y2_List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 table:formula="of:=COM.MICROSOFT.TEXTJOIN(&quot; &quot;;1;[.C20:.Z20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table:formula="of:=COM.MICROSOFT.TEXTJOIN(&quot; &quot;;1;[.C21:.Z21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 table:formula="of:=COM.MICROSOFT.TEXTJOIN(&quot; &quot;;1;[.C22:.Z22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formula="of:=COM.MICROSOFT.TEXTJOIN(&quot; &quot;;1;[.C23:.Z23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ray</text:p>
          </table:table-cell>
          <table:table-cell table:formula="of:=COM.MICROSOFT.TEXTJOIN(&quot; &quot;;1;[.C24:.Z24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ape</text:p>
          </table:table-cell>
          <table:table-cell table:formula="of:=COM.MICROSOFT.TEXTJOIN(&quot; &quot;;1;[.C25:.Z25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ayon</text:p>
          </table:table-cell>
          <table:table-cell table:formula="of:=COM.MICROSOFT.TEXTJOIN(&quot; &quot;;1;[.C26:.Z26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aying</text:p>
          </table:table-cell>
          <table:table-cell table:formula="of:=COM.MICROSOFT.TEXTJOIN(&quot; &quot;;1;[.C27:.Z27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inly</text:p>
          </table:table-cell>
          <table:table-cell table:formula="of:=COM.MICROSOFT.TEXTJOIN(&quot; &quot;;1;[.C28:.Z28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table:formula="of:=COM.MICROSOFT.TEXTJOIN(&quot; &quot;;1;[.C29:.Z29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scape</text:p>
          </table:table-cell>
          <table:table-cell table:formula="of:=COM.MICROSOFT.TEXTJOIN(&quot; &quot;;1;[.C30:.Z30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ncake</text:p>
          </table:table-cell>
          <table:table-cell table:formula="of:=COM.MICROSOFT.TEXTJOIN(&quot; &quot;;1;[.C31:.Z31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irthday</text:p>
          </table:table-cell>
          <table:table-cell table:formula="of:=COM.MICROSOFT.TEXTJOIN(&quot; &quot;;1;[.C32:.Z32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 table:formula="of:=COM.MICROSOFT.TEXTJOIN(&quot; &quot;;1;[.C33:.Z33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iting</text:p>
          </table:table-cell>
          <table:table-cell table:formula="of:=COM.MICROSOFT.TEXTJOIN(&quot; &quot;;1;[.C34:.Z34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ling</text:p>
          </table:table-cell>
          <table:table-cell table:formula="of:=COM.MICROSOFT.TEXTJOIN(&quot; &quot;;1;[.C35:.Z35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imate</text:p>
          </table:table-cell>
          <table:table-cell table:formula="of:=COM.MICROSOFT.TEXTJOIN(&quot; &quot;;1;[.C36:.Z36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cade</text:p>
          </table:table-cell>
          <table:table-cell table:formula="of:=COM.MICROSOFT.TEXTJOIN(&quot; &quot;;1;[.C37:.Z37])" office:value-type="string" office:string-value="&lt;ai&gt;_&lt;ay&gt;_&lt;a_e&gt; Y2_List2 Y2_Group2" calcext:value-type="string">
            <text:p>&lt;ai&gt;_&lt;ay&gt;_&lt;a_e&gt; Y2_List2 Y2_Group2</text:p>
          </table:table-cell>
          <table:table-cell office:value-type="string" calcext:value-type="string">
            <text:p>&lt;ai&gt;_&lt;ay&gt;_&lt;a_e&gt;</text:p>
          </table:table-cell>
          <table:table-cell office:value-type="string" calcext:value-type="string">
            <text:p>Y2_List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ef</text:p>
          </table:table-cell>
          <table:table-cell table:formula="of:=COM.MICROSOFT.TEXTJOIN(&quot; &quot;;1;[.C38:.Z38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eed</text:p>
          </table:table-cell>
          <table:table-cell table:formula="of:=COM.MICROSOFT.TEXTJOIN(&quot; &quot;;1;[.C39:.Z39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at</text:p>
          </table:table-cell>
          <table:table-cell table:formula="of:=COM.MICROSOFT.TEXTJOIN(&quot; &quot;;1;[.C40:.Z40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ch</text:p>
          </table:table-cell>
          <table:table-cell table:formula="of:=COM.MICROSOFT.TEXTJOIN(&quot; &quot;;1;[.C41:.Z41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table:formula="of:=COM.MICROSOFT.TEXTJOIN(&quot; &quot;;1;[.C42:.Z42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table:formula="of:=COM.MICROSOFT.TEXTJOIN(&quot; &quot;;1;[.C43:.Z43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acher</text:p>
          </table:table-cell>
          <table:table-cell table:formula="of:=COM.MICROSOFT.TEXTJOIN(&quot; &quot;;1;[.C44:.Z44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me</text:p>
          </table:table-cell>
          <table:table-cell table:formula="of:=COM.MICROSOFT.TEXTJOIN(&quot; &quot;;1;[.C45:.Z45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table:formula="of:=COM.MICROSOFT.TEXTJOIN(&quot; &quot;;1;[.C46:.Z46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apot</text:p>
          </table:table-cell>
          <table:table-cell table:formula="of:=COM.MICROSOFT.TEXTJOIN(&quot; &quot;;1;[.C47:.Z47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table:style-name="ce5" office:value-type="string" calcext:value-type="string">
            <text:p>thirteen</text:p>
          </table:table-cell>
          <table:table-cell table:formula="of:=COM.MICROSOFT.TEXTJOIN(&quot; &quot;;1;[.C48:.Z48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ening</text:p>
          </table:table-cell>
          <table:table-cell table:formula="of:=COM.MICROSOFT.TEXTJOIN(&quot; &quot;;1;[.C49:.Z49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nstalk</text:p>
          </table:table-cell>
          <table:table-cell table:formula="of:=COM.MICROSOFT.TEXTJOIN(&quot; &quot;;1;[.C50:.Z50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derneath</text:p>
          </table:table-cell>
          <table:table-cell table:formula="of:=COM.MICROSOFT.TEXTJOIN(&quot; &quot;;1;[.C51:.Z51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greement</text:p>
          </table:table-cell>
          <table:table-cell table:formula="of:=COM.MICROSOFT.TEXTJOIN(&quot; &quot;;1;[.C52:.Z52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aweed</text:p>
          </table:table-cell>
          <table:table-cell table:formula="of:=COM.MICROSOFT.TEXTJOIN(&quot; &quot;;1;[.C53:.Z53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ete</text:p>
          </table:table-cell>
          <table:table-cell table:formula="of:=COM.MICROSOFT.TEXTJOIN(&quot; &quot;;1;[.C54:.Z54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ydream</text:p>
          </table:table-cell>
          <table:table-cell table:formula="of:=COM.MICROSOFT.TEXTJOIN(&quot; &quot;;1;[.C55:.Z55])" office:value-type="string" office:string-value="&lt;ee&gt;_&lt;ea&gt;_&lt;e_e&gt; Y2_List3 Y2_Group2" calcext:value-type="string">
            <text:p>&lt;ee&gt;_&lt;ea&gt;_&lt;e_e&gt; Y2_List3 Y2_Group2</text:p>
          </table:table-cell>
          <table:table-cell office:value-type="string" calcext:value-type="string">
            <text:p>&lt;ee&gt;_&lt;ea&gt;_&lt;e_e&gt;</text:p>
          </table:table-cell>
          <table:table-cell office:value-type="string" calcext:value-type="string">
            <text:p>Y2_List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 table:formula="of:=COM.MICROSOFT.TEXTJOIN(&quot; &quot;;1;[.C56:.Z56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table:formula="of:=COM.MICROSOFT.TEXTJOIN(&quot; &quot;;1;[.C57:.Z57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ies</text:p>
          </table:table-cell>
          <table:table-cell table:formula="of:=COM.MICROSOFT.TEXTJOIN(&quot; &quot;;1;[.C58:.Z58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ying</text:p>
          </table:table-cell>
          <table:table-cell table:formula="of:=COM.MICROSOFT.TEXTJOIN(&quot; &quot;;1;[.C59:.Z59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table:formula="of:=COM.MICROSOFT.TEXTJOIN(&quot; &quot;;1;[.C60:.Z60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ed</text:p>
          </table:table-cell>
          <table:table-cell table:formula="of:=COM.MICROSOFT.TEXTJOIN(&quot; &quot;;1;[.C61:.Z61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yer</text:p>
          </table:table-cell>
          <table:table-cell table:formula="of:=COM.MICROSOFT.TEXTJOIN(&quot; &quot;;1;[.C62:.Z62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ied</text:p>
          </table:table-cell>
          <table:table-cell table:formula="of:=COM.MICROSOFT.TEXTJOIN(&quot; &quot;;1;[.C63:.Z63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right</text:p>
          </table:table-cell>
          <table:table-cell table:formula="of:=COM.MICROSOFT.TEXTJOIN(&quot; &quot;;1;[.C64:.Z64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rework</text:p>
          </table:table-cell>
          <table:table-cell table:formula="of:=COM.MICROSOFT.TEXTJOIN(&quot; &quot;;1;[.C65:.Z65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ive</text:p>
          </table:table-cell>
          <table:table-cell table:formula="of:=COM.MICROSOFT.TEXTJOIN(&quot; &quot;;1;[.C66:.Z66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light</text:p>
          </table:table-cell>
          <table:table-cell table:formula="of:=COM.MICROSOFT.TEXTJOIN(&quot; &quot;;1;[.C67:.Z67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cribe</text:p>
          </table:table-cell>
          <table:table-cell table:formula="of:=COM.MICROSOFT.TEXTJOIN(&quot; &quot;;1;[.C68:.Z68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ylum</text:p>
          </table:table-cell>
          <table:table-cell table:formula="of:=COM.MICROSOFT.TEXTJOIN(&quot; &quot;;1;[.C69:.Z69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ghtning</text:p>
          </table:table-cell>
          <table:table-cell table:formula="of:=COM.MICROSOFT.TEXTJOIN(&quot; &quot;;1;[.C70:.Z70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ightening</text:p>
          </table:table-cell>
          <table:table-cell table:formula="of:=COM.MICROSOFT.TEXTJOIN(&quot; &quot;;1;[.C71:.Z71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tterfly</text:p>
          </table:table-cell>
          <table:table-cell table:formula="of:=COM.MICROSOFT.TEXTJOIN(&quot; &quot;;1;[.C72:.Z72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ntomime</text:p>
          </table:table-cell>
          <table:table-cell table:formula="of:=COM.MICROSOFT.TEXTJOIN(&quot; &quot;;1;[.C73:.Z73])" office:value-type="string" office:string-value="&lt;ie&gt;_&lt;y&gt;_&lt;igh&gt;_&lt;i_e&gt; Y2_List4 Y2_Group2" calcext:value-type="string">
            <text:p>&lt;ie&gt;_&lt;y&gt;_&lt;igh&gt;_&lt;i_e&gt; Y2_List4 Y2_Group2</text:p>
          </table:table-cell>
          <table:table-cell office:value-type="string" calcext:value-type="string">
            <text:p>&lt;ie&gt;_&lt;y&gt;_&lt;igh&gt;_&lt;i_e&gt;</text:p>
          </table:table-cell>
          <table:table-cell office:value-type="string" calcext:value-type="string">
            <text:p>Y2_List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table:formula="of:=COM.MICROSOFT.TEXTJOIN(&quot; &quot;;1;[.C74:.Z74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oke</text:p>
          </table:table-cell>
          <table:table-cell table:formula="of:=COM.MICROSOFT.TEXTJOIN(&quot; &quot;;1;[.C75:.Z75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oak</text:p>
          </table:table-cell>
          <table:table-cell table:formula="of:=COM.MICROSOFT.TEXTJOIN(&quot; &quot;;1;[.C76:.Z76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lbow</text:p>
          </table:table-cell>
          <table:table-cell table:formula="of:=COM.MICROSOFT.TEXTJOIN(&quot; &quot;;1;[.C77:.Z77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wner</text:p>
          </table:table-cell>
          <table:table-cell table:formula="of:=COM.MICROSOFT.TEXTJOIN(&quot; &quot;;1;[.C78:.Z78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one</text:p>
          </table:table-cell>
          <table:table-cell table:formula="of:=COM.MICROSOFT.TEXTJOIN(&quot; &quot;;1;[.C79:.Z79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llow</text:p>
          </table:table-cell>
          <table:table-cell table:formula="of:=COM.MICROSOFT.TEXTJOIN(&quot; &quot;;1;[.C80:.Z80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ode</text:p>
          </table:table-cell>
          <table:table-cell table:formula="of:=COM.MICROSOFT.TEXTJOIN(&quot; &quot;;1;[.C81:.Z81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mework</text:p>
          </table:table-cell>
          <table:table-cell table:formula="of:=COM.MICROSOFT.TEXTJOIN(&quot; &quot;;1;[.C82:.Z82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aning</text:p>
          </table:table-cell>
          <table:table-cell table:formula="of:=COM.MICROSOFT.TEXTJOIN(&quot; &quot;;1;[.C83:.Z83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 table:formula="of:=COM.MICROSOFT.TEXTJOIN(&quot; &quot;;1;[.C84:.Z84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lowest</text:p>
          </table:table-cell>
          <table:table-cell table:formula="of:=COM.MICROSOFT.TEXTJOIN(&quot; &quot;;1;[.C85:.Z85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table:formula="of:=COM.MICROSOFT.TEXTJOIN(&quot; &quot;;1;[.C86:.Z86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table:formula="of:=COM.MICROSOFT.TEXTJOIN(&quot; &quot;;1;[.C87:.Z87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ghtrope</text:p>
          </table:table-cell>
          <table:table-cell table:formula="of:=COM.MICROSOFT.TEXTJOIN(&quot; &quot;;1;[.C88:.Z88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ckroach</text:p>
          </table:table-cell>
          <table:table-cell table:formula="of:=COM.MICROSOFT.TEXTJOIN(&quot; &quot;;1;[.C89:.Z89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mone</text:p>
          </table:table-cell>
          <table:table-cell table:formula="of:=COM.MICROSOFT.TEXTJOIN(&quot; &quot;;1;[.C90:.Z90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velope</text:p>
          </table:table-cell>
          <table:table-cell table:formula="of:=COM.MICROSOFT.TEXTJOIN(&quot; &quot;;1;[.C91:.Z91])" office:value-type="string" office:string-value="&lt;oa&gt;_&lt;ow&gt;_&lt;o_e&gt; Y2_List5 Y2_Group2" calcext:value-type="string">
            <text:p>&lt;oa&gt;_&lt;ow&gt;_&lt;o_e&gt; Y2_List5 Y2_Group2</text:p>
          </table:table-cell>
          <table:table-cell office:value-type="string" calcext:value-type="string">
            <text:p>&lt;oa&gt;_&lt;ow&gt;_&lt;o_e&gt;</text:p>
          </table:table-cell>
          <table:table-cell office:value-type="string" calcext:value-type="string">
            <text:p>Y2_List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ue</text:p>
          </table:table-cell>
          <table:table-cell table:formula="of:=COM.MICROSOFT.TEXTJOIN(&quot; &quot;;1;[.C92:.Z92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ute</text:p>
          </table:table-cell>
          <table:table-cell table:formula="of:=COM.MICROSOFT.TEXTJOIN(&quot; &quot;;1;[.C93:.Z93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muse</text:p>
          </table:table-cell>
          <table:table-cell table:formula="of:=COM.MICROSOFT.TEXTJOIN(&quot; &quot;;1;[.C94:.Z94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tue</text:p>
          </table:table-cell>
          <table:table-cell table:formula="of:=COM.MICROSOFT.TEXTJOIN(&quot; &quot;;1;[.C95:.Z95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rew</text:p>
          </table:table-cell>
          <table:table-cell table:formula="of:=COM.MICROSOFT.TEXTJOIN(&quot; &quot;;1;[.C96:.Z96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wer</text:p>
          </table:table-cell>
          <table:table-cell table:formula="of:=COM.MICROSOFT.TEXTJOIN(&quot; &quot;;1;[.C97:.Z97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uebell</text:p>
          </table:table-cell>
          <table:table-cell table:formula="of:=COM.MICROSOFT.TEXTJOIN(&quot; &quot;;1;[.C98:.Z98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enue</text:p>
          </table:table-cell>
          <table:table-cell table:formula="of:=COM.MICROSOFT.TEXTJOIN(&quot; &quot;;1;[.C99:.Z99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lloute</text:p>
          </table:table-cell>
          <table:table-cell table:formula="of:=COM.MICROSOFT.TEXTJOIN(&quot; &quot;;1;[.C100:.Z100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COM.MICROSOFT.TEXTJOIN(&quot; &quot;;1;[.C101:.Z101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wt</text:p>
          </table:table-cell>
          <table:table-cell table:formula="of:=COM.MICROSOFT.TEXTJOIN(&quot; &quot;;1;[.C102:.Z102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tune</text:p>
          </table:table-cell>
          <table:table-cell table:formula="of:=COM.MICROSOFT.TEXTJOIN(&quot; &quot;;1;[.C103:.Z103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Yuletide</text:p>
          </table:table-cell>
          <table:table-cell table:formula="of:=COM.MICROSOFT.TEXTJOIN(&quot; &quot;;1;[.C104:.Z104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enue</text:p>
          </table:table-cell>
          <table:table-cell table:formula="of:=COM.MICROSOFT.TEXTJOIN(&quot; &quot;;1;[.C105:.Z105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titude</text:p>
          </table:table-cell>
          <table:table-cell table:formula="of:=COM.MICROSOFT.TEXTJOIN(&quot; &quot;;1;[.C106:.Z106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stume</text:p>
          </table:table-cell>
          <table:table-cell table:formula="of:=COM.MICROSOFT.TEXTJOIN(&quot; &quot;;1;[.C107:.Z107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bsolute</text:p>
          </table:table-cell>
          <table:table-cell table:formula="of:=COM.MICROSOFT.TEXTJOIN(&quot; &quot;;1;[.C108:.Z108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rewdriver</text:p>
          </table:table-cell>
          <table:table-cell table:formula="of:=COM.MICROSOFT.TEXTJOIN(&quot; &quot;;1;[.C109:.Z109])" office:value-type="string" office:string-value="&lt;ue&gt;_&lt;ew&gt;_&lt;u_e&gt; Y2_List6 Y2_Group2" calcext:value-type="string">
            <text:p>&lt;ue&gt;_&lt;ew&gt;_&lt;u_e&gt; Y2_List6 Y2_Group2</text:p>
          </table:table-cell>
          <table:table-cell office:value-type="string" calcext:value-type="string">
            <text:p>&lt;ue&gt;_&lt;ew&gt;_&lt;u_e&gt;</text:p>
          </table:table-cell>
          <table:table-cell office:value-type="string" calcext:value-type="string">
            <text:p>Y2_List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e</text:p>
          </table:table-cell>
          <table:table-cell table:formula="of:=COM.MICROSOFT.TEXTJOIN(&quot; &quot;;1;[.C110:.Z110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se</text:p>
          </table:table-cell>
          <table:table-cell table:formula="of:=COM.MICROSOFT.TEXTJOIN(&quot; &quot;;1;[.C111:.Z111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ede</text:p>
          </table:table-cell>
          <table:table-cell table:formula="of:=COM.MICROSOFT.TEXTJOIN(&quot; &quot;;1;[.C112:.Z112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formula="of:=COM.MICROSOFT.TEXTJOIN(&quot; &quot;;1;[.C113:.Z113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ede</text:p>
          </table:table-cell>
          <table:table-cell table:formula="of:=COM.MICROSOFT.TEXTJOIN(&quot; &quot;;1;[.C114:.Z114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heme</text:p>
          </table:table-cell>
          <table:table-cell table:formula="of:=COM.MICROSOFT.TEXTJOIN(&quot; &quot;;1;[.C115:.Z115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cede</text:p>
          </table:table-cell>
          <table:table-cell table:formula="of:=COM.MICROSOFT.TEXTJOIN(&quot; &quot;;1;[.C116:.Z116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mpede</text:p>
          </table:table-cell>
          <table:table-cell table:formula="of:=COM.MICROSOFT.TEXTJOIN(&quot; &quot;;1;[.C117:.Z117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 table:formula="of:=COM.MICROSOFT.TEXTJOIN(&quot; &quot;;1;[.C118:.Z118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 table:formula="of:=COM.MICROSOFT.TEXTJOIN(&quot; &quot;;1;[.C119:.Z119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hlete</text:p>
          </table:table-cell>
          <table:table-cell table:formula="of:=COM.MICROSOFT.TEXTJOIN(&quot; &quot;;1;[.C120:.Z120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crete</text:p>
          </table:table-cell>
          <table:table-cell table:formula="of:=COM.MICROSOFT.TEXTJOIN(&quot; &quot;;1;[.C121:.Z121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preme</text:p>
          </table:table-cell>
          <table:table-cell table:formula="of:=COM.MICROSOFT.TEXTJOIN(&quot; &quot;;1;[.C122:.Z122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tervene</text:p>
          </table:table-cell>
          <table:table-cell table:formula="of:=COM.MICROSOFT.TEXTJOIN(&quot; &quot;;1;[.C123:.Z123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formula="of:=COM.MICROSOFT.TEXTJOIN(&quot; &quot;;1;[.C124:.Z124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 table:formula="of:=COM.MICROSOFT.TEXTJOIN(&quot; &quot;;1;[.C125:.Z125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bsolete</text:p>
          </table:table-cell>
          <table:table-cell table:formula="of:=COM.MICROSOFT.TEXTJOIN(&quot; &quot;;1;[.C126:.Z126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entipede</text:p>
          </table:table-cell>
          <table:table-cell table:formula="of:=COM.MICROSOFT.TEXTJOIN(&quot; &quot;;1;[.C127:.Z127])" office:value-type="string" office:string-value="&lt;e_e&gt; Y2_List7 Y2_Group2" calcext:value-type="string">
            <text:p>&lt;e_e&gt; Y2_List7 Y2_Group2</text:p>
          </table:table-cell>
          <table:table-cell office:value-type="string" calcext:value-type="string">
            <text:p>&lt;e_e&gt;</text:p>
          </table:table-cell>
          <table:table-cell office:value-type="string" calcext:value-type="string">
            <text:p>Y2_List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 table:formula="of:=COM.MICROSOFT.TEXTJOIN(&quot; &quot;;1;[.C128:.Z128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kunk</text:p>
          </table:table-cell>
          <table:table-cell table:formula="of:=COM.MICROSOFT.TEXTJOIN(&quot; &quot;;1;[.C129:.Z129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nker</text:p>
          </table:table-cell>
          <table:table-cell table:formula="of:=COM.MICROSOFT.TEXTJOIN(&quot; &quot;;1;[.C130:.Z130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nk</text:p>
          </table:table-cell>
          <table:table-cell table:formula="of:=COM.MICROSOFT.TEXTJOIN(&quot; &quot;;1;[.C131:.Z131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unk</text:p>
          </table:table-cell>
          <table:table-cell table:formula="of:=COM.MICROSOFT.TEXTJOIN(&quot; &quot;;1;[.C132:.Z132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nken</text:p>
          </table:table-cell>
          <table:table-cell table:formula="of:=COM.MICROSOFT.TEXTJOIN(&quot; &quot;;1;[.C133:.Z133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chor</text:p>
          </table:table-cell>
          <table:table-cell table:formula="of:=COM.MICROSOFT.TEXTJOIN(&quot; &quot;;1;[.C134:.Z134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anket</text:p>
          </table:table-cell>
          <table:table-cell table:formula="of:=COM.MICROSOFT.TEXTJOIN(&quot; &quot;;1;[.C135:.Z135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nger</text:p>
          </table:table-cell>
          <table:table-cell table:formula="of:=COM.MICROSOFT.TEXTJOIN(&quot; &quot;;1;[.C136:.Z136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nger</text:p>
          </table:table-cell>
          <table:table-cell table:formula="of:=COM.MICROSOFT.TEXTJOIN(&quot; &quot;;1;[.C137:.Z137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ler</text:p>
          </table:table-cell>
          <table:table-cell table:formula="of:=COM.MICROSOFT.TEXTJOIN(&quot; &quot;;1;[.C138:.Z138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inct</text:p>
          </table:table-cell>
          <table:table-cell table:formula="of:=COM.MICROSOFT.TEXTJOIN(&quot; &quot;;1;[.C139:.Z139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inking</text:p>
          </table:table-cell>
          <table:table-cell table:formula="of:=COM.MICROSOFT.TEXTJOIN(&quot; &quot;;1;[.C140:.Z140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ndkerchief</text:p>
          </table:table-cell>
          <table:table-cell table:formula="of:=COM.MICROSOFT.TEXTJOIN(&quot; &quot;;1;[.C141:.Z141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uish</text:p>
          </table:table-cell>
          <table:table-cell table:formula="of:=COM.MICROSOFT.TEXTJOIN(&quot; &quot;;1;[.C142:.Z142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tinctive</text:p>
          </table:table-cell>
          <table:table-cell table:formula="of:=COM.MICROSOFT.TEXTJOIN(&quot; &quot;;1;[.C143:.Z143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funct</text:p>
          </table:table-cell>
          <table:table-cell table:formula="of:=COM.MICROSOFT.TEXTJOIN(&quot; &quot;;1;[.C144:.Z144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ngular</text:p>
          </table:table-cell>
          <table:table-cell table:formula="of:=COM.MICROSOFT.TEXTJOIN(&quot; &quot;;1;[.C145:.Z145])" office:value-type="string" office:string-value="&lt;n&gt;_for_/ng/ Y2_List8 Y2_Group2" calcext:value-type="string">
            <text:p>&lt;n&gt;_for_/ng/ Y2_List8 Y2_Group2</text:p>
          </table:table-cell>
          <table:table-cell office:value-type="string" calcext:value-type="string">
            <text:p>&lt;n&gt;_for_/ng/</text:p>
          </table:table-cell>
          <table:table-cell office:value-type="string" calcext:value-type="string">
            <text:p>Y2_List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ce</text:p>
          </table:table-cell>
          <table:table-cell table:formula="of:=COM.MICROSOFT.TEXTJOIN(&quot; &quot;;1;[.C146:.Z146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table:formula="of:=COM.MICROSOFT.TEXTJOIN(&quot; &quot;;1;[.C147:.Z147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nce</text:p>
          </table:table-cell>
          <table:table-cell table:formula="of:=COM.MICROSOFT.TEXTJOIN(&quot; &quot;;1;[.C148:.Z148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wice</text:p>
          </table:table-cell>
          <table:table-cell table:formula="of:=COM.MICROSOFT.TEXTJOIN(&quot; &quot;;1;[.C149:.Z149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ncel</text:p>
          </table:table-cell>
          <table:table-cell table:formula="of:=COM.MICROSOFT.TEXTJOIN(&quot; &quot;;1;[.C150:.Z150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ncess</text:p>
          </table:table-cell>
          <table:table-cell table:formula="of:=COM.MICROSOFT.TEXTJOIN(&quot; &quot;;1;[.C151:.Z151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table:formula="of:=COM.MICROSOFT.TEXTJOIN(&quot; &quot;;1;[.C152:.Z152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TEXTJOIN(&quot; &quot;;1;[.C153:.Z153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ice</text:p>
          </table:table-cell>
          <table:table-cell table:formula="of:=COM.MICROSOFT.TEXTJOIN(&quot; &quot;;1;[.C154:.Z154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lence</text:p>
          </table:table-cell>
          <table:table-cell table:formula="of:=COM.MICROSOFT.TEXTJOIN(&quot; &quot;;1;[.C155:.Z155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table:formula="of:=COM.MICROSOFT.TEXTJOIN(&quot; &quot;;1;[.C156:.Z156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cident</text:p>
          </table:table-cell>
          <table:table-cell table:formula="of:=COM.MICROSOFT.TEXTJOIN(&quot; &quot;;1;[.C157:.Z157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cident</text:p>
          </table:table-cell>
          <table:table-cell table:formula="of:=COM.MICROSOFT.TEXTJOIN(&quot; &quot;;1;[.C158:.Z158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 table:formula="of:=COM.MICROSOFT.TEXTJOIN(&quot; &quot;;1;[.C159:.Z159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ereal</text:p>
          </table:table-cell>
          <table:table-cell table:formula="of:=COM.MICROSOFT.TEXTJOIN(&quot; &quot;;1;[.C160:.Z160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cancy</text:p>
          </table:table-cell>
          <table:table-cell table:formula="of:=COM.MICROSOFT.TEXTJOIN(&quot; &quot;;1;[.C161:.Z161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vance</text:p>
          </table:table-cell>
          <table:table-cell table:formula="of:=COM.MICROSOFT.TEXTJOIN(&quot; &quot;;1;[.C162:.Z162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innamon</text:p>
          </table:table-cell>
          <table:table-cell table:formula="of:=COM.MICROSOFT.TEXTJOIN(&quot; &quot;;1;[.C163:.Z163])" office:value-type="string" office:string-value="Soft_&lt;c&gt; Y2_List9 Y2_Group2" calcext:value-type="string">
            <text:p>Soft_&lt;c&gt; Y2_List9 Y2_Group2</text:p>
          </table:table-cell>
          <table:table-cell office:value-type="string" calcext:value-type="string">
            <text:p>Soft_&lt;c&gt;</text:p>
          </table:table-cell>
          <table:table-cell office:value-type="string" calcext:value-type="string">
            <text:p>Y2_List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 table:formula="of:=COM.MICROSOFT.TEXTJOIN(&quot; &quot;;1;[.C164:.Z164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rgin</text:p>
          </table:table-cell>
          <table:table-cell table:formula="of:=COM.MICROSOFT.TEXTJOIN(&quot; &quot;;1;[.C165:.Z165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el</text:p>
          </table:table-cell>
          <table:table-cell table:formula="of:=COM.MICROSOFT.TEXTJOIN(&quot; &quot;;1;[.C166:.Z166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table:formula="of:=COM.MICROSOFT.TEXTJOIN(&quot; &quot;;1;[.C167:.Z167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rm</text:p>
          </table:table-cell>
          <table:table-cell table:formula="of:=COM.MICROSOFT.TEXTJOIN(&quot; &quot;;1;[.C168:.Z168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 table:formula="of:=COM.MICROSOFT.TEXTJOIN(&quot; &quot;;1;[.C169:.Z169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iraffe</text:p>
          </table:table-cell>
          <table:table-cell table:formula="of:=COM.MICROSOFT.TEXTJOIN(&quot; &quot;;1;[.C170:.Z170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table:formula="of:=COM.MICROSOFT.TEXTJOIN(&quot; &quot;;1;[.C171:.Z171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table:formula="of:=COM.MICROSOFT.TEXTJOIN(&quot; &quot;;1;[.C172:.Z172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gical</text:p>
          </table:table-cell>
          <table:table-cell table:formula="of:=COM.MICROSOFT.TEXTJOIN(&quot; &quot;;1;[.C173:.Z173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ange</text:p>
          </table:table-cell>
          <table:table-cell table:formula="of:=COM.MICROSOFT.TEXTJOIN(&quot; &quot;;1;[.C174:.Z174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table:formula="of:=COM.MICROSOFT.TEXTJOIN(&quot; &quot;;1;[.C175:.Z175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 table:formula="of:=COM.MICROSOFT.TEXTJOIN(&quot; &quot;;1;[.C176:.Z176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netic</text:p>
          </table:table-cell>
          <table:table-cell table:formula="of:=COM.MICROSOFT.TEXTJOIN(&quot; &quot;;1;[.C177:.Z177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ymnastics</text:p>
          </table:table-cell>
          <table:table-cell table:formula="of:=COM.MICROSOFT.TEXTJOIN(&quot; &quot;;1;[.C178:.Z178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ergency</text:p>
          </table:table-cell>
          <table:table-cell table:formula="of:=COM.MICROSOFT.TEXTJOIN(&quot; &quot;;1;[.C179:.Z179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ungeon</text:p>
          </table:table-cell>
          <table:table-cell table:formula="of:=COM.MICROSOFT.TEXTJOIN(&quot; &quot;;1;[.C180:.Z180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rgency</text:p>
          </table:table-cell>
          <table:table-cell table:formula="of:=COM.MICROSOFT.TEXTJOIN(&quot; &quot;;1;[.C181:.Z181])" office:value-type="string" office:string-value="Soft_&lt;g&gt; Y2_List10 Y2_Group2" calcext:value-type="string">
            <text:p>Soft_&lt;g&gt; Y2_List10 Y2_Group2</text:p>
          </table:table-cell>
          <table:table-cell office:value-type="string" calcext:value-type="string">
            <text:p>Soft_&lt;g&gt;</text:p>
          </table:table-cell>
          <table:table-cell office:value-type="string" calcext:value-type="string">
            <text:p>Y2_List1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tch</text:p>
          </table:table-cell>
          <table:table-cell table:formula="of:=COM.MICROSOFT.TEXTJOIN(&quot; &quot;;1;[.C182:.Z182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tch</text:p>
          </table:table-cell>
          <table:table-cell table:formula="of:=COM.MICROSOFT.TEXTJOIN(&quot; &quot;;1;[.C183:.Z183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tch</text:p>
          </table:table-cell>
          <table:table-cell table:formula="of:=COM.MICROSOFT.TEXTJOIN(&quot; &quot;;1;[.C184:.Z184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table:formula="of:=COM.MICROSOFT.TEXTJOIN(&quot; &quot;;1;[.C185:.Z185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table:formula="of:=COM.MICROSOFT.TEXTJOIN(&quot; &quot;;1;[.C186:.Z186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tch</text:p>
          </table:table-cell>
          <table:table-cell table:formula="of:=COM.MICROSOFT.TEXTJOIN(&quot; &quot;;1;[.C187:.Z187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table:formula="of:=COM.MICROSOFT.TEXTJOIN(&quot; &quot;;1;[.C188:.Z188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atch</text:p>
          </table:table-cell>
          <table:table-cell table:formula="of:=COM.MICROSOFT.TEXTJOIN(&quot; &quot;;1;[.C189:.Z189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tcher</text:p>
          </table:table-cell>
          <table:table-cell table:formula="of:=COM.MICROSOFT.TEXTJOIN(&quot; &quot;;1;[.C190:.Z190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table:formula="of:=COM.MICROSOFT.TEXTJOIN(&quot; &quot;;1;[.C191:.Z191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ketch</text:p>
          </table:table-cell>
          <table:table-cell table:formula="of:=COM.MICROSOFT.TEXTJOIN(&quot; &quot;;1;[.C192:.Z192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utches</text:p>
          </table:table-cell>
          <table:table-cell table:formula="of:=COM.MICROSOFT.TEXTJOIN(&quot; &quot;;1;[.C193:.Z193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tching</text:p>
          </table:table-cell>
          <table:table-cell table:formula="of:=COM.MICROSOFT.TEXTJOIN(&quot; &quot;;1;[.C194:.Z194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etcher</text:p>
          </table:table-cell>
          <table:table-cell table:formula="of:=COM.MICROSOFT.TEXTJOIN(&quot; &quot;;1;[.C195:.Z195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etchup</text:p>
          </table:table-cell>
          <table:table-cell table:formula="of:=COM.MICROSOFT.TEXTJOIN(&quot; &quot;;1;[.C196:.Z196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retched</text:p>
          </table:table-cell>
          <table:table-cell table:formula="of:=COM.MICROSOFT.TEXTJOIN(&quot; &quot;;1;[.C197:.Z197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cratching</text:p>
          </table:table-cell>
          <table:table-cell table:formula="of:=COM.MICROSOFT.TEXTJOIN(&quot; &quot;;1;[.C198:.Z198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etching</text:p>
          </table:table-cell>
          <table:table-cell table:formula="of:=COM.MICROSOFT.TEXTJOIN(&quot; &quot;;1;[.C199:.Z199])" office:value-type="string" office:string-value="&lt;tch&gt; Y2_List11 Y2_Group2" calcext:value-type="string">
            <text:p>&lt;tch&gt; Y2_List11 Y2_Group2</text:p>
          </table:table-cell>
          <table:table-cell office:value-type="string" calcext:value-type="string">
            <text:p>&lt;tch&gt;</text:p>
          </table:table-cell>
          <table:table-cell office:value-type="string" calcext:value-type="string">
            <text:p>Y2_List1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table:formula="of:=COM.MICROSOFT.TEXTJOIN(&quot; &quot;;1;[.C200:.Z200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dge</text:p>
          </table:table-cell>
          <table:table-cell table:formula="of:=COM.MICROSOFT.TEXTJOIN(&quot; &quot;;1;[.C201:.Z201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ledge</text:p>
          </table:table-cell>
          <table:table-cell table:formula="of:=COM.MICROSOFT.TEXTJOIN(&quot; &quot;;1;[.C202:.Z202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dge</text:p>
          </table:table-cell>
          <table:table-cell table:formula="of:=COM.MICROSOFT.TEXTJOIN(&quot; &quot;;1;[.C203:.Z203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dger</text:p>
          </table:table-cell>
          <table:table-cell table:formula="of:=COM.MICROSOFT.TEXTJOIN(&quot; &quot;;1;[.C204:.Z204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table:formula="of:=COM.MICROSOFT.TEXTJOIN(&quot; &quot;;1;[.C205:.Z205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adget</text:p>
          </table:table-cell>
          <table:table-cell table:formula="of:=COM.MICROSOFT.TEXTJOIN(&quot; &quot;;1;[.C206:.Z206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dge</text:p>
          </table:table-cell>
          <table:table-cell table:formula="of:=COM.MICROSOFT.TEXTJOIN(&quot; &quot;;1;[.C207:.Z207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dget</text:p>
          </table:table-cell>
          <table:table-cell table:formula="of:=COM.MICROSOFT.TEXTJOIN(&quot; &quot;;1;[.C208:.Z208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dge</text:p>
          </table:table-cell>
          <table:table-cell table:formula="of:=COM.MICROSOFT.TEXTJOIN(&quot; &quot;;1;[.C209:.Z209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dgreow</text:p>
          </table:table-cell>
          <table:table-cell table:formula="of:=COM.MICROSOFT.TEXTJOIN(&quot; &quot;;1;[.C210:.Z210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dgehog</text:p>
          </table:table-cell>
          <table:table-cell table:formula="of:=COM.MICROSOFT.TEXTJOIN(&quot; &quot;;1;[.C211:.Z211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nowledge</text:p>
          </table:table-cell>
          <table:table-cell table:formula="of:=COM.MICROSOFT.TEXTJOIN(&quot; &quot;;1;[.C212:.Z212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grudge</text:p>
          </table:table-cell>
          <table:table-cell table:formula="of:=COM.MICROSOFT.TEXTJOIN(&quot; &quot;;1;[.C213:.Z213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rridge</text:p>
          </table:table-cell>
          <table:table-cell table:formula="of:=COM.MICROSOFT.TEXTJOIN(&quot; &quot;;1;[.C214:.Z214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dgerigar</text:p>
          </table:table-cell>
          <table:table-cell table:formula="of:=COM.MICROSOFT.TEXTJOIN(&quot; &quot;;1;[.C215:.Z215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wbridge</text:p>
          </table:table-cell>
          <table:table-cell table:formula="of:=COM.MICROSOFT.TEXTJOIN(&quot; &quot;;1;[.C216:.Z216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rtridge</text:p>
          </table:table-cell>
          <table:table-cell table:formula="of:=COM.MICROSOFT.TEXTJOIN(&quot; &quot;;1;[.C217:.Z217])" office:value-type="string" office:string-value="&lt;dge&gt; Y2_List12 Y2_Group2" calcext:value-type="string">
            <text:p>&lt;dge&gt; Y2_List12 Y2_Group2</text:p>
          </table:table-cell>
          <table:table-cell office:value-type="string" calcext:value-type="string">
            <text:p>&lt;dge&gt;</text:p>
          </table:table-cell>
          <table:table-cell office:value-type="string" calcext:value-type="string">
            <text:p>Y2_List1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table:formula="of:=COM.MICROSOFT.TEXTJOIN(&quot; &quot;;1;[.C218:.Z218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agle</text:p>
          </table:table-cell>
          <table:table-cell table:formula="of:=COM.MICROSOFT.TEXTJOIN(&quot; &quot;;1;[.C219:.Z219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etle</text:p>
          </table:table-cell>
          <table:table-cell table:formula="of:=COM.MICROSOFT.TEXTJOIN(&quot; &quot;;1;[.C220:.Z220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ndle</text:p>
          </table:table-cell>
          <table:table-cell table:formula="of:=COM.MICROSOFT.TEXTJOIN(&quot; &quot;;1;[.C221:.Z221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uzzle</text:p>
          </table:table-cell>
          <table:table-cell table:formula="of:=COM.MICROSOFT.TEXTJOIN(&quot; &quot;;1;[.C222:.Z222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 table:formula="of:=COM.MICROSOFT.TEXTJOIN(&quot; &quot;;1;[.C223:.Z223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jungle</text:p>
          </table:table-cell>
          <table:table-cell table:formula="of:=COM.MICROSOFT.TEXTJOIN(&quot; &quot;;1;[.C224:.Z224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rible</text:p>
          </table:table-cell>
          <table:table-cell table:formula="of:=COM.MICROSOFT.TEXTJOIN(&quot; &quot;;1;[.C225:.Z225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errible</text:p>
          </table:table-cell>
          <table:table-cell table:formula="of:=COM.MICROSOFT.TEXTJOIN(&quot; &quot;;1;[.C226:.Z226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nuckle</text:p>
          </table:table-cell>
          <table:table-cell table:formula="of:=COM.MICROSOFT.TEXTJOIN(&quot; &quot;;1;[.C227:.Z227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table:formula="of:=COM.MICROSOFT.TEXTJOIN(&quot; &quot;;1;[.C228:.Z228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bstacle</text:p>
          </table:table-cell>
          <table:table-cell table:formula="of:=COM.MICROSOFT.TEXTJOIN(&quot; &quot;;1;[.C229:.Z229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midable</text:p>
          </table:table-cell>
          <table:table-cell table:formula="of:=COM.MICROSOFT.TEXTJOIN(&quot; &quot;;1;[.C230:.Z230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robable</text:p>
          </table:table-cell>
          <table:table-cell table:formula="of:=COM.MICROSOFT.TEXTJOIN(&quot; &quot;;1;[.C231:.Z231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possible</text:p>
          </table:table-cell>
          <table:table-cell table:formula="of:=COM.MICROSOFT.TEXTJOIN(&quot; &quot;;1;[.C232:.Z232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 table:formula="of:=COM.MICROSOFT.TEXTJOIN(&quot; &quot;;1;[.C233:.Z233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lievable</text:p>
          </table:table-cell>
          <table:table-cell table:formula="of:=COM.MICROSOFT.TEXTJOIN(&quot; &quot;;1;[.C234:.Z234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table:formula="of:=COM.MICROSOFT.TEXTJOIN(&quot; &quot;;1;[.C235:.Z235])" office:value-type="string" office:string-value="&lt;le&gt; Y2_List13 Y2_Group2" calcext:value-type="string">
            <text:p>&lt;le&gt; Y2_List13 Y2_Group2</text:p>
          </table:table-cell>
          <table:table-cell office:value-type="string" calcext:value-type="string">
            <text:p>&lt;le&gt;</text:p>
          </table:table-cell>
          <table:table-cell office:value-type="string" calcext:value-type="string">
            <text:p>Y2_List1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ver</text:p>
          </table:table-cell>
          <table:table-cell table:formula="of:=COM.MICROSOFT.TEXTJOIN(&quot; &quot;;1;[.C236:.Z236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 table:formula="of:=COM.MICROSOFT.TEXTJOIN(&quot; &quot;;1;[.C237:.Z237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COM.MICROSOFT.TEXTJOIN(&quot; &quot;;1;[.C238:.Z238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 table:formula="of:=COM.MICROSOFT.TEXTJOIN(&quot; &quot;;1;[.C239:.Z239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iquid</text:p>
          </table:table-cell>
          <table:table-cell table:formula="of:=COM.MICROSOFT.TEXTJOIN(&quot; &quot;;1;[.C240:.Z240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eak</text:p>
          </table:table-cell>
          <table:table-cell table:formula="of:=COM.MICROSOFT.TEXTJOIN(&quot; &quot;;1;[.C241:.Z241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te</text:p>
          </table:table-cell>
          <table:table-cell table:formula="of:=COM.MICROSOFT.TEXTJOIN(&quot; &quot;;1;[.C242:.Z242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rrel</text:p>
          </table:table-cell>
          <table:table-cell table:formula="of:=COM.MICROSOFT.TEXTJOIN(&quot; &quot;;1;[.C243:.Z243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eeze</text:p>
          </table:table-cell>
          <table:table-cell table:formula="of:=COM.MICROSOFT.TEXTJOIN(&quot; &quot;;1;[.C244:.Z244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irrel</text:p>
          </table:table-cell>
          <table:table-cell table:formula="of:=COM.MICROSOFT.TEXTJOIN(&quot; &quot;;1;[.C245:.Z245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sh</text:p>
          </table:table-cell>
          <table:table-cell table:formula="of:=COM.MICROSOFT.TEXTJOIN(&quot; &quot;;1;[.C246:.Z246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quatic</text:p>
          </table:table-cell>
          <table:table-cell table:formula="of:=COM.MICROSOFT.TEXTJOIN(&quot; &quot;;1;[.C247:.Z247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quest</text:p>
          </table:table-cell>
          <table:table-cell table:formula="of:=COM.MICROSOFT.TEXTJOIN(&quot; &quot;;1;[.C248:.Z248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nquet</text:p>
          </table:table-cell>
          <table:table-cell table:formula="of:=COM.MICROSOFT.TEXTJOIN(&quot; &quot;;1;[.C249:.Z249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quarium</text:p>
          </table:table-cell>
          <table:table-cell table:formula="of:=COM.MICROSOFT.TEXTJOIN(&quot; &quot;;1;[.C250:.Z250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ipment</text:p>
          </table:table-cell>
          <table:table-cell table:formula="of:=COM.MICROSOFT.TEXTJOIN(&quot; &quot;;1;[.C251:.Z251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loquent</text:p>
          </table:table-cell>
          <table:table-cell table:formula="of:=COM.MICROSOFT.TEXTJOIN(&quot; &quot;;1;[.C252:.Z252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quator</text:p>
          </table:table-cell>
          <table:table-cell table:formula="of:=COM.MICROSOFT.TEXTJOIN(&quot; &quot;;1;[.C253:.Z253])" office:value-type="string" office:string-value="&lt;qu&gt; Y2_List14 Y2_Group2" calcext:value-type="string">
            <text:p>&lt;qu&gt; Y2_List14 Y2_Group2</text:p>
          </table:table-cell>
          <table:table-cell office:value-type="string" calcext:value-type="string">
            <text:p>&lt;qu&gt;</text:p>
          </table:table-cell>
          <table:table-cell office:value-type="string" calcext:value-type="string">
            <text:p>Y2_List1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asy</text:p>
          </table:table-cell>
          <table:table-cell table:formula="of:=COM.MICROSOFT.TEXTJOIN(&quot; &quot;;1;[.C254:.Z254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sy</text:p>
          </table:table-cell>
          <table:table-cell table:formula="of:=COM.MICROSOFT.TEXTJOIN(&quot; &quot;;1;[.C255:.Z255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se</text:p>
          </table:table-cell>
          <table:table-cell table:formula="of:=COM.MICROSOFT.TEXTJOIN(&quot; &quot;;1;[.C256:.Z256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formula="of:=COM.MICROSOFT.TEXTJOIN(&quot; &quot;;1;[.C257:.Z257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son</text:p>
          </table:table-cell>
          <table:table-cell table:formula="of:=COM.MICROSOFT.TEXTJOIN(&quot; &quot;;1;[.C258:.Z258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mal</text:p>
          </table:table-cell>
          <table:table-cell table:formula="of:=COM.MICROSOFT.TEXTJOIN(&quot; &quot;;1;[.C259:.Z259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smic</text:p>
          </table:table-cell>
          <table:table-cell table:formula="of:=COM.MICROSOFT.TEXTJOIN(&quot; &quot;;1;[.C260:.Z260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table:formula="of:=COM.MICROSOFT.TEXTJOIN(&quot; &quot;;1;[.C261:.Z261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sery</text:p>
          </table:table-cell>
          <table:table-cell table:formula="of:=COM.MICROSOFT.TEXTJOIN(&quot; &quot;;1;[.C262:.Z262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ent</text:p>
          </table:table-cell>
          <table:table-cell table:formula="of:=COM.MICROSOFT.TEXTJOIN(&quot; &quot;;1;[.C263:.Z263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ident</text:p>
          </table:table-cell>
          <table:table-cell table:formula="of:=COM.MICROSOFT.TEXTJOIN(&quot; &quot;;1;[.C264:.Z264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spberry</text:p>
          </table:table-cell>
          <table:table-cell table:formula="of:=COM.MICROSOFT.TEXTJOIN(&quot; &quot;;1;[.C265:.Z265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 table:formula="of:=COM.MICROSOFT.TEXTJOIN(&quot; &quot;;1;[.C266:.Z266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visible</text:p>
          </table:table-cell>
          <table:table-cell table:formula="of:=COM.MICROSOFT.TEXTJOIN(&quot; &quot;;1;[.C267:.Z267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usiness</text:p>
          </table:table-cell>
          <table:table-cell table:formula="of:=COM.MICROSOFT.TEXTJOIN(&quot; &quot;;1;[.C268:.Z268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quisitive</text:p>
          </table:table-cell>
          <table:table-cell table:formula="of:=COM.MICROSOFT.TEXTJOIN(&quot; &quot;;1;[.C269:.Z269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position</text:p>
          </table:table-cell>
          <table:table-cell table:formula="of:=COM.MICROSOFT.TEXTJOIN(&quot; &quot;;1;[.C270:.Z270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thusiastic</text:p>
          </table:table-cell>
          <table:table-cell table:formula="of:=COM.MICROSOFT.TEXTJOIN(&quot; &quot;;1;[.C271:.Z271])" office:value-type="string" office:string-value="&lt;s&gt;_for_/z/ Y2_List15 Y2_Group2" calcext:value-type="string">
            <text:p>&lt;s&gt;_for_/z/ Y2_List15 Y2_Group2</text:p>
          </table:table-cell>
          <table:table-cell office:value-type="string" calcext:value-type="string">
            <text:p>&lt;s&gt;_for_/z/</text:p>
          </table:table-cell>
          <table:table-cell office:value-type="string" calcext:value-type="string">
            <text:p>Y2_List1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oze</text:p>
          </table:table-cell>
          <table:table-cell table:formula="of:=COM.MICROSOFT.TEXTJOIN(&quot; &quot;;1;[.C272:.Z272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eeze</text:p>
          </table:table-cell>
          <table:table-cell table:formula="of:=COM.MICROSOFT.TEXTJOIN(&quot; &quot;;1;[.C273:.Z273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table:formula="of:=COM.MICROSOFT.TEXTJOIN(&quot; &quot;;1;[.C274:.Z274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oose</text:p>
          </table:table-cell>
          <table:table-cell table:formula="of:=COM.MICROSOFT.TEXTJOIN(&quot; &quot;;1;[.C275:.Z275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eeze</text:p>
          </table:table-cell>
          <table:table-cell table:formula="of:=COM.MICROSOFT.TEXTJOIN(&quot; &quot;;1;[.C276:.Z276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eze</text:p>
          </table:table-cell>
          <table:table-cell table:formula="of:=COM.MICROSOFT.TEXTJOIN(&quot; &quot;;1;[.C277:.Z277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eze</text:p>
          </table:table-cell>
          <table:table-cell table:formula="of:=COM.MICROSOFT.TEXTJOIN(&quot; &quot;;1;[.C278:.Z278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ise</text:p>
          </table:table-cell>
          <table:table-cell table:formula="of:=COM.MICROSOFT.TEXTJOIN(&quot; &quot;;1;[.C279:.Z279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owse</text:p>
          </table:table-cell>
          <table:table-cell table:formula="of:=COM.MICROSOFT.TEXTJOIN(&quot; &quot;;1;[.C280:.Z280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onze</text:p>
          </table:table-cell>
          <table:table-cell table:formula="of:=COM.MICROSOFT.TEXTJOIN(&quot; &quot;;1;[.C281:.Z281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use</text:p>
          </table:table-cell>
          <table:table-cell table:formula="of:=COM.MICROSOFT.TEXTJOIN(&quot; &quot;;1;[.C282:.Z282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 table:formula="of:=COM.MICROSOFT.TEXTJOIN(&quot; &quot;;1;[.C283:.Z283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ese</text:p>
          </table:table-cell>
          <table:table-cell table:formula="of:=COM.MICROSOFT.TEXTJOIN(&quot; &quot;;1;[.C284:.Z284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uise</text:p>
          </table:table-cell>
          <table:table-cell table:formula="of:=COM.MICROSOFT.TEXTJOIN(&quot; &quot;;1;[.C285:.Z285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lause</text:p>
          </table:table-cell>
          <table:table-cell table:formula="of:=COM.MICROSOFT.TEXTJOIN(&quot; &quot;;1;[.C286:.Z286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raise</text:p>
          </table:table-cell>
          <table:table-cell table:formula="of:=COM.MICROSOFT.TEXTJOIN(&quot; &quot;;1;[.C287:.Z287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rquoise</text:p>
          </table:table-cell>
          <table:table-cell table:formula="of:=COM.MICROSOFT.TEXTJOIN(&quot; &quot;;1;[.C288:.Z288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yonnaise</text:p>
          </table:table-cell>
          <table:table-cell table:formula="of:=COM.MICROSOFT.TEXTJOIN(&quot; &quot;;1;[.C289:.Z289])" office:value-type="string" office:string-value="&lt;se&gt; &lt;ze&gt;_for_/z/ Y2_List16 Y2_Group2" calcext:value-type="string">
            <text:p>&lt;se&gt; &lt;ze&gt;_for_/z/ Y2_List16 Y2_Group2</text:p>
          </table:table-cell>
          <table:table-cell office:value-type="string" calcext:value-type="string">
            <text:p>&lt;se&gt; &lt;ze&gt;_for_/z/</text:p>
          </table:table-cell>
          <table:table-cell office:value-type="string" calcext:value-type="string">
            <text:p>Y2_List1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eless</text:p>
          </table:table-cell>
          <table:table-cell table:formula="of:=COM.MICROSOFT.TEXTJOIN(&quot; &quot;;1;[.C290:.Z290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lpless</text:p>
          </table:table-cell>
          <table:table-cell table:formula="of:=COM.MICROSOFT.TEXTJOIN(&quot; &quot;;1;[.C291:.Z291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dless</text:p>
          </table:table-cell>
          <table:table-cell table:formula="of:=COM.MICROSOFT.TEXTJOIN(&quot; &quot;;1;[.C292:.Z292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inless</text:p>
          </table:table-cell>
          <table:table-cell table:formula="of:=COM.MICROSOFT.TEXTJOIN(&quot; &quot;;1;[.C293:.Z293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mless</text:p>
          </table:table-cell>
          <table:table-cell table:formula="of:=COM.MICROSOFT.TEXTJOIN(&quot; &quot;;1;[.C294:.Z294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wless</text:p>
          </table:table-cell>
          <table:table-cell table:formula="of:=COM.MICROSOFT.TEXTJOIN(&quot; &quot;;1;[.C295:.Z295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rthless</text:p>
          </table:table-cell>
          <table:table-cell table:formula="of:=COM.MICROSOFT.TEXTJOIN(&quot; &quot;;1;[.C296:.Z296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rless</text:p>
          </table:table-cell>
          <table:table-cell table:formula="of:=COM.MICROSOFT.TEXTJOIN(&quot; &quot;;1;[.C297:.Z297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imeless</text:p>
          </table:table-cell>
          <table:table-cell table:formula="of:=COM.MICROSOFT.TEXTJOIN(&quot; &quot;;1;[.C298:.Z298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rmless</text:p>
          </table:table-cell>
          <table:table-cell table:formula="of:=COM.MICROSOFT.TEXTJOIN(&quot; &quot;;1;[.C299:.Z299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eechless</text:p>
          </table:table-cell>
          <table:table-cell table:formula="of:=COM.MICROSOFT.TEXTJOIN(&quot; &quot;;1;[.C300:.Z300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ottomless</text:p>
          </table:table-cell>
          <table:table-cell table:formula="of:=COM.MICROSOFT.TEXTJOIN(&quot; &quot;;1;[.C301:.Z301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celess</text:p>
          </table:table-cell>
          <table:table-cell table:formula="of:=COM.MICROSOFT.TEXTJOIN(&quot; &quot;;1;[.C302:.Z302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reless</text:p>
          </table:table-cell>
          <table:table-cell table:formula="of:=COM.MICROSOFT.TEXTJOIN(&quot; &quot;;1;[.C303:.Z303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tiless</text:p>
          </table:table-cell>
          <table:table-cell table:formula="of:=COM.MICROSOFT.TEXTJOIN(&quot; &quot;;1;[.C304:.Z304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thless</text:p>
          </table:table-cell>
          <table:table-cell table:formula="of:=COM.MICROSOFT.TEXTJOIN(&quot; &quot;;1;[.C305:.Z305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ightless</text:p>
          </table:table-cell>
          <table:table-cell table:formula="of:=COM.MICROSOFT.TEXTJOIN(&quot; &quot;;1;[.C306:.Z306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eightless</text:p>
          </table:table-cell>
          <table:table-cell table:formula="of:=COM.MICROSOFT.TEXTJOIN(&quot; &quot;;1;[.C307:.Z307])" office:value-type="string" office:string-value="&lt;-less&gt; Y2_List17 Y2_Group2" calcext:value-type="string">
            <text:p>&lt;-less&gt; Y2_List17 Y2_Group2</text:p>
          </table:table-cell>
          <table:table-cell office:value-type="string" calcext:value-type="string">
            <text:p>&lt;-less&gt;</text:p>
          </table:table-cell>
          <table:table-cell office:value-type="string" calcext:value-type="string">
            <text:p>Y2_List1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oidable</text:p>
          </table:table-cell>
          <table:table-cell table:formula="of:=COM.MICROSOFT.TEXTJOIN(&quot; &quot;;1;[.C308:.Z308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ofitable</text:p>
          </table:table-cell>
          <table:table-cell table:formula="of:=COM.MICROSOFT.TEXTJOIN(&quot; &quot;;1;[.C309:.Z309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table:formula="of:=COM.MICROSOFT.TEXTJOIN(&quot; &quot;;1;[.C310:.Z310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table:style-name="ce5" office:value-type="string" calcext:value-type="string">
            <text:p>portable</text:p>
          </table:table-cell>
          <table:table-cell table:formula="of:=COM.MICROSOFT.TEXTJOIN(&quot; &quot;;1;[.C311:.Z311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aptable</text:p>
          </table:table-cell>
          <table:table-cell table:formula="of:=COM.MICROSOFT.TEXTJOIN(&quot; &quot;;1;[.C312:.Z312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pendable</text:p>
          </table:table-cell>
          <table:table-cell table:formula="of:=COM.MICROSOFT.TEXTJOIN(&quot; &quot;;1;[.C313:.Z313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kable</text:p>
          </table:table-cell>
          <table:table-cell table:formula="of:=COM.MICROSOFT.TEXTJOIN(&quot; &quot;;1;[.C314:.Z314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able</text:p>
          </table:table-cell>
          <table:table-cell table:formula="of:=COM.MICROSOFT.TEXTJOIN(&quot; &quot;;1;[.C315:.Z315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ovable</text:p>
          </table:table-cell>
          <table:table-cell table:formula="of:=COM.MICROSOFT.TEXTJOIN(&quot; &quot;;1;[.C316:.Z316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rritable</text:p>
          </table:table-cell>
          <table:table-cell table:formula="of:=COM.MICROSOFT.TEXTJOIN(&quot; &quot;;1;[.C317:.Z317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joyable</text:p>
          </table:table-cell>
          <table:table-cell table:formula="of:=COM.MICROSOFT.TEXTJOIN(&quot; &quot;;1;[.C318:.Z318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batable</text:p>
          </table:table-cell>
          <table:table-cell table:formula="of:=COM.MICROSOFT.TEXTJOIN(&quot; &quot;;1;[.C319:.Z319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geable</text:p>
          </table:table-cell>
          <table:table-cell table:formula="of:=COM.MICROSOFT.TEXTJOIN(&quot; &quot;;1;[.C320:.Z320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posable</text:p>
          </table:table-cell>
          <table:table-cell table:formula="of:=COM.MICROSOFT.TEXTJOIN(&quot; &quot;;1;[.C321:.Z321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rable</text:p>
          </table:table-cell>
          <table:table-cell table:formula="of:=COM.MICROSOFT.TEXTJOIN(&quot; &quot;;1;[.C322:.Z322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serable</text:p>
          </table:table-cell>
          <table:table-cell table:formula="of:=COM.MICROSOFT.TEXTJOIN(&quot; &quot;;1;[.C323:.Z323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riable</text:p>
          </table:table-cell>
          <table:table-cell table:formula="of:=COM.MICROSOFT.TEXTJOIN(&quot; &quot;;1;[.C324:.Z324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oticeable</text:p>
          </table:table-cell>
          <table:table-cell table:formula="of:=COM.MICROSOFT.TEXTJOIN(&quot; &quot;;1;[.C325:.Z325])" office:value-type="string" office:string-value="&lt;-able&gt; Y2_List18 Y2_Group2" calcext:value-type="string">
            <text:p>&lt;-able&gt; Y2_List18 Y2_Group2</text:p>
          </table:table-cell>
          <table:table-cell office:value-type="string" calcext:value-type="string">
            <text:p>&lt;-able&gt;</text:p>
          </table:table-cell>
          <table:table-cell office:value-type="string" calcext:value-type="string">
            <text:p>Y2_List1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table:formula="of:=COM.MICROSOFT.TEXTJOIN(&quot; &quot;;1;[.C326:.Z326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aste</text:p>
          </table:table-cell>
          <table:table-cell table:formula="of:=COM.MICROSOFT.TEXTJOIN(&quot; &quot;;1;[.C327:.Z327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 table:formula="of:=COM.MICROSOFT.TEXTJOIN(&quot; &quot;;1;[.C328:.Z328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 table:formula="of:=COM.MICROSOFT.TEXTJOIN(&quot; &quot;;1;[.C329:.Z329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ste</text:p>
          </table:table-cell>
          <table:table-cell table:formula="of:=COM.MICROSOFT.TEXTJOIN(&quot; &quot;;1;[.C330:.Z330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ple</text:p>
          </table:table-cell>
          <table:table-cell table:formula="of:=COM.MICROSOFT.TEXTJOIN(&quot; &quot;;1;[.C331:.Z331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haler</text:p>
          </table:table-cell>
          <table:table-cell table:formula="of:=COM.MICROSOFT.TEXTJOIN(&quot; &quot;;1;[.C332:.Z332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stry</text:p>
          </table:table-cell>
          <table:table-cell table:formula="of:=COM.MICROSOFT.TEXTJOIN(&quot; &quot;;1;[.C333:.Z333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orn</text:p>
          </table:table-cell>
          <table:table-cell table:formula="of:=COM.MICROSOFT.TEXTJOIN(&quot; &quot;;1;[.C334:.Z334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ble</text:p>
          </table:table-cell>
          <table:table-cell table:formula="of:=COM.MICROSOFT.TEXTJOIN(&quot; &quot;;1;[.C335:.Z335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cant</text:p>
          </table:table-cell>
          <table:table-cell table:formula="of:=COM.MICROSOFT.TEXTJOIN(&quot; &quot;;1;[.C336:.Z336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mber</text:p>
          </table:table-cell>
          <table:table-cell table:formula="of:=COM.MICROSOFT.TEXTJOIN(&quot; &quot;;1;[.C337:.Z337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ague</text:p>
          </table:table-cell>
          <table:table-cell table:formula="of:=COM.MICROSOFT.TEXTJOIN(&quot; &quot;;1;[.C338:.Z338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otic</text:p>
          </table:table-cell>
          <table:table-cell table:formula="of:=COM.MICROSOFT.TEXTJOIN(&quot; &quot;;1;[.C339:.Z339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ranger</text:p>
          </table:table-cell>
          <table:table-cell table:formula="of:=COM.MICROSOFT.TEXTJOIN(&quot; &quot;;1;[.C340:.Z340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jacent</text:p>
          </table:table-cell>
          <table:table-cell table:formula="of:=COM.MICROSOFT.TEXTJOIN(&quot; &quot;;1;[.C341:.Z341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ewspaper</text:p>
          </table:table-cell>
          <table:table-cell table:formula="of:=COM.MICROSOFT.TEXTJOIN(&quot; &quot;;1;[.C342:.Z342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versation</text:p>
          </table:table-cell>
          <table:table-cell table:formula="of:=COM.MICROSOFT.TEXTJOIN(&quot; &quot;;1;[.C343:.Z343])" office:value-type="string" office:string-value="&lt;a&gt;_for_/ai/ Y2_List19 Y2_Group2" calcext:value-type="string">
            <text:p>&lt;a&gt;_for_/ai/ Y2_List19 Y2_Group2</text:p>
          </table:table-cell>
          <table:table-cell office:value-type="string" calcext:value-type="string">
            <text:p>&lt;a&gt;_for_/ai/</text:p>
          </table:table-cell>
          <table:table-cell table:style-name="ce6" office:value-type="string" calcext:value-type="string">
            <text:p>Y2_List1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vil</text:p>
          </table:table-cell>
          <table:table-cell table:formula="of:=COM.MICROSOFT.TEXTJOIN(&quot; &quot;;1;[.C344:.Z344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COM.MICROSOFT.TEXTJOIN(&quot; &quot;;1;[.C345:.Z345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cret</text:p>
          </table:table-cell>
          <table:table-cell table:formula="of:=COM.MICROSOFT.TEXTJOIN(&quot; &quot;;1;[.C346:.Z346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gal</text:p>
          </table:table-cell>
          <table:table-cell table:formula="of:=COM.MICROSOFT.TEXTJOIN(&quot; &quot;;1;[.C347:.Z347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ver</text:p>
          </table:table-cell>
          <table:table-cell table:formula="of:=COM.MICROSOFT.TEXTJOIN(&quot; &quot;;1;[.C348:.Z348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gal</text:p>
          </table:table-cell>
          <table:table-cell table:formula="of:=COM.MICROSOFT.TEXTJOIN(&quot; &quot;;1;[.C349:.Z349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table:formula="of:=COM.MICROSOFT.TEXTJOIN(&quot; &quot;;1;[.C350:.Z350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fect</text:p>
          </table:table-cell>
          <table:table-cell table:formula="of:=COM.MICROSOFT.TEXTJOIN(&quot; &quot;;1;[.C351:.Z351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cent</text:p>
          </table:table-cell>
          <table:table-cell table:formula="of:=COM.MICROSOFT.TEXTJOIN(&quot; &quot;;1;[.C352:.Z352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COM.MICROSOFT.TEXTJOIN(&quot; &quot;;1;[.C353:.Z353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reate</text:p>
          </table:table-cell>
          <table:table-cell table:formula="of:=COM.MICROSOFT.TEXTJOIN(&quot; &quot;;1;[.C354:.Z354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table:formula="of:=COM.MICROSOFT.TEXTJOIN(&quot; &quot;;1;[.C355:.Z355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equent</text:p>
          </table:table-cell>
          <table:table-cell table:formula="of:=COM.MICROSOFT.TEXTJOIN(&quot; &quot;;1;[.C356:.Z356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dhesive</text:p>
          </table:table-cell>
          <table:table-cell table:formula="of:=COM.MICROSOFT.TEXTJOIN(&quot; &quot;;1;[.C357:.Z357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dieval</text:p>
          </table:table-cell>
          <table:table-cell table:formula="of:=COM.MICROSOFT.TEXTJOIN(&quot; &quot;;1;[.C358:.Z358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meleon</text:p>
          </table:table-cell>
          <table:table-cell table:formula="of:=COM.MICROSOFT.TEXTJOIN(&quot; &quot;;1;[.C359:.Z359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mmediate</text:p>
          </table:table-cell>
          <table:table-cell table:formula="of:=COM.MICROSOFT.TEXTJOIN(&quot; &quot;;1;[.C360:.Z360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historic</text:p>
          </table:table-cell>
          <table:table-cell table:formula="of:=COM.MICROSOFT.TEXTJOIN(&quot; &quot;;1;[.C361:.Z361])" office:value-type="string" office:string-value="&lt;e&gt;_for_/ee/ Y2_List20 Y2_Group2" calcext:value-type="string">
            <text:p>&lt;e&gt;_for_/ee/ Y2_List20 Y2_Group2</text:p>
          </table:table-cell>
          <table:table-cell office:value-type="string" calcext:value-type="string">
            <text:p>&lt;e&gt;_for_/ee/</text:p>
          </table:table-cell>
          <table:table-cell table:style-name="ce6" office:value-type="string" calcext:value-type="string">
            <text:p>Y2_List2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cy</text:p>
          </table:table-cell>
          <table:table-cell table:formula="of:=COM.MICROSOFT.TEXTJOIN(&quot; &quot;;1;[.C362:.Z362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con</text:p>
          </table:table-cell>
          <table:table-cell table:formula="of:=COM.MICROSOFT.TEXTJOIN(&quot; &quot;;1;[.C363:.Z363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et</text:p>
          </table:table-cell>
          <table:table-cell table:formula="of:=COM.MICROSOFT.TEXTJOIN(&quot; &quot;;1;[.C364:.Z364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table:formula="of:=COM.MICROSOFT.TEXTJOIN(&quot; &quot;;1;[.C365:.Z365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dea</text:p>
          </table:table-cell>
          <table:table-cell table:formula="of:=COM.MICROSOFT.TEXTJOIN(&quot; &quot;;1;[.C366:.Z366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 table:formula="of:=COM.MICROSOFT.TEXTJOIN(&quot; &quot;;1;[.C367:.Z367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hind</text:p>
          </table:table-cell>
          <table:table-cell table:formula="of:=COM.MICROSOFT.TEXTJOIN(&quot; &quot;;1;[.C368:.Z368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ider</text:p>
          </table:table-cell>
          <table:table-cell table:formula="of:=COM.MICROSOFT.TEXTJOIN(&quot; &quot;;1;[.C369:.Z369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rate</text:p>
          </table:table-cell>
          <table:table-cell table:formula="of:=COM.MICROSOFT.TEXTJOIN(&quot; &quot;;1;[.C370:.Z370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ary</text:p>
          </table:table-cell>
          <table:table-cell table:formula="of:=COM.MICROSOFT.TEXTJOIN(&quot; &quot;;1;[.C371:.Z371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iking</text:p>
          </table:table-cell>
          <table:table-cell table:formula="of:=COM.MICROSOFT.TEXTJOIN(&quot; &quot;;1;[.C372:.Z372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orizon</text:p>
          </table:table-cell>
          <table:table-cell table:formula="of:=COM.MICROSOFT.TEXTJOIN(&quot; &quot;;1;[.C373:.Z373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ial</text:p>
          </table:table-cell>
          <table:table-cell table:formula="of:=COM.MICROSOFT.TEXTJOIN(&quot; &quot;;1;[.C374:.Z374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iet</text:p>
          </table:table-cell>
          <table:table-cell table:formula="of:=COM.MICROSOFT.TEXTJOIN(&quot; &quot;;1;[.C375:.Z375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igantic</text:p>
          </table:table-cell>
          <table:table-cell table:formula="of:=COM.MICROSOFT.TEXTJOIN(&quot; &quot;;1;[.C376:.Z376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agonal</text:p>
          </table:table-cell>
          <table:table-cell table:formula="of:=COM.MICROSOFT.TEXTJOIN(&quot; &quot;;1;[.C377:.Z377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formula="of:=COM.MICROSOFT.TEXTJOIN(&quot; &quot;;1;[.C378:.Z378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ibernate</text:p>
          </table:table-cell>
          <table:table-cell table:formula="of:=COM.MICROSOFT.TEXTJOIN(&quot; &quot;;1;[.C379:.Z379])" office:value-type="string" office:string-value="&lt;i&gt;_for_/ie/ Y2_List21 Y2_Group2" calcext:value-type="string">
            <text:p>&lt;i&gt;_for_/ie/ Y2_List21 Y2_Group2</text:p>
          </table:table-cell>
          <table:table-cell office:value-type="string" calcext:value-type="string">
            <text:p>&lt;i&gt;_for_/ie/</text:p>
          </table:table-cell>
          <table:table-cell table:style-name="ce6" office:value-type="string" calcext:value-type="string">
            <text:p>Y2_List2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table:formula="of:=COM.MICROSOFT.TEXTJOIN(&quot; &quot;;1;[.C380:.Z380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table:formula="of:=COM.MICROSOFT.TEXTJOIN(&quot; &quot;;1;[.C381:.Z381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nly</text:p>
          </table:table-cell>
          <table:table-cell table:formula="of:=COM.MICROSOFT.TEXTJOIN(&quot; &quot;;1;[.C382:.Z382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em</text:p>
          </table:table-cell>
          <table:table-cell table:formula="of:=COM.MICROSOFT.TEXTJOIN(&quot; &quot;;1;[.C383:.Z383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COM.MICROSOFT.TEXTJOIN(&quot; &quot;;1;[.C384:.Z384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lover</text:p>
          </table:table-cell>
          <table:table-cell table:formula="of:=COM.MICROSOFT.TEXTJOIN(&quot; &quot;;1;[.C385:.Z385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saic</text:p>
          </table:table-cell>
          <table:table-cell table:formula="of:=COM.MICROSOFT.TEXTJOIN(&quot; &quot;;1;[.C386:.Z386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ca</text:p>
          </table:table-cell>
          <table:table-cell table:formula="of:=COM.MICROSOFT.TEXTJOIN(&quot; &quot;;1;[.C387:.Z387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 table:formula="of:=COM.MICROSOFT.TEXTJOIN(&quot; &quot;;1;[.C388:.Z388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oman</text:p>
          </table:table-cell>
          <table:table-cell table:formula="of:=COM.MICROSOFT.TEXTJOIN(&quot; &quot;;1;[.C389:.Z389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onoun</text:p>
          </table:table-cell>
          <table:table-cell table:formula="of:=COM.MICROSOFT.TEXTJOIN(&quot; &quot;;1;[.C390:.Z390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ment</text:p>
          </table:table-cell>
          <table:table-cell table:formula="of:=COM.MICROSOFT.TEXTJOIN(&quot; &quot;;1;[.C391:.Z391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gre</text:p>
          </table:table-cell>
          <table:table-cell table:formula="of:=COM.MICROSOFT.TEXTJOIN(&quot; &quot;;1;[.C392:.Z392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nchovy</text:p>
          </table:table-cell>
          <table:table-cell table:formula="of:=COM.MICROSOFT.TEXTJOIN(&quot; &quot;;1;[.C393:.Z393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overboard</text:p>
          </table:table-cell>
          <table:table-cell table:formula="of:=COM.MICROSOFT.TEXTJOIN(&quot; &quot;;1;[.C394:.Z394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cabulary</text:p>
          </table:table-cell>
          <table:table-cell table:formula="of:=COM.MICROSOFT.TEXTJOIN(&quot; &quot;;1;[.C395:.Z395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caroni</text:p>
          </table:table-cell>
          <table:table-cell table:formula="of:=COM.MICROSOFT.TEXTJOIN(&quot; &quot;;1;[.C396:.Z396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eamroller</text:p>
          </table:table-cell>
          <table:table-cell table:formula="of:=COM.MICROSOFT.TEXTJOIN(&quot; &quot;;1;[.C397:.Z397])" office:value-type="string" office:string-value="&lt;o&gt;_for_/oa/ Y2_List22 Y2_Group2" calcext:value-type="string">
            <text:p>&lt;o&gt;_for_/oa/ Y2_List22 Y2_Group2</text:p>
          </table:table-cell>
          <table:table-cell office:value-type="string" calcext:value-type="string">
            <text:p>&lt;o&gt;_for_/oa/</text:p>
          </table:table-cell>
          <table:table-cell table:style-name="ce6" office:value-type="string" calcext:value-type="string">
            <text:p>Y2_List2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table:formula="of:=COM.MICROSOFT.TEXTJOIN(&quot; &quot;;1;[.C398:.Z398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ro</text:p>
          </table:table-cell>
          <table:table-cell table:formula="of:=COM.MICROSOFT.TEXTJOIN(&quot; &quot;;1;[.C399:.Z399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odo</text:p>
          </table:table-cell>
          <table:table-cell table:formula="of:=COM.MICROSOFT.TEXTJOIN(&quot; &quot;;1;[.C400:.Z400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zero</text:p>
          </table:table-cell>
          <table:table-cell table:formula="of:=COM.MICROSOFT.TEXTJOIN(&quot; &quot;;1;[.C401:.Z401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 table:formula="of:=COM.MICROSOFT.TEXTJOIN(&quot; &quot;;1;[.C402:.Z402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llo</text:p>
          </table:table-cell>
          <table:table-cell table:formula="of:=COM.MICROSOFT.TEXTJOIN(&quot; &quot;;1;[.C403:.Z403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ngo</text:p>
          </table:table-cell>
          <table:table-cell table:formula="of:=COM.MICROSOFT.TEXTJOIN(&quot; &quot;;1;[.C404:.Z404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anos</text:p>
          </table:table-cell>
          <table:table-cell table:formula="of:=COM.MICROSOFT.TEXTJOIN(&quot; &quot;;1;[.C405:.Z405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adios</text:p>
          </table:table-cell>
          <table:table-cell table:formula="of:=COM.MICROSOFT.TEXTJOIN(&quot; &quot;;1;[.C406:.Z406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ideos</text:p>
          </table:table-cell>
          <table:table-cell table:formula="of:=COM.MICROSOFT.TEXTJOIN(&quot; &quot;;1;[.C407:.Z407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rnado</text:p>
          </table:table-cell>
          <table:table-cell table:formula="of:=COM.MICROSOFT.TEXTJOIN(&quot; &quot;;1;[.C408:.Z408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olcano</text:p>
          </table:table-cell>
          <table:table-cell table:formula="of:=COM.MICROSOFT.TEXTJOIN(&quot; &quot;;1;[.C409:.Z409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mingo</text:p>
          </table:table-cell>
          <table:table-cell table:formula="of:=COM.MICROSOFT.TEXTJOIN(&quot; &quot;;1;[.C410:.Z410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table:formula="of:=COM.MICROSOFT.TEXTJOIN(&quot; &quot;;1;[.C411:.Z411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squito</text:p>
          </table:table-cell>
          <table:table-cell table:formula="of:=COM.MICROSOFT.TEXTJOIN(&quot; &quot;;1;[.C412:.Z412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rpedoes</text:p>
          </table:table-cell>
          <table:table-cell table:formula="of:=COM.MICROSOFT.TEXTJOIN(&quot; &quot;;1;[.C413:.Z413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matoes</text:p>
          </table:table-cell>
          <table:table-cell table:formula="of:=COM.MICROSOFT.TEXTJOIN(&quot; &quot;;1;[.C414:.Z414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tatoes</text:p>
          </table:table-cell>
          <table:table-cell table:formula="of:=COM.MICROSOFT.TEXTJOIN(&quot; &quot;;1;[.C415:.Z415])" office:value-type="string" office:string-value="&lt;-o&gt;_&lt;-os&gt;_&lt;-oes&gt; Y2_List23 Y2_Group2" calcext:value-type="string">
            <text:p>&lt;-o&gt;_&lt;-os&gt;_&lt;-oes&gt; Y2_List23 Y2_Group2</text:p>
          </table:table-cell>
          <table:table-cell office:value-type="string" calcext:value-type="string">
            <text:p>&lt;-o&gt;_&lt;-os&gt;_&lt;-oes&gt;</text:p>
          </table:table-cell>
          <table:table-cell table:style-name="ce6" office:value-type="string" calcext:value-type="string">
            <text:p>Y2_List2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formula="of:=COM.MICROSOFT.TEXTJOIN(&quot; &quot;;1;[.C416:.Z416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na</text:p>
          </table:table-cell>
          <table:table-cell table:formula="of:=COM.MICROSOFT.TEXTJOIN(&quot; &quot;;1;[.C417:.Z417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uet</text:p>
          </table:table-cell>
          <table:table-cell table:formula="of:=COM.MICROSOFT.TEXTJOIN(&quot; &quot;;1;[.C418:.Z418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nu</text:p>
          </table:table-cell>
          <table:table-cell table:formula="of:=COM.MICROSOFT.TEXTJOIN(&quot; &quot;;1;[.C419:.Z419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ulip</text:p>
          </table:table-cell>
          <table:table-cell table:formula="of:=COM.MICROSOFT.TEXTJOIN(&quot; &quot;;1;[.C420:.Z420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mu</text:p>
          </table:table-cell>
          <table:table-cell table:formula="of:=COM.MICROSOFT.TEXTJOIN(&quot; &quot;;1;[.C421:.Z421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 table:formula="of:=COM.MICROSOFT.TEXTJOIN(&quot; &quot;;1;[.C422:.Z422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usic</text:p>
          </table:table-cell>
          <table:table-cell table:formula="of:=COM.MICROSOFT.TEXTJOIN(&quot; &quot;;1;[.C423:.Z423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sual</text:p>
          </table:table-cell>
          <table:table-cell table:formula="of:=COM.MICROSOFT.TEXTJOIN(&quot; &quot;;1;[.C424:.Z424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table:formula="of:=COM.MICROSOFT.TEXTJOIN(&quot; &quot;;1;[.C425:.Z425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corn</text:p>
          </table:table-cell>
          <table:table-cell table:formula="of:=COM.MICROSOFT.TEXTJOIN(&quot; &quot;;1;[.C426:.Z426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cycle</text:p>
          </table:table-cell>
          <table:table-cell table:formula="of:=COM.MICROSOFT.TEXTJOIN(&quot; &quot;;1;[.C427:.Z427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eculiar</text:p>
          </table:table-cell>
          <table:table-cell table:formula="of:=COM.MICROSOFT.TEXTJOIN(&quot; &quot;;1;[.C428:.Z428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ucumber</text:p>
          </table:table-cell>
          <table:table-cell table:formula="of:=COM.MICROSOFT.TEXTJOIN(&quot; &quot;;1;[.C429:.Z429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 table:formula="of:=COM.MICROSOFT.TEXTJOIN(&quot; &quot;;1;[.C430:.Z430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iverse</text:p>
          </table:table-cell>
          <table:table-cell table:formula="of:=COM.MICROSOFT.TEXTJOIN(&quot; &quot;;1;[.C431:.Z431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municate</text:p>
          </table:table-cell>
          <table:table-cell table:formula="of:=COM.MICROSOFT.TEXTJOIN(&quot; &quot;;1;[.C432:.Z432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table:formula="of:=COM.MICROSOFT.TEXTJOIN(&quot; &quot;;1;[.C433:.Z433])" office:value-type="string" office:string-value="&lt;u&gt;_for_/ue/ Y2_List24 Y2_Group2" calcext:value-type="string">
            <text:p>&lt;u&gt;_for_/ue/ Y2_List24 Y2_Group2</text:p>
          </table:table-cell>
          <table:table-cell office:value-type="string" calcext:value-type="string">
            <text:p>&lt;u&gt;_for_/ue/</text:p>
          </table:table-cell>
          <table:table-cell table:style-name="ce6" office:value-type="string" calcext:value-type="string">
            <text:p>Y2_List2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k</text:p>
          </table:table-cell>
          <table:table-cell table:formula="of:=COM.MICROSOFT.TEXTJOIN(&quot; &quot;;1;[.C434:.Z434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ase</text:p>
          </table:table-cell>
          <table:table-cell table:formula="of:=COM.MICROSOFT.TEXTJOIN(&quot; &quot;;1;[.C435:.Z435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va</text:p>
          </table:table-cell>
          <table:table-cell table:formula="of:=COM.MICROSOFT.TEXTJOIN(&quot; &quot;;1;[.C436:.Z436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 table:formula="of:=COM.MICROSOFT.TEXTJOIN(&quot; &quot;;1;[.C437:.Z437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nasty</text:p>
          </table:table-cell>
          <table:table-cell table:formula="of:=COM.MICROSOFT.TEXTJOIN(&quot; &quot;;1;[.C438:.Z438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ltana</text:p>
          </table:table-cell>
          <table:table-cell table:formula="of:=COM.MICROSOFT.TEXTJOIN(&quot; &quot;;1;[.C439:.Z439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ance</text:p>
          </table:table-cell>
          <table:table-cell table:formula="of:=COM.MICROSOFT.TEXTJOIN(&quot; &quot;;1;[.C440:.Z440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koala</text:p>
          </table:table-cell>
          <table:table-cell table:formula="of:=COM.MICROSOFT.TEXTJOIN(&quot; &quot;;1;[.C441:.Z441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ma</text:p>
          </table:table-cell>
          <table:table-cell table:formula="of:=COM.MICROSOFT.TEXTJOIN(&quot; &quot;;1;[.C442:.Z442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aster</text:p>
          </table:table-cell>
          <table:table-cell table:formula="of:=COM.MICROSOFT.TEXTJOIN(&quot; &quot;;1;[.C443:.Z443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yjamas</text:p>
          </table:table-cell>
          <table:table-cell table:formula="of:=COM.MICROSOFT.TEXTJOIN(&quot; &quot;;1;[.C444:.Z444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ster</text:p>
          </table:table-cell>
          <table:table-cell table:formula="of:=COM.MICROSOFT.TEXTJOIN(&quot; &quot;;1;[.C445:.Z445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ranha</text:p>
          </table:table-cell>
          <table:table-cell table:formula="of:=COM.MICROSOFT.TEXTJOIN(&quot; &quot;;1;[.C446:.Z446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sketball</text:p>
          </table:table-cell>
          <table:table-cell table:formula="of:=COM.MICROSOFT.TEXTJOIN(&quot; &quot;;1;[.C447:.Z447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vocado</text:p>
          </table:table-cell>
          <table:table-cell table:formula="of:=COM.MICROSOFT.TEXTJOIN(&quot; &quot;;1;[.C448:.Z448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rmada</text:p>
          </table:table-cell>
          <table:table-cell table:formula="of:=COM.MICROSOFT.TEXTJOIN(&quot; &quot;;1;[.C449:.Z449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assport</text:p>
          </table:table-cell>
          <table:table-cell table:formula="of:=COM.MICROSOFT.TEXTJOIN(&quot; &quot;;1;[.C450:.Z450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asshopper</text:p>
          </table:table-cell>
          <table:table-cell table:formula="of:=COM.MICROSOFT.TEXTJOIN(&quot; &quot;;1;[.C451:.Z451])" office:value-type="string" office:string-value="&lt;a&gt;_for_/ar/ Y2_List25 Y2_Group2" calcext:value-type="string">
            <text:p>&lt;a&gt;_for_/ar/ Y2_List25 Y2_Group2</text:p>
          </table:table-cell>
          <table:table-cell office:value-type="string" calcext:value-type="string">
            <text:p>&lt;a&gt;_for_/ar/</text:p>
          </table:table-cell>
          <table:table-cell table:style-name="ce6" office:value-type="string" calcext:value-type="string">
            <text:p>Y2_List2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formula="of:=COM.MICROSOFT.TEXTJOIN(&quot; &quot;;1;[.C452:.Z452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ief</text:p>
          </table:table-cell>
          <table:table-cell table:formula="of:=COM.MICROSOFT.TEXTJOIN(&quot; &quot;;1;[.C453:.Z453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iece</text:p>
          </table:table-cell>
          <table:table-cell table:formula="of:=COM.MICROSOFT.TEXTJOIN(&quot; &quot;;1;[.C454:.Z454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ef</text:p>
          </table:table-cell>
          <table:table-cell table:formula="of:=COM.MICROSOFT.TEXTJOIN(&quot; &quot;;1;[.C455:.Z455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hield</text:p>
          </table:table-cell>
          <table:table-cell table:formula="of:=COM.MICROSOFT.TEXTJOIN(&quot; &quot;;1;[.C456:.Z456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ief</text:p>
          </table:table-cell>
          <table:table-cell table:formula="of:=COM.MICROSOFT.TEXTJOIN(&quot; &quot;;1;[.C457:.Z457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lief</text:p>
          </table:table-cell>
          <table:table-cell table:formula="of:=COM.MICROSOFT.TEXTJOIN(&quot; &quot;;1;[.C458:.Z458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rieze</text:p>
          </table:table-cell>
          <table:table-cell table:formula="of:=COM.MICROSOFT.TEXTJOIN(&quot; &quot;;1;[.C459:.Z459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elder</text:p>
          </table:table-cell>
          <table:table-cell table:formula="of:=COM.MICROSOFT.TEXTJOIN(&quot; &quot;;1;[.C460:.Z460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 table:formula="of:=COM.MICROSOFT.TEXTJOIN(&quot; &quot;;1;[.C461:.Z461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lieve</text:p>
          </table:table-cell>
          <table:table-cell table:formula="of:=COM.MICROSOFT.TEXTJOIN(&quot; &quot;;1;[.C462:.Z462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hieve</text:p>
          </table:table-cell>
          <table:table-cell table:formula="of:=COM.MICROSOFT.TEXTJOIN(&quot; &quot;;1;[.C463:.Z463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esel</text:p>
          </table:table-cell>
          <table:table-cell table:formula="of:=COM.MICROSOFT.TEXTJOIN(&quot; &quot;;1;[.C464:.Z464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ieves</text:p>
          </table:table-cell>
          <table:table-cell table:formula="of:=COM.MICROSOFT.TEXTJOIN(&quot; &quot;;1;[.C465:.Z465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siege</text:p>
          </table:table-cell>
          <table:table-cell table:formula="of:=COM.MICROSOFT.TEXTJOIN(&quot; &quot;;1;[.C466:.Z466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formula="of:=COM.MICROSOFT.TEXTJOIN(&quot; &quot;;1;[.C467:.Z467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iefcase</text:p>
          </table:table-cell>
          <table:table-cell table:formula="of:=COM.MICROSOFT.TEXTJOIN(&quot; &quot;;1;[.C468:.Z468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unbelievable</text:p>
          </table:table-cell>
          <table:table-cell table:formula="of:=COM.MICROSOFT.TEXTJOIN(&quot; &quot;;1;[.C469:.Z469])" office:value-type="string" office:string-value="&lt;ie&gt;_for_/ee/ Y2_List26 Y2_Group2" calcext:value-type="string">
            <text:p>&lt;ie&gt;_for_/ee/ Y2_List26 Y2_Group2</text:p>
          </table:table-cell>
          <table:table-cell office:value-type="string" calcext:value-type="string">
            <text:p>&lt;ie&gt;_for_/ee/</text:p>
          </table:table-cell>
          <table:table-cell table:style-name="ce6" office:value-type="string" calcext:value-type="string">
            <text:p>Y2_List2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byss</text:p>
          </table:table-cell>
          <table:table-cell table:formula="of:=COM.MICROSOFT.TEXTJOIN(&quot; &quot;;1;[.C470:.Z470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yth</text:p>
          </table:table-cell>
          <table:table-cell table:formula="of:=COM.MICROSOFT.TEXTJOIN(&quot; &quot;;1;[.C471:.Z471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ynx</text:p>
          </table:table-cell>
          <table:table-cell table:formula="of:=COM.MICROSOFT.TEXTJOIN(&quot; &quot;;1;[.C472:.Z472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yrics</text:p>
          </table:table-cell>
          <table:table-cell table:formula="of:=COM.MICROSOFT.TEXTJOIN(&quot; &quot;;1;[.C473:.Z473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rup</text:p>
          </table:table-cell>
          <table:table-cell table:formula="of:=COM.MICROSOFT.TEXTJOIN(&quot; &quot;;1;[.C474:.Z474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dyllic</text:p>
          </table:table-cell>
          <table:table-cell table:formula="of:=COM.MICROSOFT.TEXTJOIN(&quot; &quot;;1;[.C475:.Z475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table:formula="of:=COM.MICROSOFT.TEXTJOIN(&quot; &quot;;1;[.C476:.Z476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table:formula="of:=COM.MICROSOFT.TEXTJOIN(&quot; &quot;;1;[.C477:.Z477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ymbal</text:p>
          </table:table-cell>
          <table:table-cell table:formula="of:=COM.MICROSOFT.TEXTJOIN(&quot; &quot;;1;[.C478:.Z478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formula="of:=COM.MICROSOFT.TEXTJOIN(&quot; &quot;;1;[.C479:.Z479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table:formula="of:=COM.MICROSOFT.TEXTJOIN(&quot; &quot;;1;[.C480:.Z480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ypical</text:p>
          </table:table-cell>
          <table:table-cell table:formula="of:=COM.MICROSOFT.TEXTJOIN(&quot; &quot;;1;[.C481:.Z481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llable</text:p>
          </table:table-cell>
          <table:table-cell table:formula="of:=COM.MICROSOFT.TEXTJOIN(&quot; &quot;;1;[.C482:.Z482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ympathy</text:p>
          </table:table-cell>
          <table:table-cell table:formula="of:=COM.MICROSOFT.TEXTJOIN(&quot; &quot;;1;[.C483:.Z483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ystery</text:p>
          </table:table-cell>
          <table:table-cell table:formula="of:=COM.MICROSOFT.TEXTJOIN(&quot; &quot;;1;[.C484:.Z484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hythm</text:p>
          </table:table-cell>
          <table:table-cell table:formula="of:=COM.MICROSOFT.TEXTJOIN(&quot; &quot;;1;[.C485:.Z485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table:formula="of:=COM.MICROSOFT.TEXTJOIN(&quot; &quot;;1;[.C486:.Z486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ysical</text:p>
          </table:table-cell>
          <table:table-cell table:formula="of:=COM.MICROSOFT.TEXTJOIN(&quot; &quot;;1;[.C487:.Z487])" office:value-type="string" office:string-value="&lt;y&gt;_for_/i/ Y2_List27 Y2_Group2" calcext:value-type="string">
            <text:p>&lt;y&gt;_for_/i/ Y2_List27 Y2_Group2</text:p>
          </table:table-cell>
          <table:table-cell office:value-type="string" calcext:value-type="string">
            <text:p>&lt;y&gt;_for_/i/</text:p>
          </table:table-cell>
          <table:table-cell table:style-name="ce6" office:value-type="string" calcext:value-type="string">
            <text:p>Y2_List27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table:formula="of:=COM.MICROSOFT.TEXTJOIN(&quot; &quot;;1;[.C488:.Z488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ft</text:p>
          </table:table-cell>
          <table:table-cell table:formula="of:=COM.MICROSOFT.TEXTJOIN(&quot; &quot;;1;[.C489:.Z489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mp</text:p>
          </table:table-cell>
          <table:table-cell table:formula="of:=COM.MICROSOFT.TEXTJOIN(&quot; &quot;;1;[.C490:.Z490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nd</text:p>
          </table:table-cell>
          <table:table-cell table:formula="of:=COM.MICROSOFT.TEXTJOIN(&quot; &quot;;1;[.C491:.Z491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llet</text:p>
          </table:table-cell>
          <table:table-cell table:formula="of:=COM.MICROSOFT.TEXTJOIN(&quot; &quot;;1;[.C492:.Z492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d</text:p>
          </table:table-cell>
          <table:table-cell table:formula="of:=COM.MICROSOFT.TEXTJOIN(&quot; &quot;;1;[.C493:.Z493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watch</text:p>
          </table:table-cell>
          <table:table-cell table:formula="of:=COM.MICROSOFT.TEXTJOIN(&quot; &quot;;1;[.C494:.Z494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t</text:p>
          </table:table-cell>
          <table:table-cell table:formula="of:=COM.MICROSOFT.TEXTJOIN(&quot; &quot;;1;[.C495:.Z495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lid</text:p>
          </table:table-cell>
          <table:table-cell table:formula="of:=COM.MICROSOFT.TEXTJOIN(&quot; &quot;;1;[.C496:.Z496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lity</text:p>
          </table:table-cell>
          <table:table-cell table:formula="of:=COM.MICROSOFT.TEXTJOIN(&quot; &quot;;1;[.C497:.Z497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llaby</text:p>
          </table:table-cell>
          <table:table-cell table:formula="of:=COM.MICROSOFT.TEXTJOIN(&quot; &quot;;1;[.C498:.Z498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addle</text:p>
          </table:table-cell>
          <table:table-cell table:formula="of:=COM.MICROSOFT.TEXTJOIN(&quot; &quot;;1;[.C499:.Z499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quabble</text:p>
          </table:table-cell>
          <table:table-cell table:formula="of:=COM.MICROSOFT.TEXTJOIN(&quot; &quot;;1;[.C500:.Z500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waddle</text:p>
          </table:table-cell>
          <table:table-cell table:formula="of:=COM.MICROSOFT.TEXTJOIN(&quot; &quot;;1;[.C501:.Z501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ndary</text:p>
          </table:table-cell>
          <table:table-cell table:formula="of:=COM.MICROSOFT.TEXTJOIN(&quot; &quot;;1;[.C502:.Z502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ristwatch</text:p>
          </table:table-cell>
          <table:table-cell table:formula="of:=COM.MICROSOFT.TEXTJOIN(&quot; &quot;;1;[.C503:.Z503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table:formula="of:=COM.MICROSOFT.TEXTJOIN(&quot; &quot;;1;[.C504:.Z504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qualification</text:p>
          </table:table-cell>
          <table:table-cell table:formula="of:=COM.MICROSOFT.TEXTJOIN(&quot; &quot;;1;[.C505:.Z505])" office:value-type="string" office:string-value="&lt;a&gt;_for_/o/ Y2_List28 Y2_Group2" calcext:value-type="string">
            <text:p>&lt;a&gt;_for_/o/ Y2_List28 Y2_Group2</text:p>
          </table:table-cell>
          <table:table-cell office:value-type="string" calcext:value-type="string">
            <text:p>&lt;a&gt;_for_/o/</text:p>
          </table:table-cell>
          <table:table-cell table:style-name="ce6" office:value-type="string" calcext:value-type="string">
            <text:p>Y2_List28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lt</text:p>
          </table:table-cell>
          <table:table-cell table:formula="of:=COM.MICROSOFT.TEXTJOIN(&quot; &quot;;1;[.C506:.Z506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wk</text:p>
          </table:table-cell>
          <table:table-cell table:formula="of:=COM.MICROSOFT.TEXTJOIN(&quot; &quot;;1;[.C507:.Z507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uce</text:p>
          </table:table-cell>
          <table:table-cell table:formula="of:=COM.MICROSOFT.TEXTJOIN(&quot; &quot;;1;[.C508:.Z508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ul</text:p>
          </table:table-cell>
          <table:table-cell table:formula="of:=COM.MICROSOFT.TEXTJOIN(&quot; &quot;;1;[.C509:.Z509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aw</text:p>
          </table:table-cell>
          <table:table-cell table:formula="of:=COM.MICROSOFT.TEXTJOIN(&quot; &quot;;1;[.C510:.Z510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 table:formula="of:=COM.MICROSOFT.TEXTJOIN(&quot; &quot;;1;[.C511:.Z511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w</text:p>
          </table:table-cell>
          <table:table-cell table:formula="of:=COM.MICROSOFT.TEXTJOIN(&quot; &quot;;1;[.C512:.Z512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awn</text:p>
          </table:table-cell>
          <table:table-cell table:formula="of:=COM.MICROSOFT.TEXTJOIN(&quot; &quot;;1;[.C513:.Z513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ndry</text:p>
          </table:table-cell>
          <table:table-cell table:formula="of:=COM.MICROSOFT.TEXTJOIN(&quot; &quot;;1;[.C514:.Z514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wdle</text:p>
          </table:table-cell>
          <table:table-cell table:formula="of:=COM.MICROSOFT.TEXTJOIN(&quot; &quot;;1;[.C515:.Z515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ready</text:p>
          </table:table-cell>
          <table:table-cell table:formula="of:=COM.MICROSOFT.TEXTJOIN(&quot; &quot;;1;[.C516:.Z516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nch</text:p>
          </table:table-cell>
          <table:table-cell table:formula="of:=COM.MICROSOFT.TEXTJOIN(&quot; &quot;;1;[.C517:.Z517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table:formula="of:=COM.MICROSOFT.TEXTJOIN(&quot; &quot;;1;[.C518:.Z518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wkward</text:p>
          </table:table-cell>
          <table:table-cell table:formula="of:=COM.MICROSOFT.TEXTJOIN(&quot; &quot;;1;[.C519:.Z519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ternative</text:p>
          </table:table-cell>
          <table:table-cell table:formula="of:=COM.MICROSOFT.TEXTJOIN(&quot; &quot;;1;[.C520:.Z520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dition</text:p>
          </table:table-cell>
          <table:table-cell table:formula="of:=COM.MICROSOFT.TEXTJOIN(&quot; &quot;;1;[.C521:.Z521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together</text:p>
          </table:table-cell>
          <table:table-cell table:formula="of:=COM.MICROSOFT.TEXTJOIN(&quot; &quot;;1;[.C522:.Z522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wesome</text:p>
          </table:table-cell>
          <table:table-cell table:formula="of:=COM.MICROSOFT.TEXTJOIN(&quot; &quot;;1;[.C523:.Z523])" office:value-type="string" office:string-value="&lt;al&gt;_&lt;au&gt;_&lt;aw&gt; Y2_List29 Y2_Group2" calcext:value-type="string">
            <text:p>&lt;al&gt;_&lt;au&gt;_&lt;aw&gt; Y2_List29 Y2_Group2</text:p>
          </table:table-cell>
          <table:table-cell office:value-type="string" calcext:value-type="string">
            <text:p>&lt;al&gt;_&lt;au&gt;_&lt;aw&gt;</text:p>
          </table:table-cell>
          <table:table-cell table:style-name="ce6" office:value-type="string" calcext:value-type="string">
            <text:p>Y2_List29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ed</text:p>
          </table:table-cell>
          <table:table-cell table:formula="of:=COM.MICROSOFT.TEXTJOIN(&quot; &quot;;1;[.C524:.Z524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table:formula="of:=COM.MICROSOFT.TEXTJOIN(&quot; &quot;;1;[.C525:.Z525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COM.MICROSOFT.TEXTJOIN(&quot; &quot;;1;[.C526:.Z526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me</text:p>
          </table:table-cell>
          <table:table-cell table:formula="of:=COM.MICROSOFT.TEXTJOIN(&quot; &quot;;1;[.C527:.Z527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table:formula="of:=COM.MICROSOFT.TEXTJOIN(&quot; &quot;;1;[.C528:.Z528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lew</text:p>
          </table:table-cell>
          <table:table-cell table:formula="of:=COM.MICROSOFT.TEXTJOIN(&quot; &quot;;1;[.C529:.Z529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ake</text:p>
          </table:table-cell>
          <table:table-cell table:formula="of:=COM.MICROSOFT.TEXTJOIN(&quot; &quot;;1;[.C530:.Z530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formula="of:=COM.MICROSOFT.TEXTJOIN(&quot; &quot;;1;[.C531:.Z531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table:formula="of:=COM.MICROSOFT.TEXTJOIN(&quot; &quot;;1;[.C532:.Z532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ould</text:p>
          </table:table-cell>
          <table:table-cell table:formula="of:=COM.MICROSOFT.TEXTJOIN(&quot; &quot;;1;[.C533:.Z533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e</text:p>
          </table:table-cell>
          <table:table-cell table:formula="of:=COM.MICROSOFT.TEXTJOIN(&quot; &quot;;1;[.C534:.Z534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table:formula="of:=COM.MICROSOFT.TEXTJOIN(&quot; &quot;;1;[.C535:.Z535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eather</text:p>
          </table:table-cell>
          <table:table-cell table:formula="of:=COM.MICROSOFT.TEXTJOIN(&quot; &quot;;1;[.C536:.Z536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ther</text:p>
          </table:table-cell>
          <table:table-cell table:formula="of:=COM.MICROSOFT.TEXTJOIN(&quot; &quot;;1;[.C537:.Z537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re</text:p>
          </table:table-cell>
          <table:table-cell table:formula="of:=COM.MICROSOFT.TEXTJOIN(&quot; &quot;;1;[.C538:.Z538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air</text:p>
          </table:table-cell>
          <table:table-cell table:formula="of:=COM.MICROSOFT.TEXTJOIN(&quot; &quot;;1;[.C539:.Z539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oud</text:p>
          </table:table-cell>
          <table:table-cell table:formula="of:=COM.MICROSOFT.TEXTJOIN(&quot; &quot;;1;[.C540:.Z540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lowed</text:p>
          </table:table-cell>
          <table:table-cell table:formula="of:=COM.MICROSOFT.TEXTJOIN(&quot; &quot;;1;[.C541:.Z541])" office:value-type="string" office:string-value="Homophones Y2_List30 Y2_Group2" calcext:value-type="string">
            <text:p>Homophones Y2_List30 Y2_Group2</text:p>
          </table:table-cell>
          <table:table-cell office:value-type="string" calcext:value-type="string">
            <text:p>Homophones</text:p>
          </table:table-cell>
          <table:table-cell table:style-name="ce6" office:value-type="string" calcext:value-type="string">
            <text:p>Y2_List30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er</text:p>
          </table:table-cell>
          <table:table-cell table:formula="of:=COM.MICROSOFT.TEXTJOIN(&quot; &quot;;1;[.C542:.Z542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table:formula="of:=COM.MICROSOFT.TEXTJOIN(&quot; &quot;;1;[.C543:.Z543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teer</text:p>
          </table:table-cell>
          <table:table-cell table:formula="of:=COM.MICROSOFT.TEXTJOIN(&quot; &quot;;1;[.C544:.Z544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eer</text:p>
          </table:table-cell>
          <table:table-cell table:formula="of:=COM.MICROSOFT.TEXTJOIN(&quot; &quot;;1;[.C545:.Z545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ar</text:p>
          </table:table-cell>
          <table:table-cell table:formula="of:=COM.MICROSOFT.TEXTJOIN(&quot; &quot;;1;[.C546:.Z546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heer</text:p>
          </table:table-cell>
          <table:table-cell table:formula="of:=COM.MICROSOFT.TEXTJOIN(&quot; &quot;;1;[.C547:.Z547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table:formula="of:=COM.MICROSOFT.TEXTJOIN(&quot; &quot;;1;[.C548:.Z548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table:formula="of:=COM.MICROSOFT.TEXTJOIN(&quot; &quot;;1;[.C549:.Z549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re</text:p>
          </table:table-cell>
          <table:table-cell table:formula="of:=COM.MICROSOFT.TEXTJOIN(&quot; &quot;;1;[.C550:.Z550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earbox</text:p>
          </table:table-cell>
          <table:table-cell table:formula="of:=COM.MICROSOFT.TEXTJOIN(&quot; &quot;;1;[.C551:.Z551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table:formula="of:=COM.MICROSOFT.TEXTJOIN(&quot; &quot;;1;[.C552:.Z552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neering</text:p>
          </table:table-cell>
          <table:table-cell table:formula="of:=COM.MICROSOFT.TEXTJOIN(&quot; &quot;;1;[.C553:.Z553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interfere</text:p>
          </table:table-cell>
          <table:table-cell table:formula="of:=COM.MICROSOFT.TEXTJOIN(&quot; &quot;;1;[.C554:.Z554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reary</text:p>
          </table:table-cell>
          <table:table-cell table:formula="of:=COM.MICROSOFT.TEXTJOIN(&quot; &quot;;1;[.C555:.Z555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isappear</text:p>
          </table:table-cell>
          <table:table-cell table:formula="of:=COM.MICROSOFT.TEXTJOIN(&quot; &quot;;1;[.C556:.Z556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meary</text:p>
          </table:table-cell>
          <table:table-cell table:formula="of:=COM.MICROSOFT.TEXTJOIN(&quot; &quot;;1;[.C557:.Z557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pearance</text:p>
          </table:table-cell>
          <table:table-cell table:formula="of:=COM.MICROSOFT.TEXTJOIN(&quot; &quot;;1;[.C558:.Z558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tmosphere</text:p>
          </table:table-cell>
          <table:table-cell table:formula="of:=COM.MICROSOFT.TEXTJOIN(&quot; &quot;;1;[.C559:.Z559])" office:value-type="string" office:string-value="&lt;ear&gt;_&lt;eer&gt;_&lt;ere&gt; Y2_List31 Y2_Group2" calcext:value-type="string">
            <text:p>&lt;ear&gt;_&lt;eer&gt;_&lt;ere&gt; Y2_List31 Y2_Group2</text:p>
          </table:table-cell>
          <table:table-cell office:value-type="string" calcext:value-type="string">
            <text:p>&lt;ear&gt;_&lt;eer&gt;_&lt;ere&gt;</text:p>
          </table:table-cell>
          <table:table-cell table:style-name="ce6" office:value-type="string" calcext:value-type="string">
            <text:p>Y2_List31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table:formula="of:=COM.MICROSOFT.TEXTJOIN(&quot; &quot;;1;[.C560:.Z560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xture</text:p>
          </table:table-cell>
          <table:table-cell table:formula="of:=COM.MICROSOFT.TEXTJOIN(&quot; &quot;;1;[.C561:.Z561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vulture</text:p>
          </table:table-cell>
          <table:table-cell table:formula="of:=COM.MICROSOFT.TEXTJOIN(&quot; &quot;;1;[.C562:.Z562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 table:formula="of:=COM.MICROSOFT.TEXTJOIN(&quot; &quot;;1;[.C563:.Z563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uncture</text:p>
          </table:table-cell>
          <table:table-cell table:formula="of:=COM.MICROSOFT.TEXTJOIN(&quot; &quot;;1;[.C564:.Z564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oisture</text:p>
          </table:table-cell>
          <table:table-cell table:formula="of:=COM.MICROSOFT.TEXTJOIN(&quot; &quot;;1;[.C565:.Z565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ssure</text:p>
          </table:table-cell>
          <table:table-cell table:formula="of:=COM.MICROSOFT.TEXTJOIN(&quot; &quot;;1;[.C566:.Z566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eisure</text:p>
          </table:table-cell>
          <table:table-cell table:formula="of:=COM.MICROSOFT.TEXTJOIN(&quot; &quot;;1;[.C567:.Z567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leasure</text:p>
          </table:table-cell>
          <table:table-cell table:formula="of:=COM.MICROSOFT.TEXTJOIN(&quot; &quot;;1;[.C568:.Z568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easure</text:p>
          </table:table-cell>
          <table:table-cell table:formula="of:=COM.MICROSOFT.TEXTJOIN(&quot; &quot;;1;[.C569:.Z569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osure</text:p>
          </table:table-cell>
          <table:table-cell table:formula="of:=COM.MICROSOFT.TEXTJOIN(&quot; &quot;;1;[.C570:.Z570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easurement</text:p>
          </table:table-cell>
          <table:table-cell table:formula="of:=COM.MICROSOFT.TEXTJOIN(&quot; &quot;;1;[.C571:.Z571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igure</text:p>
          </table:table-cell>
          <table:table-cell table:formula="of:=COM.MICROSOFT.TEXTJOIN(&quot; &quot;;1;[.C572:.Z572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lure</text:p>
          </table:table-cell>
          <table:table-cell table:formula="of:=COM.MICROSOFT.TEXTJOIN(&quot; &quot;;1;[.C573:.Z573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njure</text:p>
          </table:table-cell>
          <table:table-cell table:formula="of:=COM.MICROSOFT.TEXTJOIN(&quot; &quot;;1;[.C574:.Z574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ture</text:p>
          </table:table-cell>
          <table:table-cell table:formula="of:=COM.MICROSOFT.TEXTJOIN(&quot; &quot;;1;[.C575:.Z575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ecure</text:p>
          </table:table-cell>
          <table:table-cell table:formula="of:=COM.MICROSOFT.TEXTJOIN(&quot; &quot;;1;[.C576:.Z576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nicure</text:p>
          </table:table-cell>
          <table:table-cell table:formula="of:=COM.MICROSOFT.TEXTJOIN(&quot; &quot;;1;[.C577:.Z577])" office:value-type="string" office:string-value="&lt;ure&gt; Y2_List32 Y2_Group2" calcext:value-type="string">
            <text:p>&lt;ure&gt; Y2_List32 Y2_Group2</text:p>
          </table:table-cell>
          <table:table-cell office:value-type="string" calcext:value-type="string">
            <text:p>&lt;ure&gt;</text:p>
          </table:table-cell>
          <table:table-cell table:style-name="ce6" office:value-type="string" calcext:value-type="string">
            <text:p>Y2_List32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u</text:p>
          </table:table-cell>
          <table:table-cell table:formula="of:=COM.MICROSOFT.TEXTJOIN(&quot; &quot;;1;[.C578:.Z578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t</text:p>
          </table:table-cell>
          <table:table-cell table:formula="of:=COM.MICROSOFT.TEXTJOIN(&quot; &quot;;1;[.C579:.Z579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sh</text:p>
          </table:table-cell>
          <table:table-cell table:formula="of:=COM.MICROSOFT.TEXTJOIN(&quot; &quot;;1;[.C580:.Z580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sign</text:p>
          </table:table-cell>
          <table:table-cell table:formula="of:=COM.MICROSOFT.TEXTJOIN(&quot; &quot;;1;[.C581:.Z581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w</text:p>
          </table:table-cell>
          <table:table-cell table:formula="of:=COM.MICROSOFT.TEXTJOIN(&quot; &quot;;1;[.C582:.Z582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table:formula="of:=COM.MICROSOFT.TEXTJOIN(&quot; &quot;;1;[.C583:.Z583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 table:formula="of:=COM.MICROSOFT.TEXTJOIN(&quot; &quot;;1;[.C584:.Z584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lign</text:p>
          </table:table-cell>
          <table:table-cell table:formula="of:=COM.MICROSOFT.TEXTJOIN(&quot; &quot;;1;[.C585:.Z585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ssign</text:p>
          </table:table-cell>
          <table:table-cell table:formula="of:=COM.MICROSOFT.TEXTJOIN(&quot; &quot;;1;[.C586:.Z586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narled</text:p>
          </table:table-cell>
          <table:table-cell table:formula="of:=COM.MICROSOFT.TEXTJOIN(&quot; &quot;;1;[.C587:.Z587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ignpost</text:p>
          </table:table-cell>
          <table:table-cell table:formula="of:=COM.MICROSOFT.TEXTJOIN(&quot; &quot;;1;[.C588:.Z588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ign</text:p>
          </table:table-cell>
          <table:table-cell table:formula="of:=COM.MICROSOFT.TEXTJOIN(&quot; &quot;;1;[.C589:.Z589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eign</text:p>
          </table:table-cell>
          <table:table-cell table:formula="of:=COM.MICROSOFT.TEXTJOIN(&quot; &quot;;1;[.C590:.Z590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lign</text:p>
          </table:table-cell>
          <table:table-cell table:formula="of:=COM.MICROSOFT.TEXTJOIN(&quot; &quot;;1;[.C591:.Z591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 table:formula="of:=COM.MICROSOFT.TEXTJOIN(&quot; &quot;;1;[.C592:.Z592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nign</text:p>
          </table:table-cell>
          <table:table-cell table:formula="of:=COM.MICROSOFT.TEXTJOIN(&quot; &quot;;1;[.C593:.Z593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oreigner</text:p>
          </table:table-cell>
          <table:table-cell table:formula="of:=COM.MICROSOFT.TEXTJOIN(&quot; &quot;;1;[.C594:.Z594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oignant</text:p>
          </table:table-cell>
          <table:table-cell table:formula="of:=COM.MICROSOFT.TEXTJOIN(&quot; &quot;;1;[.C595:.Z595])" office:value-type="string" office:string-value="&lt;gn&gt;_for_/n/ Y2_List33 Y2_Group2" calcext:value-type="string">
            <text:p>&lt;gn&gt;_for_/n/ Y2_List33 Y2_Group2</text:p>
          </table:table-cell>
          <table:table-cell office:value-type="string" calcext:value-type="string">
            <text:p>&lt;gn&gt;_for_/n/</text:p>
          </table:table-cell>
          <table:table-cell table:style-name="ce6" office:value-type="string" calcext:value-type="string">
            <text:p>Y2_List33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hid</text:p>
          </table:table-cell>
          <table:table-cell table:formula="of:=COM.MICROSOFT.TEXTJOIN(&quot; &quot;;1;[.C596:.Z596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ough</text:p>
          </table:table-cell>
          <table:table-cell table:formula="of:=COM.MICROSOFT.TEXTJOIN(&quot; &quot;;1;[.C597:.Z597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yphen</text:p>
          </table:table-cell>
          <table:table-cell table:formula="of:=COM.MICROSOFT.TEXTJOIN(&quot; &quot;;1;[.C598:.Z598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rase</text:p>
          </table:table-cell>
          <table:table-cell table:formula="of:=COM.MICROSOFT.TEXTJOIN(&quot; &quot;;1;[.C599:.Z599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graphic</text:p>
          </table:table-cell>
          <table:table-cell table:formula="of:=COM.MICROSOFT.TEXTJOIN(&quot; &quot;;1;[.C600:.Z600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gh</text:p>
          </table:table-cell>
          <table:table-cell table:formula="of:=COM.MICROSOFT.TEXTJOIN(&quot; &quot;;1;[.C601:.Z601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oughest</text:p>
          </table:table-cell>
          <table:table-cell table:formula="of:=COM.MICROSOFT.TEXTJOIN(&quot; &quot;;1;[.C602:.Z602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ecipher</text:p>
          </table:table-cell>
          <table:table-cell table:formula="of:=COM.MICROSOFT.TEXTJOIN(&quot; &quot;;1;[.C603:.Z603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nough</text:p>
          </table:table-cell>
          <table:table-cell table:formula="of:=COM.MICROSOFT.TEXTJOIN(&quot; &quot;;1;[.C604:.Z604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TEXTJOIN(&quot; &quot;;1;[.C605:.Z605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utograph</text:p>
          </table:table-cell>
          <table:table-cell table:formula="of:=COM.MICROSOFT.TEXTJOIN(&quot; &quot;;1;[.C606:.Z606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postrophe</text:p>
          </table:table-cell>
          <table:table-cell table:formula="of:=COM.MICROSOFT.TEXTJOIN(&quot; &quot;;1;[.C607:.Z607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riumph</text:p>
          </table:table-cell>
          <table:table-cell table:formula="of:=COM.MICROSOFT.TEXTJOIN(&quot; &quot;;1;[.C608:.Z608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mphibian</text:p>
          </table:table-cell>
          <table:table-cell table:formula="of:=COM.MICROSOFT.TEXTJOIN(&quot; &quot;;1;[.C609:.Z609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laugher</text:p>
          </table:table-cell>
          <table:table-cell table:formula="of:=COM.MICROSOFT.TEXTJOIN(&quot; &quot;;1;[.C610:.Z610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ughing</text:p>
          </table:table-cell>
          <table:table-cell table:formula="of:=COM.MICROSOFT.TEXTJOIN(&quot; &quot;;1;[.C611:.Z611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armacy</text:p>
          </table:table-cell>
          <table:table-cell table:formula="of:=COM.MICROSOFT.TEXTJOIN(&quot; &quot;;1;[.C612:.Z612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henomenon</text:p>
          </table:table-cell>
          <table:table-cell table:formula="of:=COM.MICROSOFT.TEXTJOIN(&quot; &quot;;1;[.C613:.Z613])" office:value-type="string" office:string-value="&lt;gh&gt;_&lt;ph&gt;_for_/f/ Y2_List34 Y2_Group2" calcext:value-type="string">
            <text:p>&lt;gh&gt;_&lt;ph&gt;_for_/f/ Y2_List34 Y2_Group2</text:p>
          </table:table-cell>
          <table:table-cell office:value-type="string" calcext:value-type="string">
            <text:p>&lt;gh&gt;_&lt;ph&gt;_for_/f/</text:p>
          </table:table-cell>
          <table:table-cell table:style-name="ce6" office:value-type="string" calcext:value-type="string">
            <text:p>Y2_List34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r</text:p>
          </table:table-cell>
          <table:table-cell table:formula="of:=COM.MICROSOFT.TEXTJOIN(&quot; &quot;;1;[.C614:.Z614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mare</text:p>
          </table:table-cell>
          <table:table-cell table:formula="of:=COM.MICROSOFT.TEXTJOIN(&quot; &quot;;1;[.C615:.Z615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pare</text:p>
          </table:table-cell>
          <table:table-cell table:formula="of:=COM.MICROSOFT.TEXTJOIN(&quot; &quot;;1;[.C616:.Z616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iry</text:p>
          </table:table-cell>
          <table:table-cell table:formula="of:=COM.MICROSOFT.TEXTJOIN(&quot; &quot;;1;[.C617:.Z617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are</text:p>
          </table:table-cell>
          <table:table-cell table:formula="of:=COM.MICROSOFT.TEXTJOIN(&quot; &quot;;1;[.C618:.Z618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table:formula="of:=COM.MICROSOFT.TEXTJOIN(&quot; &quot;;1;[.C619:.Z619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rless</text:p>
          </table:table-cell>
          <table:table-cell table:formula="of:=COM.MICROSOFT.TEXTJOIN(&quot; &quot;;1;[.C620:.Z620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dairy</text:p>
          </table:table-cell>
          <table:table-cell table:formula="of:=COM.MICROSOFT.TEXTJOIN(&quot; &quot;;1;[.C621:.Z621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lare</text:p>
          </table:table-cell>
          <table:table-cell table:formula="of:=COM.MICROSOFT.TEXTJOIN(&quot; &quot;;1;[.C622:.Z622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table:formula="of:=COM.MICROSOFT.TEXTJOIN(&quot; &quot;;1;[.C623:.Z623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airport</text:p>
          </table:table-cell>
          <table:table-cell table:formula="of:=COM.MICROSOFT.TEXTJOIN(&quot; &quot;;1;[.C624:.Z624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 table:formula="of:=COM.MICROSOFT.TEXTJOIN(&quot; &quot;;1;[.C625:.Z625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fanfare</text:p>
          </table:table-cell>
          <table:table-cell table:formula="of:=COM.MICROSOFT.TEXTJOIN(&quot; &quot;;1;[.C626:.Z626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prepare</text:p>
          </table:table-cell>
          <table:table-cell table:formula="of:=COM.MICROSOFT.TEXTJOIN(&quot; &quot;;1;[.C627:.Z627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bearable</text:p>
          </table:table-cell>
          <table:table-cell table:formula="of:=COM.MICROSOFT.TEXTJOIN(&quot; &quot;;1;[.C628:.Z628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hairdresser</text:p>
          </table:table-cell>
          <table:table-cell table:formula="of:=COM.MICROSOFT.TEXTJOIN(&quot; &quot;;1;[.C629:.Z629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somewhere</text:p>
          </table:table-cell>
          <table:table-cell table:formula="of:=COM.MICROSOFT.TEXTJOIN(&quot; &quot;;1;[.C630:.Z630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wherewithal</text:p>
          </table:table-cell>
          <table:table-cell table:formula="of:=COM.MICROSOFT.TEXTJOIN(&quot; &quot;;1;[.C631:.Z631])" office:value-type="string" office:string-value="&lt;air&gt;_&lt;are&gt;_&lt;ear&gt;_&lt;ere&gt; Y2_List35 Y2_Group2" calcext:value-type="string">
            <text:p>&lt;air&gt;_&lt;are&gt;_&lt;ear&gt;_&lt;ere&gt; Y2_List35 Y2_Group2</text:p>
          </table:table-cell>
          <table:table-cell office:value-type="string" calcext:value-type="string">
            <text:p>&lt;air&gt;_&lt;are&gt;_&lt;ear&gt;_&lt;ere&gt;</text:p>
          </table:table-cell>
          <table:table-cell table:style-name="ce6" office:value-type="string" calcext:value-type="string">
            <text:p>Y2_List35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 table:formula="of:=COM.MICROSOFT.TEXTJOIN(&quot; &quot;;1;[.C632:.Z632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ct</text:p>
          </table:table-cell>
          <table:table-cell table:formula="of:=COM.MICROSOFT.TEXTJOIN(&quot; &quot;;1;[.C633:.Z633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l</text:p>
          </table:table-cell>
          <table:table-cell table:formula="of:=COM.MICROSOFT.TEXTJOIN(&quot; &quot;;1;[.C634:.Z634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rt</text:p>
          </table:table-cell>
          <table:table-cell table:formula="of:=COM.MICROSOFT.TEXTJOIN(&quot; &quot;;1;[.C635:.Z635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 table:formula="of:=COM.MICROSOFT.TEXTJOIN(&quot; &quot;;1;[.C636:.Z636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 table:formula="of:=COM.MICROSOFT.TEXTJOIN(&quot; &quot;;1;[.C637:.Z637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use</text:p>
          </table:table-cell>
          <table:table-cell table:formula="of:=COM.MICROSOFT.TEXTJOIN(&quot; &quot;;1;[.C638:.Z638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ept</text:p>
          </table:table-cell>
          <table:table-cell table:formula="of:=COM.MICROSOFT.TEXTJOIN(&quot; &quot;;1;[.C639:.Z639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ain</text:p>
          </table:table-cell>
          <table:table-cell table:formula="of:=COM.MICROSOFT.TEXTJOIN(&quot; &quot;;1;[.C640:.Z640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lore</text:p>
          </table:table-cell>
          <table:table-cell table:formula="of:=COM.MICROSOFT.TEXTJOIN(&quot; &quot;;1;[.C641:.Z641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tract</text:p>
          </table:table-cell>
          <table:table-cell table:formula="of:=COM.MICROSOFT.TEXTJOIN(&quot; &quot;;1;[.C642:.Z642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ite</text:p>
          </table:table-cell>
          <table:table-cell table:formula="of:=COM.MICROSOFT.TEXTJOIN(&quot; &quot;;1;[.C643:.Z643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 table:formula="of:=COM.MICROSOFT.TEXTJOIN(&quot; &quot;;1;[.C644:.Z644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pensive</text:p>
          </table:table-cell>
          <table:table-cell table:formula="of:=COM.MICROSOFT.TEXTJOIN(&quot; &quot;;1;[.C645:.Z645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ample</text:p>
          </table:table-cell>
          <table:table-cell table:formula="of:=COM.MICROSOFT.TEXTJOIN(&quot; &quot;;1;[.C646:.Z646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hibition</text:p>
          </table:table-cell>
          <table:table-cell table:formula="of:=COM.MICROSOFT.TEXTJOIN(&quot; &quot;;1;[.C647:.Z647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hausted</text:p>
          </table:table-cell>
          <table:table-cell table:formula="of:=COM.MICROSOFT.TEXTJOIN(&quot; &quot;;1;[.C648:.Z648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  <table:table-row table:style-name="ro1">
          <table:table-cell office:value-type="string" calcext:value-type="string">
            <text:p>examination</text:p>
          </table:table-cell>
          <table:table-cell table:formula="of:=COM.MICROSOFT.TEXTJOIN(&quot; &quot;;1;[.C649:.Z649])" office:value-type="string" office:string-value="&lt;ex&gt; Y2_List36 Y2_Group2" calcext:value-type="string">
            <text:p>&lt;ex&gt; Y2_List36 Y2_Group2</text:p>
          </table:table-cell>
          <table:table-cell office:value-type="string" calcext:value-type="string">
            <text:p>&lt;ex&gt;</text:p>
          </table:table-cell>
          <table:table-cell table:style-name="ce6" office:value-type="string" calcext:value-type="string">
            <text:p>Y2_List36</text:p>
          </table:table-cell>
          <table:table-cell office:value-type="string" calcext:value-type="string">
            <text:p>Y2_Group2</text:p>
          </table:table-cell>
          <table:table-cell/>
        </table:table-row>
      </table:table>
      <table:named-expressions/>
      <table:database-ranges>
        <table:database-range table:name="__Anonymous_Sheet_DB__0" table:target-range-address="Words.A1:Words.C5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1:30:33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0:49:59</meta:creation-date>
    <dc:date>2018-02-09T14:16:41.250150000</dc:date>
    <meta:editing-duration>P2DT17H1M36S</meta:editing-duration>
    <meta:editing-cycles>63</meta:editing-cycles>
    <meta:generator>LibreOffice/6.0.1.1$Windows_X86_64 LibreOffice_project/60bfb1526849283ce2491346ed2aa51c465abfe6</meta:generator>
    <meta:document-statistic meta:table-count="3" meta:cell-count="6969" meta:object-count="0"/>
  </office:meta>
</office:document-meta>
</file>